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0425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1.0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972in" fo:break-before="auto" style:use-optimal-row-height="true"/>
    </style:style>
    <style:style style:name="ro4" style:family="table-row">
      <style:table-row-properties style:row-height="0.5272in" fo:break-before="auto" style:use-optimal-row-height="true"/>
    </style:style>
    <style:style style:name="ro5" style:family="table-row">
      <style:table-row-properties style:row-height="0.3575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/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/>
    </style:style>
    <style:style style:name="ce7" style:family="table-cell" style:parent-style-name="Default" style:data-style-name="N121">
      <style:table-cell-properties fo:wrap-option="wrap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mroun 1994 Nuclear Physics A579 (1994) 596-62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xperimental XS of 1992 data are phase-shift corrected. Not sure if below is experimental or corrected (pretty sure it's straight experimental X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office:value-type="string" calcext:value-type="string">
            <text:p>XS (mb/sr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Rough Q^2 (not from paper)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14.4" calcext:value-type="float">
            <text:p>314.4</text:p>
          </table:table-cell>
          <table:table-cell office:value-type="float" office:value="30" calcext:value-type="float">
            <text:p>30</text:p>
          </table:table-cell>
          <table:table-cell office:value-type="float" office:value="0.01923" calcext:value-type="float">
            <text:p>1.923E-00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8]*(PI()/180))/2)/0.0389" office:value-type="float" office:value="2.63070224432957" calcext:value-type="float">
            <text:p>2.630702244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7973" calcext:value-type="float">
            <text:p>7.973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9]*(PI()/180))/2)/0.0389" office:value-type="float" office:value="3.05644981158732" calcext:value-type="float">
            <text:p>3.056449811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486" calcext:value-type="float">
            <text:p>3.486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0]*(PI()/180))/2)/0.0389" office:value-type="float" office:value="3.47637925291146" calcext:value-type="float">
            <text:p>3.476379252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581" calcext:value-type="float">
            <text:p>1.581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1]*(PI()/180))/2)/0.0389" office:value-type="float" office:value="3.8896912087432" calcext:value-type="float">
            <text:p>3.889691208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7511" calcext:value-type="float">
            <text:p>7.511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2]*(PI()/180))/2)/0.0389" office:value-type="float" office:value="4.29559891628351" calcext:value-type="float">
            <text:p>4.295598916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622" calcext:value-type="float">
            <text:p>3.622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3]*(PI()/180))/2)/0.0389" office:value-type="float" office:value="4.69332970714079" calcext:value-type="float">
            <text:p>4.693329707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835" calcext:value-type="float">
            <text:p>1.83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4]*(PI()/180))/2)/0.0389" office:value-type="float" office:value="5.0821264781491" calcext:value-type="float">
            <text:p>5.082126478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401" calcext:value-type="float">
            <text:p>3.401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15]*(PI()/180))/2)/0.0389" office:value-type="float" office:value="9.92331957659091" calcext:value-type="float">
            <text:p>9.923319576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35.4" calcext:value-type="float">
            <text:p>335.4</text:p>
          </table:table-cell>
          <table:table-cell office:value-type="float" office:value="50" calcext:value-type="float">
            <text:p>50</text:p>
          </table:table-cell>
          <table:table-cell office:value-type="float" office:value="0.0005232" calcext:value-type="float">
            <text:p>5.232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16]/1000)^2*SIN(([.D16]*(PI()/180))/2)/0.0389" office:value-type="float" office:value="4.88860295495305" calcext:value-type="float">
            <text:p>4.88860295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174" calcext:value-type="float">
            <text:p>1.174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16]/1000)^2*SIN(([.D17]*(PI()/180))/2)/0.0389" office:value-type="float" office:value="5.78371002570694" calcext:value-type="float">
            <text:p>5.783710025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1652" calcext:value-type="float">
            <text:p>1.652E-008</text:p>
          </table:table-cell>
          <table:table-cell office:value-type="float" office:value="5" calcext:value-type="float">
            <text:p>5</text:p>
          </table:table-cell>
          <table:table-cell/>
          <table:table-cell table:formula="of:=4*([.C$16]/1000)^2*SIN(([.D18]*(PI()/180))/2)/0.0389" office:value-type="float" office:value="11.2932260088744" calcext:value-type="float">
            <text:p>11.293226008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7754" calcext:value-type="float">
            <text:p>7.754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16]/1000)^2*SIN(([.D19]*(PI()/180))/2)/0.0389" office:value-type="float" office:value="5.78371002570694" calcext:value-type="float">
            <text:p>5.783710025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734" calcext:value-type="float">
            <text:p>7.340E-009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4*([.C$16]/1000)^2*SIN(([.D20]*(PI()/180))/2)/0.0389" office:value-type="float" office:value="11.2932260088744" calcext:value-type="float">
            <text:p>11.293226008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65.2" calcext:value-type="float">
            <text:p>365.2</text:p>
          </table:table-cell>
          <table:table-cell office:value-type="float" office:value="55" calcext:value-type="float">
            <text:p>55</text:p>
          </table:table-cell>
          <table:table-cell office:value-type="float" office:value="0.0001379" calcext:value-type="float">
            <text:p>1.379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1]/1000)^2*SIN(([.D21]*(PI()/180))/2)/0.0389" office:value-type="float" office:value="6.33253396048475" calcext:value-type="float">
            <text:p>6.332533960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4869" calcext:value-type="float">
            <text:p>4.869E-009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4*([.C$21]/1000)^2*SIN(([.D22]*(PI()/180))/2)/0.0389" office:value-type="float" office:value="13.3891633745432" calcext:value-type="float">
            <text:p>13.38916337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74.3" calcext:value-type="float">
            <text:p>374.3</text:p>
          </table:table-cell>
          <table:table-cell office:value-type="float" office:value="55" calcext:value-type="float">
            <text:p>55</text:p>
          </table:table-cell>
          <table:table-cell office:value-type="float" office:value="0.0001155" calcext:value-type="float">
            <text:p>1.15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3]/1000)^2*SIN(([.D23]*(PI()/180))/2)/0.0389" office:value-type="float" office:value="6.6520521306991" calcext:value-type="float">
            <text:p>6.652052130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3294" calcext:value-type="float">
            <text:p>3.294E-009</text:p>
          </table:table-cell>
          <table:table-cell office:value-type="float" office:value="6" calcext:value-type="float">
            <text:p>6</text:p>
          </table:table-cell>
          <table:table-cell/>
          <table:table-cell table:formula="of:=4*([.C$23]/1000)^2*SIN(([.D24]*(PI()/180))/2)/0.0389" office:value-type="float" office:value="14.0647351138865" calcext:value-type="float">
            <text:p>14.06473511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94.5" calcext:value-type="float">
            <text:p>394.5</text:p>
          </table:table-cell>
          <table:table-cell office:value-type="float" office:value="50" calcext:value-type="float">
            <text:p>50</text:p>
          </table:table-cell>
          <table:table-cell office:value-type="float" office:value="0.0001825" calcext:value-type="float">
            <text:p>1.825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25]/1000)^2*SIN(([.D25]*(PI()/180))/2)/0.0389" office:value-type="float" office:value="6.76320675879388" calcext:value-type="float">
            <text:p>6.763206758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0.0001057" calcext:value-type="float">
            <text:p>1.05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25]/1000)^2*SIN(([.D26]*(PI()/180))/2)/0.0389" office:value-type="float" office:value="7.14055292583371" calcext:value-type="float">
            <text:p>7.140552925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7871" calcext:value-type="float">
            <text:p>7.871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25]/1000)^2*SIN(([.D27]*(PI()/180))/2)/0.0389" office:value-type="float" office:value="7.38941409922073" calcext:value-type="float">
            <text:p>7.389414099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1479" calcext:value-type="float">
            <text:p>1.479E-009</text:p>
          </table:table-cell>
          <table:table-cell office:value-type="float" office:value="7.7" calcext:value-type="float">
            <text:p>7.7</text:p>
          </table:table-cell>
          <table:table-cell/>
          <table:table-cell table:formula="of:=4*([.C$25]/1000)^2*SIN(([.D28]*(PI()/180))/2)/0.0389" office:value-type="float" office:value="15.6237729215503" calcext:value-type="float">
            <text:p>15.623772921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13.3" calcext:value-type="float">
            <text:p>413.3</text:p>
          </table:table-cell>
          <table:table-cell office:value-type="float" office:value="30" calcext:value-type="float">
            <text:p>30</text:p>
          </table:table-cell>
          <table:table-cell office:value-type="float" office:value="0.006547" calcext:value-type="float">
            <text:p>6.547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9]/1000)^2*SIN(([.D29]*(PI()/180))/2)/0.0389" office:value-type="float" office:value="4.54608373852775" calcext:value-type="float">
            <text:p>4.546083738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2314" calcext:value-type="float">
            <text:p>2.314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29]/1000)^2*SIN(([.D30]*(PI()/180))/2)/0.0389" office:value-type="float" office:value="5.28181279961784" calcext:value-type="float">
            <text:p>5.281812799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8687" calcext:value-type="float">
            <text:p>8.687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9]/1000)^2*SIN(([.D31]*(PI()/180))/2)/0.0389" office:value-type="float" office:value="6.00748762984524" calcext:value-type="float">
            <text:p>6.00748762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336" calcext:value-type="float">
            <text:p>3.336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29]/1000)^2*SIN(([.D32]*(PI()/180))/2)/0.0389" office:value-type="float" office:value="6.72172686592596" calcext:value-type="float">
            <text:p>6.721726865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32" calcext:value-type="float">
            <text:p>1.320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9]/1000)^2*SIN(([.D33]*(PI()/180))/2)/0.0389" office:value-type="float" office:value="7.42317091287941" calcext:value-type="float">
            <text:p>7.423170912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6422" calcext:value-type="float">
            <text:p>6.422E-010</text:p>
          </table:table-cell>
          <table:table-cell office:value-type="float" office:value="7.8" calcext:value-type="float">
            <text:p>7.8</text:p>
          </table:table-cell>
          <table:table-cell/>
          <table:table-cell table:formula="of:=4*([.C$29]/1000)^2*SIN(([.D34]*(PI()/180))/2)/0.0389" office:value-type="float" office:value="17.1483647974956" calcext:value-type="float">
            <text:p>17.148364797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5" calcext:value-type="float">
            <text:p>35</text:p>
          </table:table-cell>
          <table:table-cell office:value-type="float" office:value="0.0001292" calcext:value-type="float">
            <text:p>1.292E-004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35]/1000)^2*SIN(([.D35]*(PI()/180))/2)/0.0389" office:value-type="float" office:value="12.6652026197378" calcext:value-type="float">
            <text:p>12.66520261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2953" calcext:value-type="float">
            <text:p>2.953E-005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35]/1000)^2*SIN(([.D36]*(PI()/180))/2)/0.0389" office:value-type="float" office:value="14.4052905610482" calcext:value-type="float">
            <text:p>14.40529056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6769" calcext:value-type="float">
            <text:p>6.769E-006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35]/1000)^2*SIN(([.D37]*(PI()/180))/2)/0.0389" office:value-type="float" office:value="16.1179572130325" calcext:value-type="float">
            <text:p>16.11795721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151" calcext:value-type="float">
            <text:p>1.510E-006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4*([.C$35]/1000)^2*SIN(([.D38]*(PI()/180))/2)/0.0389" office:value-type="float" office:value="17.7999424173769" calcext:value-type="float">
            <text:p>17.799942417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0.0000004244" calcext:value-type="float">
            <text:p>4.244E-007</text:p>
          </table:table-cell>
          <table:table-cell office:value-type="float" office:value="6.8" calcext:value-type="float">
            <text:p>6.8</text:p>
          </table:table-cell>
          <table:table-cell/>
          <table:table-cell table:formula="of:=4*([.C$35]/1000)^2*SIN(([.D39]*(PI()/180))/2)/0.0389" office:value-type="float" office:value="19.1212862409582" calcext:value-type="float">
            <text:p>19.12128624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0.0000001116" calcext:value-type="float">
            <text:p>1.116E-007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4*([.C$35]/1000)^2*SIN(([.D40]*(PI()/180))/2)/0.0389" office:value-type="float" office:value="20.4193337226632" calcext:value-type="float">
            <text:p>20.419333722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0.00000002792" calcext:value-type="float">
            <text:p>2.792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35]/1000)^2*SIN(([.D41]*(PI()/180))/2)/0.0389" office:value-type="float" office:value="21.6925033915844" calcext:value-type="float">
            <text:p>21.692503391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00000001476" calcext:value-type="float">
            <text:p>1.476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35]/1000)^2*SIN(([.D42]*(PI()/180))/2)/0.0389" office:value-type="float" office:value="22.3192730724854" calcext:value-type="float">
            <text:p>22.31927307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09059" calcext:value-type="float">
            <text:p>9.059E-009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35]/1000)^2*SIN(([.D43]*(PI()/180))/2)/0.0389" office:value-type="float" office:value="22.9392440865969" calcext:value-type="float">
            <text:p>22.93924408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00000004876" calcext:value-type="float">
            <text:p>4.876E-009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4*([.C$35]/1000)^2*SIN(([.D44]*(PI()/180))/2)/0.0389" office:value-type="float" office:value="24.1580368462096" calcext:value-type="float">
            <text:p>24.158036846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0.000000004403" calcext:value-type="float">
            <text:p>4.403E-009</text:p>
          </table:table-cell>
          <table:table-cell office:value-type="float" office:value="9.1" calcext:value-type="float">
            <text:p>9.1</text:p>
          </table:table-cell>
          <table:table-cell/>
          <table:table-cell table:formula="of:=4*([.C$35]/1000)^2*SIN(([.D45]*(PI()/180))/2)/0.0389" office:value-type="float" office:value="25.3473967591855" calcext:value-type="float">
            <text:p>25.347396759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0.000000003735" calcext:value-type="float">
            <text:p>3.735E-009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4*([.C$35]/1000)^2*SIN(([.D46]*(PI()/180))/2)/0.0389" office:value-type="float" office:value="26.5058747736775" calcext:value-type="float">
            <text:p>26.505874773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03091" calcext:value-type="float">
            <text:p>3.091E-009</text:p>
          </table:table-cell>
          <table:table-cell office:value-type="float" office:value="8.1" calcext:value-type="float">
            <text:p>8.1</text:p>
          </table:table-cell>
          <table:table-cell/>
          <table:table-cell table:formula="of:=4*([.C$35]/1000)^2*SIN(([.D47]*(PI()/180))/2)/0.0389" office:value-type="float" office:value="27.6320594626747" calcext:value-type="float">
            <text:p>27.632059462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623" calcext:value-type="float">
            <text:p>2.623E-009</text:p>
          </table:table-cell>
          <table:table-cell office:value-type="float" office:value="7.3" calcext:value-type="float">
            <text:p>7.3</text:p>
          </table:table-cell>
          <table:table-cell/>
          <table:table-cell table:formula="of:=4*([.C$35]/1000)^2*SIN(([.D48]*(PI()/180))/2)/0.0389" office:value-type="float" office:value="28.4546785644601" calcext:value-type="float">
            <text:p>28.454678564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0.00000000129" calcext:value-type="float">
            <text:p>1.290E-009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4*([.C$35]/1000)^2*SIN(([.D49]*(PI()/180))/2)/0.0389" office:value-type="float" office:value="30.8033394532866" calcext:value-type="float">
            <text:p>30.80333945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0.0000000007627" calcext:value-type="float">
            <text:p>7.627E-010</text:p>
          </table:table-cell>
          <table:table-cell office:value-type="float" office:value="13.9" calcext:value-type="float">
            <text:p>13.9</text:p>
          </table:table-cell>
          <table:table-cell/>
          <table:table-cell table:formula="of:=4*([.C$35]/1000)^2*SIN(([.D50]*(PI()/180))/2)/0.0389" office:value-type="float" office:value="32.7320293894885" calcext:value-type="float">
            <text:p>32.732029389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0.000000000278" calcext:value-type="float">
            <text:p>2.780E-010</text:p>
          </table:table-cell>
          <table:table-cell office:value-type="float" office:value="15.1" calcext:value-type="float">
            <text:p>15.1</text:p>
          </table:table-cell>
          <table:table-cell/>
          <table:table-cell table:formula="of:=4*([.C$35]/1000)^2*SIN(([.D51]*(PI()/180))/2)/0.0389" office:value-type="float" office:value="34.9176133386679" calcext:value-type="float">
            <text:p>34.917613338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0.00000000008129" calcext:value-type="float">
            <text:p>8.129E-011</text:p>
          </table:table-cell>
          <table:table-cell office:value-type="float" office:value="29.7" calcext:value-type="float">
            <text:p>29.7</text:p>
          </table:table-cell>
          <table:table-cell/>
          <table:table-cell table:formula="of:=4*([.C$35]/1000)^2*SIN(([.D52]*(PI()/180))/2)/0.0389" office:value-type="float" office:value="37.0142405497523" calcext:value-type="float">
            <text:p>37.014240549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5518" calcext:value-type="float">
            <text:p>5.518E-008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4*([.C53]/1000)^2*SIN(([.D53]*(PI()/180))/2)/0.0389" office:value-type="float" office:value="9.06527234107267" calcext:value-type="float">
            <text:p>9.065272341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1974" calcext:value-type="float">
            <text:p>1.974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54]/1000)^2*SIN(([.D54]*(PI()/180))/2)/0.0389" office:value-type="float" office:value="10.6363810826076" calcext:value-type="float">
            <text:p>10.636381082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50.5" calcext:value-type="float">
            <text:p>3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7869" calcext:value-type="float">
            <text:p>7.869E-009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4*([.C55]/1000)^2*SIN(([.D55]*(PI()/180))/2)/0.0389" office:value-type="float" office:value="12.3329777427954" calcext:value-type="float">
            <text:p>12.332977742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75.5" calcext:value-type="float">
            <text:p>37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759" calcext:value-type="float">
            <text:p>2.759E-009</text:p>
          </table:table-cell>
          <table:table-cell office:value-type="float" office:value="10.4" calcext:value-type="float">
            <text:p>10.4</text:p>
          </table:table-cell>
          <table:table-cell/>
          <table:table-cell table:formula="of:=4*([.C56]/1000)^2*SIN(([.D56]*(PI()/180))/2)/0.0389" office:value-type="float" office:value="14.1550623216362" calcext:value-type="float">
            <text:p>14.155062321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8906" calcext:value-type="float">
            <text:p>8.906E-010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4*([.C57]/1000)^2*SIN(([.D57]*(PI()/180))/2)/0.0389" office:value-type="float" office:value="16.10263481913" calcext:value-type="float">
            <text:p>16.102634819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445" calcext:value-type="float">
            <text:p>4.450E-010</text:p>
          </table:table-cell>
          <table:table-cell office:value-type="float" office:value="11.7" calcext:value-type="float">
            <text:p>11.7</text:p>
          </table:table-cell>
          <table:table-cell/>
          <table:table-cell table:formula="of:=4*([.C58]/1000)^2*SIN(([.D58]*(PI()/180))/2)/0.0389" office:value-type="float" office:value="17.7932833519737" calcext:value-type="float">
            <text:p>17.79328335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50.5" calcext:value-type="float">
            <text:p>4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1594" calcext:value-type="float">
            <text:p>1.594E-010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4*([.C59]/1000)^2*SIN(([.D59]*(PI()/180))/2)/0.0389" office:value-type="float" office:value="20.3742435700763" calcext:value-type="float">
            <text:p>20.374243570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185" calcext:value-type="float">
            <text:p>5.185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60]/1000)^2*SIN(([.D60]*(PI()/180))/2)/0.0389" office:value-type="float" office:value="26.5227249251473" calcext:value-type="float">
            <text:p>26.52272492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68.5" calcext:value-type="float">
            <text:p>568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225" calcext:value-type="float">
            <text:p>3.225E-01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4*([.C61]/1000)^2*SIN(([.D61]*(PI()/180))/2)/0.0389" office:value-type="float" office:value="32.4453782218105" calcext:value-type="float">
            <text:p>32.445378221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978" calcext:value-type="float">
            <text:p>5.978E-011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4*([.C62]/1000)^2*SIN(([.D62]*(PI()/180))/2)/0.0389" office:value-type="float" office:value="34.356082368804" calcext:value-type="float">
            <text:p>34.356082368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319" calcext:value-type="float">
            <text:p>6.319E-011</text:p>
          </table:table-cell>
          <table:table-cell office:value-type="float" office:value="21.6" calcext:value-type="float">
            <text:p>21.6</text:p>
          </table:table-cell>
          <table:table-cell/>
          <table:table-cell table:formula="of:=4*([.C63]/1000)^2*SIN(([.D63]*(PI()/180))/2)/0.0389" office:value-type="float" office:value="36.6118742764798" calcext:value-type="float">
            <text:p>36.611874276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629.5" calcext:value-type="float">
            <text:p>62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578" calcext:value-type="float">
            <text:p>2.578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64]/1000)^2*SIN(([.D64]*(PI()/180))/2)/0.0389" office:value-type="float" office:value="39.7817031172666" calcext:value-type="float">
            <text:p>39.781703117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659.5" calcext:value-type="float">
            <text:p>65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302" calcext:value-type="float">
            <text:p>2.302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65]/1000)^2*SIN(([.D65]*(PI()/180))/2)/0.0389" office:value-type="float" office:value="43.6637973687142" calcext:value-type="float">
            <text:p>43.66379736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1936" calcext:value-type="float">
            <text:p>1.936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66]/1000)^2*SIN(([.D66]*(PI()/180))/2)/0.0389" office:value-type="float" office:value="47.6435674004278" calcext:value-type="float">
            <text:p>47.64356740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H*</text:p>
          </table:table-cell>
          <table:table-cell office:value-type="float" office:value="189.2" calcext:value-type="float">
            <text:p>189.2</text:p>
          </table:table-cell>
          <table:table-cell office:value-type="float" office:value="35" calcext:value-type="float">
            <text:p>35</text:p>
          </table:table-cell>
          <table:table-cell office:value-type="float" office:value="0.01194" calcext:value-type="float">
            <text:p>1.194E-00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67]*(PI()/180))/2)/0.0389" office:value-type="float" office:value="1.10686449879348" calcext:value-type="float">
            <text:p>1.10686449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*A 3% systematic error must be added.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0603" calcext:value-type="float">
            <text:p>6.030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68]*(PI()/180))/2)/0.0389" office:value-type="float" office:value="1.25893798903623" calcext:value-type="float">
            <text:p>1.25893798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3262" calcext:value-type="float">
            <text:p>3.26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69]*(PI()/180))/2)/0.0389" office:value-type="float" office:value="1.40861501926349" calcext:value-type="float">
            <text:p>1.408615019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958" calcext:value-type="float">
            <text:p>1.95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0]*(PI()/180))/2)/0.0389" office:value-type="float" office:value="1.55561067074114" calcext:value-type="float">
            <text:p>1.555610670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1169" calcext:value-type="float">
            <text:p>1.16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1]*(PI()/180))/2)/0.0389" office:value-type="float" office:value="1.6996451288919" calcext:value-type="float">
            <text:p>1.699645128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49" calcext:value-type="float">
            <text:p>4.900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72]*(PI()/180))/2)/0.0389" office:value-type="float" office:value="1.97773991281565" calcext:value-type="float">
            <text:p>1.977739912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1585" calcext:value-type="float">
            <text:p>1.58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3]*(PI()/180))/2)/0.0389" office:value-type="float" office:value="2.3660294766488" calcext:value-type="float">
            <text:p>2.36602947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1013" calcext:value-type="float">
            <text:p>1.013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74]*(PI()/180))/2)/0.0389" office:value-type="float" office:value="2.4867721799016" calcext:value-type="float">
            <text:p>2.48677217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787" calcext:value-type="float">
            <text:p>7.870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5]*(PI()/180))/2)/0.0389" office:value-type="float" office:value="2.60278117097106" calcext:value-type="float">
            <text:p>2.60278117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5325" calcext:value-type="float">
            <text:p>5.325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76]*(PI()/180))/2)/0.0389" office:value-type="float" office:value="2.71383562014918" calcext:value-type="float">
            <text:p>2.71383562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4462" calcext:value-type="float">
            <text:p>4.462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7]*(PI()/180))/2)/0.0389" office:value-type="float" office:value="3.59363667869508" calcext:value-type="float">
            <text:p>3.59363667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29.2" calcext:value-type="float">
            <text:p>229.2</text:p>
          </table:table-cell>
          <table:table-cell office:value-type="float" office:value="35" calcext:value-type="float">
            <text:p>35</text:p>
          </table:table-cell>
          <table:table-cell office:value-type="float" office:value="0.007327" calcext:value-type="float">
            <text:p>7.327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78]*(PI()/180))/2)/0.0389" office:value-type="float" office:value="1.62435676208433" calcext:value-type="float">
            <text:p>1.624356762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604" calcext:value-type="float">
            <text:p>3.604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79]*(PI()/180))/2)/0.0389" office:value-type="float" office:value="1.84752915805406" calcext:value-type="float">
            <text:p>1.847529158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968" calcext:value-type="float">
            <text:p>1.96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0]*(PI()/180))/2)/0.0389" office:value-type="float" office:value="2.06718467726474" calcext:value-type="float">
            <text:p>2.067184677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018" calcext:value-type="float">
            <text:p>1.01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1]*(PI()/180))/2)/0.0389" office:value-type="float" office:value="2.28290519295115" calcext:value-type="float">
            <text:p>2.28290519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5927" calcext:value-type="float">
            <text:p>5.927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2]*(PI()/180))/2)/0.0389" office:value-type="float" office:value="2.49428006885093" calcext:value-type="float">
            <text:p>2.494280068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3625" calcext:value-type="float">
            <text:p>3.62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3]*(PI()/180))/2)/0.0389" office:value-type="float" office:value="2.70090694087403" calcext:value-type="float">
            <text:p>2.700906940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2207" calcext:value-type="float">
            <text:p>2.20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4]*(PI()/180))/2)/0.0389" office:value-type="float" office:value="2.90239248302567" calcext:value-type="float">
            <text:p>2.90239248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5146" calcext:value-type="float">
            <text:p>5.146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5]*(PI()/180))/2)/0.0389" office:value-type="float" office:value="3.54390877004708" calcext:value-type="float">
            <text:p>3.5439087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4104" calcext:value-type="float">
            <text:p>4.104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6]*(PI()/180))/2)/0.0389" office:value-type="float" office:value="3.64941256187133" calcext:value-type="float">
            <text:p>3.649412561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2842" calcext:value-type="float">
            <text:p>2.84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7]*(PI()/180))/2)/0.0389" office:value-type="float" office:value="3.81965922649169" calcext:value-type="float">
            <text:p>3.81965922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1982" calcext:value-type="float">
            <text:p>1.98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8]*(PI()/180))/2)/0.0389" office:value-type="float" office:value="3.98263495267918" calcext:value-type="float">
            <text:p>3.982634952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1428" calcext:value-type="float">
            <text:p>1.428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9]*(PI()/180))/2)/0.0389" office:value-type="float" office:value="4.13802950687607" calcext:value-type="float">
            <text:p>4.138029506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1548" calcext:value-type="float">
            <text:p>1.54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90]*(PI()/180))/2)/0.0389" office:value-type="float" office:value="5.27376932395567" calcext:value-type="float">
            <text:p>5.27376932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35" calcext:value-type="float">
            <text:p>35</text:p>
          </table:table-cell>
          <table:table-cell office:value-type="float" office:value="0.004179" calcext:value-type="float">
            <text:p>4.17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91]*(PI()/180))/2)/0.0389" office:value-type="float" office:value="2.24079592084189" calcext:value-type="float">
            <text:p>2.240795920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2032" calcext:value-type="float">
            <text:p>2.03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2]*(PI()/180))/2)/0.0389" office:value-type="float" office:value="2.54866165958008" calcext:value-type="float">
            <text:p>2.548661659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025" calcext:value-type="float">
            <text:p>1.025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3]*(PI()/180))/2)/0.0389" office:value-type="float" office:value="2.85167587599281" calcext:value-type="float">
            <text:p>2.85167587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551" calcext:value-type="float">
            <text:p>5.510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94]*(PI()/180))/2)/0.0389" office:value-type="float" office:value="3.14926176529692" calcext:value-type="float">
            <text:p>3.149261765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068" calcext:value-type="float">
            <text:p>3.068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5]*(PI()/180))/2)/0.0389" office:value-type="float" office:value="3.44085285583845" calcext:value-type="float">
            <text:p>3.440852855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762" calcext:value-type="float">
            <text:p>1.762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6]*(PI()/180))/2)/0.0389" office:value-type="float" office:value="3.7258940874036" calcext:value-type="float">
            <text:p>3.725894087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1027" calcext:value-type="float">
            <text:p>1.02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7]*(PI()/180))/2)/0.0389" office:value-type="float" office:value="4.0038428678074" calcext:value-type="float">
            <text:p>4.003842867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9083" calcext:value-type="float">
            <text:p>9.083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98]*(PI()/180))/2)/0.0389" office:value-type="float" office:value="4.05853472066338" calcext:value-type="float">
            <text:p>4.058534720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7417" calcext:value-type="float">
            <text:p>7.417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9]*(PI()/180))/2)/0.0389" office:value-type="float" office:value="4.16698706551941" calcext:value-type="float">
            <text:p>4.166987065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2389" calcext:value-type="float">
            <text:p>2.389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100]*(PI()/180))/2)/0.0389" office:value-type="float" office:value="4.78991710877474" calcext:value-type="float">
            <text:p>4.789917108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2068" calcext:value-type="float">
            <text:p>2.068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101]*(PI()/180))/2)/0.0389" office:value-type="float" office:value="4.88881291420695" calcext:value-type="float">
            <text:p>4.888812914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1079" calcext:value-type="float">
            <text:p>1.079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102]*(PI()/180))/2)/0.0389" office:value-type="float" office:value="5.2692099503719" calcext:value-type="float">
            <text:p>5.269209950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5034" calcext:value-type="float">
            <text:p>5.034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103]*(PI()/180))/2)/0.0389" office:value-type="float" office:value="5.70840092261077" calcext:value-type="float">
            <text:p>5.708400922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02" calcext:value-type="float">
            <text:p>102</text:p>
          </table:table-cell>
          <table:table-cell office:value-type="float" office:value="0.000004394" calcext:value-type="float">
            <text:p>4.394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104]/1000)^2*SIN(([.D104]*(PI()/180))/2)/0.0389" office:value-type="float" office:value="5.79112708568423" calcext:value-type="float">
            <text:p>5.791127085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439" calcext:value-type="float">
            <text:p>4.390E-007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105]/1000)^2*SIN(([.D105]*(PI()/180))/2)/0.0389" office:value-type="float" office:value="7.2751510409678" calcext:value-type="float">
            <text:p>7.27515104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08.8" calcext:value-type="float">
            <text:p>308.8</text:p>
          </table:table-cell>
          <table:table-cell office:value-type="float" office:value="35" calcext:value-type="float">
            <text:p>35</text:p>
          </table:table-cell>
          <table:table-cell office:value-type="float" office:value="0.00279" calcext:value-type="float">
            <text:p>2.790E-003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06]/1000)^2*SIN(([.D106]*(PI()/180))/2)/0.0389" office:value-type="float" office:value="2.94853832739134" calcext:value-type="float">
            <text:p>2.948538327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1269" calcext:value-type="float">
            <text:p>1.269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07]*(PI()/180))/2)/0.0389" office:value-type="float" office:value="3.35364167567803" calcext:value-type="float">
            <text:p>3.353641675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6233" calcext:value-type="float">
            <text:p>6.233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08]*(PI()/180))/2)/0.0389" office:value-type="float" office:value="3.75236117642654" calcext:value-type="float">
            <text:p>3.75236117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3218" calcext:value-type="float">
            <text:p>3.218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09]*(PI()/180))/2)/0.0389" office:value-type="float" office:value="4.14393784440545" calcext:value-type="float">
            <text:p>4.143937844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1674" calcext:value-type="float">
            <text:p>1.674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06]/1000)^2*SIN(([.D110]*(PI()/180))/2)/0.0389" office:value-type="float" office:value="4.52762629117151" calcext:value-type="float">
            <text:p>4.527626291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8999" calcext:value-type="float">
            <text:p>8.99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11]*(PI()/180))/2)/0.0389" office:value-type="float" office:value="4.90269614395887" calcext:value-type="float">
            <text:p>4.90269614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5045" calcext:value-type="float">
            <text:p>5.045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12]*(PI()/180))/2)/0.0389" office:value-type="float" office:value="5.26843343598517" calcext:value-type="float">
            <text:p>5.26843343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8308" calcext:value-type="float">
            <text:p>8.308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106]/1000)^2*SIN(([.D113]*(PI()/180))/2)/0.0389" office:value-type="float" office:value="6.43291614328232" calcext:value-type="float">
            <text:p>6.43291614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4019" calcext:value-type="float">
            <text:p>4.019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106]/1000)^2*SIN(([.D114]*(PI()/180))/2)/0.0389" office:value-type="float" office:value="6.93345937898091" calcext:value-type="float">
            <text:p>6.93345937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1798" calcext:value-type="float">
            <text:p>1.79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106]/1000)^2*SIN(([.D115]*(PI()/180))/2)/0.0389" office:value-type="float" office:value="7.51136627476107" calcext:value-type="float">
            <text:p>7.511366274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1335" calcext:value-type="float">
            <text:p>1.335E-007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106]/1000)^2*SIN(([.D116]*(PI()/180))/2)/0.0389" office:value-type="float" office:value="9.57296533893868" calcext:value-type="float">
            <text:p>9.572965338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48.6" calcext:value-type="float">
            <text:p>348.6</text:p>
          </table:table-cell>
          <table:table-cell office:value-type="float" office:value="35" calcext:value-type="float">
            <text:p>35</text:p>
          </table:table-cell>
          <table:table-cell office:value-type="float" office:value="0.00173" calcext:value-type="float">
            <text:p>1.730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17]*(PI()/180))/2)/0.0389" office:value-type="float" office:value="3.75756896032147" calcext:value-type="float">
            <text:p>3.757568960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7782" calcext:value-type="float">
            <text:p>7.78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17]/1000)^2*SIN(([.D118]*(PI()/180))/2)/0.0389" office:value-type="float" office:value="4.27382603356465" calcext:value-type="float">
            <text:p>4.273826033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497" calcext:value-type="float">
            <text:p>3.49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19]*(PI()/180))/2)/0.0389" office:value-type="float" office:value="4.78194763604454" calcext:value-type="float">
            <text:p>4.78194763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7" calcext:value-type="float">
            <text:p>1.7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20]*(PI()/180))/2)/0.0389" office:value-type="float" office:value="5.28096652941109" calcext:value-type="float">
            <text:p>5.280966529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8518" calcext:value-type="float">
            <text:p>8.518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21]*(PI()/180))/2)/0.0389" office:value-type="float" office:value="5.76993280283838" calcext:value-type="float">
            <text:p>5.769932802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4432" calcext:value-type="float">
            <text:p>4.43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17]/1000)^2*SIN(([.D122]*(PI()/180))/2)/0.0389" office:value-type="float" office:value="6.24791568123393" calcext:value-type="float">
            <text:p>6.247915681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2362" calcext:value-type="float">
            <text:p>2.36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23]*(PI()/180))/2)/0.0389" office:value-type="float" office:value="6.71400529702194" calcext:value-type="float">
            <text:p>6.7140052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3428" calcext:value-type="float">
            <text:p>3.428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17]/1000)^2*SIN(([.D124]*(PI()/180))/2)/0.0389" office:value-type="float" office:value="8.1980029900898" calcext:value-type="float">
            <text:p>8.19800299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1585" calcext:value-type="float">
            <text:p>1.585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17]/1000)^2*SIN(([.D125]*(PI()/180))/2)/0.0389" office:value-type="float" office:value="8.83588709296456" calcext:value-type="float">
            <text:p>8.83588709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6536" calcext:value-type="float">
            <text:p>6.536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17]/1000)^2*SIN(([.D1065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679" calcext:value-type="float">
            <text:p>3.679E-008</text:p>
          </table:table-cell>
          <table:table-cell office:value-type="float" office:value="2" calcext:value-type="float">
            <text:p>2</text:p>
          </table:table-cell>
          <table:table-cell/>
          <table:table-cell table:formula="of:=4*([.C$117]/1000)^2*SIN(([.D1066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88.6" calcext:value-type="float">
            <text:p>388.6</text:p>
          </table:table-cell>
          <table:table-cell office:value-type="float" office:value="35" calcext:value-type="float">
            <text:p>35</text:p>
          </table:table-cell>
          <table:table-cell office:value-type="float" office:value="0.001123" calcext:value-type="float">
            <text:p>1.123E-00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067]/1000)^2*SIN(([.D1067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4662" calcext:value-type="float">
            <text:p>4.66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067]/1000)^2*SIN(([.D1068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9251" calcext:value-type="float">
            <text:p>9.251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7]/1000)^2*SIN(([.D1069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4314" calcext:value-type="float">
            <text:p>4.31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067]/1000)^2*SIN(([.D1070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2149" calcext:value-type="float">
            <text:p>2.14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7]/1000)^2*SIN(([.D1071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1074" calcext:value-type="float">
            <text:p>1.07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067]/1000)^2*SIN(([.D1072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1351" calcext:value-type="float">
            <text:p>1.351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067]/1000)^2*SIN(([.D1073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5731" calcext:value-type="float">
            <text:p>5.731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1067]/1000)^2*SIN(([.D1074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2208" calcext:value-type="float">
            <text:p>2.208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1067]/1000)^2*SIN(([.D1075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9761" calcext:value-type="float">
            <text:p>9.761E-009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1067]/1000)^2*SIN(([.D1076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35" calcext:value-type="float">
            <text:p>35</text:p>
          </table:table-cell>
          <table:table-cell office:value-type="float" office:value="0.00073" calcext:value-type="float">
            <text:p>7.3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77]/1000)^2*SIN(([.D1077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2837" calcext:value-type="float">
            <text:p>2.83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77]/1000)^2*SIN(([.D1078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1175" calcext:value-type="float">
            <text:p>1.175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077]/1000)^2*SIN(([.D1079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5071" calcext:value-type="float">
            <text:p>5.071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077]/1000)^2*SIN(([.D1080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55" calcext:value-type="float">
            <text:p>55</text:p>
          </table:table-cell>
          <table:table-cell office:value-type="float" office:value="0.00002137" calcext:value-type="float">
            <text:p>2.137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077]/1000)^2*SIN(([.D1081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0" calcext:value-type="float">
            <text:p>60</text:p>
          </table:table-cell>
          <table:table-cell office:value-type="float" office:value="0.00001012" calcext:value-type="float">
            <text:p>1.012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077]/1000)^2*SIN(([.D1082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5" calcext:value-type="float">
            <text:p>65</text:p>
          </table:table-cell>
          <table:table-cell office:value-type="float" office:value="0.00000482" calcext:value-type="float">
            <text:p>4.820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077]/1000)^2*SIN(([.D1083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82" calcext:value-type="float">
            <text:p>82</text:p>
          </table:table-cell>
          <table:table-cell office:value-type="float" office:value="0.0000004765" calcext:value-type="float">
            <text:p>4.765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1077]/1000)^2*SIN(([.D1084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0" calcext:value-type="float">
            <text:p>90</text:p>
          </table:table-cell>
          <table:table-cell office:value-type="float" office:value="0.0000002006" calcext:value-type="float">
            <text:p>2.006E-007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1077]/1000)^2*SIN(([.D1085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9" calcext:value-type="float">
            <text:p>99</text:p>
          </table:table-cell>
          <table:table-cell office:value-type="float" office:value="0.00000007798" calcext:value-type="float">
            <text:p>7.798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1077]/1000)^2*SIN(([.D1086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224" calcext:value-type="float">
            <text:p>2.224E-009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4*([.C$1077]/1000)^2*SIN(([.D1087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0" calcext:value-type="float">
            <text:p>40</text:p>
          </table:table-cell>
          <table:table-cell office:value-type="float" office:value="0.0001712" calcext:value-type="float">
            <text:p>1.712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088]/1000)^2*SIN(([.D1088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5" calcext:value-type="float">
            <text:p>45</text:p>
          </table:table-cell>
          <table:table-cell office:value-type="float" office:value="0.00006717" calcext:value-type="float">
            <text:p>6.717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088]/1000)^2*SIN(([.D1089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0" calcext:value-type="float">
            <text:p>50</text:p>
          </table:table-cell>
          <table:table-cell office:value-type="float" office:value="0.00002693" calcext:value-type="float">
            <text:p>2.693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088]/1000)^2*SIN(([.D1090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5" calcext:value-type="float">
            <text:p>55</text:p>
          </table:table-cell>
          <table:table-cell office:value-type="float" office:value="0.0000112" calcext:value-type="float">
            <text:p>1.120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088]/1000)^2*SIN(([.D1091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0" calcext:value-type="float">
            <text:p>60</text:p>
          </table:table-cell>
          <table:table-cell office:value-type="float" office:value="0.000004832" calcext:value-type="float">
            <text:p>4.832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088]/1000)^2*SIN(([.D1092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5" calcext:value-type="float">
            <text:p>65</text:p>
          </table:table-cell>
          <table:table-cell office:value-type="float" office:value="0.000002267" calcext:value-type="float">
            <text:p>2.267E-006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1088]/1000)^2*SIN(([.D1093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82" calcext:value-type="float">
            <text:p>82</text:p>
          </table:table-cell>
          <table:table-cell office:value-type="float" office:value="0.0000001665" calcext:value-type="float">
            <text:p>1.665E-007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4*([.C$1088]/1000)^2*SIN(([.D1094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90" calcext:value-type="float">
            <text:p>90</text:p>
          </table:table-cell>
          <table:table-cell office:value-type="float" office:value="0.00000006526" calcext:value-type="float">
            <text:p>6.526E-008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1088]/1000)^2*SIN(([.D1095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22" calcext:value-type="float">
            <text:p>2.200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1088]/1000)^2*SIN(([.D1096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3602" calcext:value-type="float">
            <text:p>3.602E-010</text:p>
          </table:table-cell>
          <table:table-cell office:value-type="float" office:value="10.2" calcext:value-type="float">
            <text:p>10.2</text:p>
          </table:table-cell>
          <table:table-cell/>
          <table:table-cell table:formula="of:=4*([.C$1088]/1000)^2*SIN(([.D1097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30" calcext:value-type="float">
            <text:p>30</text:p>
          </table:table-cell>
          <table:table-cell office:value-type="float" office:value="0.000867" calcext:value-type="float">
            <text:p>8.67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098]/1000)^2*SIN(([.D1098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" calcext:value-type="float">
            <text:p>1.03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098]/1000)^2*SIN(([.D1099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752" calcext:value-type="float">
            <text:p>3.75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98]/1000)^2*SIN(([.D1100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4" calcext:value-type="float">
            <text:p>1.440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098]/1000)^2*SIN(([.D1101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4" calcext:value-type="float">
            <text:p>54</text:p>
          </table:table-cell>
          <table:table-cell office:value-type="float" office:value="0.000006789" calcext:value-type="float">
            <text:p>6.78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98]/1000)^2*SIN(([.D1102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63" calcext:value-type="float">
            <text:p>5.630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98]/1000)^2*SIN(([.D1103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328" calcext:value-type="float">
            <text:p>2.328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98]/1000)^2*SIN(([.D1104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751" calcext:value-type="float">
            <text:p>6.751E-011</text:p>
          </table:table-cell>
          <table:table-cell office:value-type="float" office:value="23.2" calcext:value-type="float">
            <text:p>23.2</text:p>
          </table:table-cell>
          <table:table-cell/>
          <table:table-cell table:formula="of:=4*([.C$1098]/1000)^2*SIN(([.D1105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1" calcext:value-type="float">
            <text:p>1.03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98]/1000)^2*SIN(([.D1106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82" calcext:value-type="float">
            <text:p>3.8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98]/1000)^2*SIN(([.D1107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2" calcext:value-type="float">
            <text:p>1.4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98]/1000)^2*SIN(([.D1108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536" calcext:value-type="float">
            <text:p>5.536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098]/1000)^2*SIN(([.D1109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202" calcext:value-type="float">
            <text:p>2.202E-006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4*([.C$1098]/1000)^2*SIN(([.D1110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5" calcext:value-type="float">
            <text:p>65</text:p>
          </table:table-cell>
          <table:table-cell office:value-type="float" office:value="0.0000009513" calcext:value-type="float">
            <text:p>9.513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1098]/1000)^2*SIN(([.D1111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82" calcext:value-type="float">
            <text:p>82</text:p>
          </table:table-cell>
          <table:table-cell office:value-type="float" office:value="0.00000006949" calcext:value-type="float">
            <text:p>6.949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1098]/1000)^2*SIN(([.D1112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90" calcext:value-type="float">
            <text:p>90</text:p>
          </table:table-cell>
          <table:table-cell office:value-type="float" office:value="0.00000002114" calcext:value-type="float">
            <text:p>2.114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1098]/1000)^2*SIN(([.D1113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6417" calcext:value-type="float">
            <text:p>6.417E-009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1098]/1000)^2*SIN(([.D1114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7831" calcext:value-type="float">
            <text:p>7.831E-011</text:p>
          </table:table-cell>
          <table:table-cell office:value-type="float" office:value="21.4" calcext:value-type="float">
            <text:p>21.4</text:p>
          </table:table-cell>
          <table:table-cell/>
          <table:table-cell table:formula="of:=4*([.C$1098]/1000)^2*SIN(([.D1115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45" calcext:value-type="float">
            <text:p>45</text:p>
          </table:table-cell>
          <table:table-cell office:value-type="float" office:value="0.00002772" calcext:value-type="float">
            <text:p>2.772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116]/1000)^2*SIN(([.D1116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50" calcext:value-type="float">
            <text:p>50</text:p>
          </table:table-cell>
          <table:table-cell office:value-type="float" office:value="0.00001036" calcext:value-type="float">
            <text:p>1.036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116]/1000)^2*SIN(([.D1117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366" calcext:value-type="float">
            <text:p>3.366E-011</text:p>
          </table:table-cell>
          <table:table-cell office:value-type="float" office:value="33.3" calcext:value-type="float">
            <text:p>33.3</text:p>
          </table:table-cell>
          <table:table-cell/>
          <table:table-cell table:formula="of:=4*([.C$1116]/1000)^2*SIN(([.D1118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38.6" calcext:value-type="float">
            <text:p>538.6</text:p>
          </table:table-cell>
          <table:table-cell office:value-type="float" office:value="30" calcext:value-type="float">
            <text:p>30</text:p>
          </table:table-cell>
          <table:table-cell office:value-type="float" office:value="0.0006671" calcext:value-type="float">
            <text:p>6.67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19]/1000)^2*SIN(([.D1119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02116" calcext:value-type="float">
            <text:p>2.116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119]/1000)^2*SIN(([.D1120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706" calcext:value-type="float">
            <text:p>7.060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119]/1000)^2*SIN(([.D1121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2394" calcext:value-type="float">
            <text:p>2.39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19]/1000)^2*SIN(([.D1122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8709" calcext:value-type="float">
            <text:p>8.70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19]/1000)^2*SIN(([.D1123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3247" calcext:value-type="float">
            <text:p>3.247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119]/1000)^2*SIN(([.D1124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1283" calcext:value-type="float">
            <text:p>1.283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119]/1000)^2*SIN(([.D1125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005258" calcext:value-type="float">
            <text:p>5.258E-007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1119]/1000)^2*SIN(([.D1126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335" calcext:value-type="float">
            <text:p>3.350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1119]/1000)^2*SIN(([.D1127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009029" calcext:value-type="float">
            <text:p>9.029E-009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4*([.C$1119]/1000)^2*SIN(([.D1128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2678" calcext:value-type="float">
            <text:p>2.678E-009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1119]/1000)^2*SIN(([.D1129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702" calcext:value-type="float">
            <text:p>1.702E-011</text:p>
          </table:table-cell>
          <table:table-cell office:value-type="float" office:value="62.9" calcext:value-type="float">
            <text:p>62.9</text:p>
          </table:table-cell>
          <table:table-cell/>
          <table:table-cell table:formula="of:=4*([.C$1119]/1000)^2*SIN(([.D1130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45" calcext:value-type="float">
            <text:p>45</text:p>
          </table:table-cell>
          <table:table-cell office:value-type="float" office:value="0.00001626" calcext:value-type="float">
            <text:p>1.626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131]/1000)^2*SIN(([.D1131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5494" calcext:value-type="float">
            <text:p>5.49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131]/1000)^2*SIN(([.D1132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1782" calcext:value-type="float">
            <text:p>1.782E-012</text:p>
          </table:table-cell>
          <table:table-cell office:value-type="float" office:value="82.5" calcext:value-type="float">
            <text:p>82.5</text:p>
          </table:table-cell>
          <table:table-cell/>
          <table:table-cell table:formula="of:=4*([.C$1131]/1000)^2*SIN(([.D1133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45" calcext:value-type="float">
            <text:p>45</text:p>
          </table:table-cell>
          <table:table-cell office:value-type="float" office:value="0.000007404" calcext:value-type="float">
            <text:p>7.40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134]/1000)^2*SIN(([.D1134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2347" calcext:value-type="float">
            <text:p>2.347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34]/1000)^2*SIN(([.D1135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000493" calcext:value-type="float">
            <text:p>4.930E-008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1134]/1000)^2*SIN(([.D1136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00005104" calcext:value-type="float">
            <text:p>5.104E-009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1134]/1000)^2*SIN(([.D1137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384" calcext:value-type="float">
            <text:p>2.384E-009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4*([.C$1134]/1000)^2*SIN(([.D1138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3.6" calcext:value-type="float">
            <text:p>153.6</text:p>
          </table:table-cell>
          <table:table-cell office:value-type="float" office:value="0.000000000008749" calcext:value-type="float">
            <text:p>8.749E-01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1134]/1000)^2*SIN(([.D1139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7335" calcext:value-type="float">
            <text:p>7.335E-012</text:p>
          </table:table-cell>
          <table:table-cell office:value-type="float" office:value="31.5" calcext:value-type="float">
            <text:p>31.5</text:p>
          </table:table-cell>
          <table:table-cell/>
          <table:table-cell table:formula="of:=4*([.C$1134]/1000)^2*SIN(([.D1140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658.9" calcext:value-type="float">
            <text:p>658.9</text:p>
          </table:table-cell>
          <table:table-cell office:value-type="float" office:value="40" calcext:value-type="float">
            <text:p>40</text:p>
          </table:table-cell>
          <table:table-cell office:value-type="float" office:value="0.00001512" calcext:value-type="float">
            <text:p>1.51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141]/1000)^2*SIN(([.D1141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4109" calcext:value-type="float">
            <text:p>4.109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141]/1000)^2*SIN(([.D1142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0.000000001296" calcext:value-type="float">
            <text:p>1.296E-009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1141]/1000)^2*SIN(([.D1143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0.0000000003749" calcext:value-type="float">
            <text:p>3.749E-01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1141]/1000)^2*SIN(([.D1144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01414" calcext:value-type="float">
            <text:p>1.414E-010</text:p>
          </table:table-cell>
          <table:table-cell office:value-type="float" office:value="18.7" calcext:value-type="float">
            <text:p>18.7</text:p>
          </table:table-cell>
          <table:table-cell/>
          <table:table-cell table:formula="of:=4*([.C$1141]/1000)^2*SIN(([.D1145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351" calcext:value-type="float">
            <text:p>1.351E-011</text:p>
          </table:table-cell>
          <table:table-cell office:value-type="float" office:value="35.5" calcext:value-type="float">
            <text:p>35.5</text:p>
          </table:table-cell>
          <table:table-cell/>
          <table:table-cell table:formula="of:=4*([.C$1141]/1000)^2*SIN(([.D1146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35" calcext:value-type="float">
            <text:p>35</text:p>
          </table:table-cell>
          <table:table-cell office:value-type="float" office:value="0.00004244" calcext:value-type="float">
            <text:p>4.24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147]/1000)^2*SIN(([.D1147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1054" calcext:value-type="float">
            <text:p>1.05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47]/1000)^2*SIN(([.D1148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2814" calcext:value-type="float">
            <text:p>2.81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147]/1000)^2*SIN(([.D1149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07933" calcext:value-type="float">
            <text:p>7.933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147]/1000)^2*SIN(([.D1150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02275" calcext:value-type="float">
            <text:p>2.275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1147]/1000)^2*SIN(([.D1151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006653" calcext:value-type="float">
            <text:p>6.653E-008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4*([.C$1147]/1000)^2*SIN(([.D1152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1703" calcext:value-type="float">
            <text:p>1.703E-008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1147]/1000)^2*SIN(([.D1153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185" calcext:value-type="float">
            <text:p>1.185E-011</text:p>
          </table:table-cell>
          <table:table-cell office:value-type="float" office:value="51.8" calcext:value-type="float">
            <text:p>51.8</text:p>
          </table:table-cell>
          <table:table-cell/>
          <table:table-cell table:formula="of:=4*([.C$1147]/1000)^2*SIN(([.D1154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104" calcext:value-type="float">
            <text:p>104</text:p>
          </table:table-cell>
          <table:table-cell office:value-type="float" office:value="0.000000000056" calcext:value-type="float">
            <text:p>5.600E-01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1147]/1000)^2*SIN(([.D1155]*(PI()/180))/2)/0.0389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f5 Amroun: Elastic Electron Scattering from Tritium and Helium-3 H. COLLARD, HOFSTADTER, E. B. HUGHES, A. JOHANSSON, M. R. YEARIAN 1964. Phys Rev Vol. 138 Number 1B 12 April 196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^-2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Energy (MeV)</text:p>
          </table:table-cell>
          <table:table-cell table:style-name="ce7" office:value-type="string" calcext:value-type="string">
            <text:p>dsig/domega (cm^2/sr probably)</text:p>
          </table:table-cell>
          <table:table-cell office:value-type="string" calcext:value-type="string">
            <text:p>Error (%?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4.98E-030" calcext:value-type="float">
            <text:p>4.98E-030</text:p>
          </table:table-cell>
          <table:table-cell office:value-type="float" office:value="1.4" calcext:value-type="float">
            <text:p>1.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5.01E-030" calcext:value-type="float">
            <text:p>5.01E-030</text:p>
          </table:table-cell>
          <table:table-cell office:value-type="float" office:value="2.1" calcext:value-type="float">
            <text:p>2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36.9" calcext:value-type="float">
            <text:p>236.9</text:p>
          </table:table-cell>
          <table:table-cell table:style-name="ce4" office:value-type="float" office:value="3.02E-030" calcext:value-type="float">
            <text:p>3.02E-030</text:p>
          </table:table-cell>
          <table:table-cell office:value-type="float" office:value="1.9" calcext:value-type="float">
            <text:p>1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7E-030" calcext:value-type="float">
            <text:p>1.97E-030</text:p>
          </table:table-cell>
          <table:table-cell office:value-type="float" office:value="2.1" calcext:value-type="float">
            <text:p>2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5E-030" calcext:value-type="float">
            <text:p>1.95E-030</text:p>
          </table:table-cell>
          <table:table-cell office:value-type="float" office:value="3.5" calcext:value-type="float">
            <text:p>3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57" calcext:value-type="float">
            <text:p>157</text:p>
          </table:table-cell>
          <table:table-cell table:style-name="ce4" office:value-type="float" office:value="9.62E-031" calcext:value-type="float">
            <text:p>9.62E-031</text:p>
          </table:table-cell>
          <table:table-cell office:value-type="float" office:value="3.4" calcext:value-type="float">
            <text:p>3.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4.74E-031" calcext:value-type="float">
            <text:p>4.74E-031</text:p>
          </table:table-cell>
          <table:table-cell office:value-type="float" office:value="1.7" calcext:value-type="float">
            <text:p>1.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3E-031" calcext:value-type="float">
            <text:p>2.23E-031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6E-031" calcext:value-type="float">
            <text:p>2.26E-03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1.26E-031" calcext:value-type="float">
            <text:p>1.26E-031</text:p>
          </table:table-cell>
          <table:table-cell office:value-type="float" office:value="3.3" calcext:value-type="float">
            <text:p>3.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4E-030" calcext:value-type="float">
            <text:p>1.94E-030</text:p>
          </table:table-cell>
          <table:table-cell office:value-type="float" office:value="1.6" calcext:value-type="float">
            <text:p>1.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6E-030" calcext:value-type="float">
            <text:p>1.96E-030</text:p>
          </table:table-cell>
          <table:table-cell office:value-type="float" office:value="1.8" calcext:value-type="float">
            <text:p>1.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86E-030" calcext:value-type="float">
            <text:p>1.86E-030</text:p>
          </table:table-cell>
          <table:table-cell office:value-type="float" office:value="2.9" calcext:value-type="float">
            <text:p>2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6E-030" calcext:value-type="float">
            <text:p>1.16E-030</text:p>
          </table:table-cell>
          <table:table-cell office:value-type="float" office:value="3.2" calcext:value-type="float">
            <text:p>3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7E-030" calcext:value-type="float">
            <text:p>1.17E-030</text:p>
          </table:table-cell>
          <table:table-cell office:value-type="float" office:value="1.8" calcext:value-type="float">
            <text:p>1.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65E-031" calcext:value-type="float">
            <text:p>7.65E-031</text:p>
          </table:table-cell>
          <table:table-cell office:value-type="float" office:value="1.7" calcext:value-type="float">
            <text:p>1.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32E-031" calcext:value-type="float">
            <text:p>7.32E-031</text:p>
          </table:table-cell>
          <table:table-cell office:value-type="float" office:value="2.8" calcext:value-type="float">
            <text:p>2.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93.3" calcext:value-type="float">
            <text:p>193.3</text:p>
          </table:table-cell>
          <table:table-cell table:style-name="ce4" office:value-type="float" office:value="3.49E-031" calcext:value-type="float">
            <text:p>3.49E-031</text:p>
          </table:table-cell>
          <table:table-cell office:value-type="float" office:value="3.2" calcext:value-type="float">
            <text:p>3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63" calcext:value-type="float">
            <text:p>163</text:p>
          </table:table-cell>
          <table:table-cell table:style-name="ce4" office:value-type="float" office:value="1.73E-031" calcext:value-type="float">
            <text:p>1.73E-031</text:p>
          </table:table-cell>
          <table:table-cell office:value-type="float" office:value="3.8" calcext:value-type="float">
            <text:p>3.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1E-032" calcext:value-type="float">
            <text:p>8.81E-03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5E-032" calcext:value-type="float">
            <text:p>8.85E-032</text:p>
          </table:table-cell>
          <table:table-cell office:value-type="float" office:value="3.5" calcext:value-type="float">
            <text:p>3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5.03E-032" calcext:value-type="float">
            <text:p>5.03E-032</text:p>
          </table:table-cell>
          <table:table-cell office:value-type="float" office:value="2.9" calcext:value-type="float">
            <text:p>2.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9E-031" calcext:value-type="float">
            <text:p>8.49E-031</text:p>
          </table:table-cell>
          <table:table-cell office:value-type="float" office:value="1.4" calcext:value-type="float">
            <text:p>1.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5E-031" calcext:value-type="float">
            <text:p>8.45E-03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29E-031" calcext:value-type="float">
            <text:p>8.29E-031</text:p>
          </table:table-cell>
          <table:table-cell office:value-type="float" office:value="3.4" calcext:value-type="float">
            <text:p>3.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37.2" calcext:value-type="float">
            <text:p>337.2</text:p>
          </table:table-cell>
          <table:table-cell table:style-name="ce4" office:value-type="float" office:value="5.01E-031" calcext:value-type="float">
            <text:p>5.01E-031</text:p>
          </table:table-cell>
          <table:table-cell office:value-type="float" office:value="1.6" calcext:value-type="float">
            <text:p>1.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8E-031" calcext:value-type="float">
            <text:p>3.38E-031</text:p>
          </table:table-cell>
          <table:table-cell office:value-type="float" office:value="2.4" calcext:value-type="float">
            <text:p>2.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E-031" calcext:value-type="float">
            <text:p>3.30E-03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1E-031" calcext:value-type="float">
            <text:p>3.31E-031</text:p>
          </table:table-cell>
          <table:table-cell office:value-type="float" office:value="3.3" calcext:value-type="float">
            <text:p>3.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5E-031" calcext:value-type="float">
            <text:p>1.55E-031</text:p>
          </table:table-cell>
          <table:table-cell office:value-type="float" office:value="2.4" calcext:value-type="float">
            <text:p>2.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1E-031" calcext:value-type="float">
            <text:p>1.51E-031</text:p>
          </table:table-cell>
          <table:table-cell office:value-type="float" office:value="3.3" calcext:value-type="float">
            <text:p>3.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1E-032" calcext:value-type="float">
            <text:p>8.21E-032</text:p>
          </table:table-cell>
          <table:table-cell office:value-type="float" office:value="3.1" calcext:value-type="float">
            <text:p>3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7E-032" calcext:value-type="float">
            <text:p>8.27E-032</text:p>
          </table:table-cell>
          <table:table-cell office:value-type="float" office:value="3.2" calcext:value-type="float">
            <text:p>3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4E-032" calcext:value-type="float">
            <text:p>8.40E-032</text:p>
          </table:table-cell>
          <table:table-cell office:value-type="float" office:value="3.3" calcext:value-type="float">
            <text:p>3.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2.7" calcext:value-type="float">
            <text:p>2.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01E-032" calcext:value-type="float">
            <text:p>4.01E-03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3.2" calcext:value-type="float">
            <text:p>3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24E-032" calcext:value-type="float">
            <text:p>2.24E-032</text:p>
          </table:table-cell>
          <table:table-cell office:value-type="float" office:value="3.4" calcext:value-type="float">
            <text:p>3.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08E-031" calcext:value-type="float">
            <text:p>4.08E-031</text:p>
          </table:table-cell>
          <table:table-cell office:value-type="float" office:value="1.6" calcext:value-type="float">
            <text:p>1.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18E-031" calcext:value-type="float">
            <text:p>4.18E-03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3.95E-031" calcext:value-type="float">
            <text:p>3.95E-031</text:p>
          </table:table-cell>
          <table:table-cell office:value-type="float" office:value="3.3" calcext:value-type="float">
            <text:p>3.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Default" office:value-type="float" office:value="377.9" calcext:value-type="float">
            <text:p>377.9</text:p>
          </table:table-cell>
          <table:table-cell table:style-name="ce4" office:value-type="float" office:value="2.58E-031" calcext:value-type="float">
            <text:p>2.58E-031</text:p>
          </table:table-cell>
          <table:table-cell office:value-type="float" office:value="2.1" calcext:value-type="float">
            <text:p>2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6E-031" calcext:value-type="float">
            <text:p>1.66E-031</text:p>
          </table:table-cell>
          <table:table-cell office:value-type="float" office:value="1.8" calcext:value-type="float">
            <text:p>1.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1E-031" calcext:value-type="float">
            <text:p>1.61E-031</text:p>
          </table:table-cell>
          <table:table-cell office:value-type="float" office:value="2.1" calcext:value-type="float">
            <text:p>2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52E-032" calcext:value-type="float">
            <text:p>7.52E-032</text:p>
          </table:table-cell>
          <table:table-cell office:value-type="float" office:value="3.2" calcext:value-type="float">
            <text:p>3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2E-032" calcext:value-type="float">
            <text:p>7.20E-032</text:p>
          </table:table-cell>
          <table:table-cell office:value-type="float" office:value="3.8" calcext:value-type="float">
            <text:p>3.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212.5" calcext:value-type="float">
            <text:p>212.5</text:p>
          </table:table-cell>
          <table:table-cell table:style-name="ce4" office:value-type="float" office:value="3.98E-032" calcext:value-type="float">
            <text:p>3.98E-03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Default" office:value-type="float" office:value="189" calcext:value-type="float">
            <text:p>189</text:p>
          </table:table-cell>
          <table:table-cell table:style-name="ce4" office:value-type="float" office:value="2E-032" calcext:value-type="float">
            <text:p>2.00E-032</text:p>
          </table:table-cell>
          <table:table-cell office:value-type="float" office:value="2.3" calcext:value-type="float">
            <text:p>2.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9" calcext:value-type="float">
            <text:p>3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8E-032" calcext:value-type="float">
            <text:p>1.18E-032</text:p>
          </table:table-cell>
          <table:table-cell office:value-type="float" office:value="3.3" calcext:value-type="float">
            <text:p>3.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8E-031" calcext:value-type="float">
            <text:p>2.28E-031</text:p>
          </table:table-cell>
          <table:table-cell office:value-type="float" office:value="1.8" calcext:value-type="float">
            <text:p>1.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7E-031" calcext:value-type="float">
            <text:p>2.27E-031</text:p>
          </table:table-cell>
          <table:table-cell office:value-type="float" office:value="1.6" calcext:value-type="float">
            <text:p>1.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2E-031" calcext:value-type="float">
            <text:p>2.12E-031</text:p>
          </table:table-cell>
          <table:table-cell office:value-type="float" office:value="3.1" calcext:value-type="float">
            <text:p>3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8E-031" calcext:value-type="float">
            <text:p>2.18E-031</text:p>
          </table:table-cell>
          <table:table-cell office:value-type="float" office:value="2.9" calcext:value-type="float">
            <text:p>2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1.33E-031" calcext:value-type="float">
            <text:p>1.33E-031</text:p>
          </table:table-cell>
          <table:table-cell office:value-type="float" office:value="1.3" calcext:value-type="float">
            <text:p>1.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9E-032" calcext:value-type="float">
            <text:p>8.79E-03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57E-032" calcext:value-type="float">
            <text:p>8.57E-032</text:p>
          </table:table-cell>
          <table:table-cell office:value-type="float" office:value="3.2" calcext:value-type="float">
            <text:p>3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3E-032" calcext:value-type="float">
            <text:p>8.73E-032</text:p>
          </table:table-cell>
          <table:table-cell office:value-type="float" office:value="2.2" calcext:value-type="float">
            <text:p>2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4.4E-032" calcext:value-type="float">
            <text:p>4.40E-032</text:p>
          </table:table-cell>
          <table:table-cell office:value-type="float" office:value="3.3" calcext:value-type="float">
            <text:p>3.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5E-032" calcext:value-type="float">
            <text:p>2.05E-032</text:p>
          </table:table-cell>
          <table:table-cell office:value-type="float" office:value="2.2" calcext:value-type="float">
            <text:p>2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3.2" calcext:value-type="float">
            <text:p>3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7E-032" calcext:value-type="float">
            <text:p>1.07E-032</text:p>
          </table:table-cell>
          <table:table-cell office:value-type="float" office:value="2.9" calcext:value-type="float">
            <text:p>2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6.23E-033" calcext:value-type="float">
            <text:p>6.23E-033</text:p>
          </table:table-cell>
          <table:table-cell office:value-type="float" office:value="3.7" calcext:value-type="float">
            <text:p>3.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5.98E-033" calcext:value-type="float">
            <text:p>5.98E-033</text:p>
          </table:table-cell>
          <table:table-cell office:value-type="float" office:value="3.1" calcext:value-type="float">
            <text:p>3.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E-031" calcext:value-type="float">
            <text:p>1.20E-031</text:p>
          </table:table-cell>
          <table:table-cell office:value-type="float" office:value="2.1" calcext:value-type="float">
            <text:p>2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9" calcext:value-type="float">
            <text:p>1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1E-031" calcext:value-type="float">
            <text:p>1.21E-031</text:p>
          </table:table-cell>
          <table:table-cell office:value-type="float" office:value="3.1" calcext:value-type="float">
            <text:p>3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49" calcext:value-type="float">
            <text:p>449</text:p>
          </table:table-cell>
          <table:table-cell table:style-name="ce4" office:value-type="float" office:value="7.32E-032" calcext:value-type="float">
            <text:p>7.32E-032</text:p>
          </table:table-cell>
          <table:table-cell office:value-type="float" office:value="1.9" calcext:value-type="float">
            <text:p>1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69E-032" calcext:value-type="float">
            <text:p>4.69E-032</text:p>
          </table:table-cell>
          <table:table-cell office:value-type="float" office:value="2.2" calcext:value-type="float">
            <text:p>2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55E-032" calcext:value-type="float">
            <text:p>4.55E-032</text:p>
          </table:table-cell>
          <table:table-cell office:value-type="float" office:value="2.1" calcext:value-type="float">
            <text:p>2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18E-032" calcext:value-type="float">
            <text:p>2.18E-032</text:p>
          </table:table-cell>
          <table:table-cell office:value-type="float" office:value="2.9" calcext:value-type="float">
            <text:p>2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06E-032" calcext:value-type="float">
            <text:p>2.06E-032</text:p>
          </table:table-cell>
          <table:table-cell office:value-type="float" office:value="4.2" calcext:value-type="float">
            <text:p>4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4E-032" calcext:value-type="float">
            <text:p>1.04E-032</text:p>
          </table:table-cell>
          <table:table-cell office:value-type="float" office:value="5.2" calcext:value-type="float">
            <text:p>5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69E-033" calcext:value-type="float">
            <text:p>5.69E-033</text:p>
          </table:table-cell>
          <table:table-cell office:value-type="float" office:value="3.7" calcext:value-type="float">
            <text:p>3.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6.63E-033" calcext:value-type="float">
            <text:p>6.63E-033</text:p>
          </table:table-cell>
          <table:table-cell office:value-type="float" office:value="6.9" calcext:value-type="float">
            <text:p>6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81E-033" calcext:value-type="float">
            <text:p>3.81E-033</text:p>
          </table:table-cell>
          <table:table-cell office:value-type="float" office:value="6.2" calcext:value-type="float">
            <text:p>6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48E-033" calcext:value-type="float">
            <text:p>3.48E-03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7.04E-032" calcext:value-type="float">
            <text:p>7.04E-032</text:p>
          </table:table-cell>
          <table:table-cell office:value-type="float" office:value="2.7" calcext:value-type="float">
            <text:p>2.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6.82E-032" calcext:value-type="float">
            <text:p>6.82E-032</text:p>
          </table:table-cell>
          <table:table-cell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81" calcext:value-type="float">
            <text:p>481</text:p>
          </table:table-cell>
          <table:table-cell table:style-name="ce4" office:value-type="float" office:value="4.14E-032" calcext:value-type="float">
            <text:p>4.14E-032</text:p>
          </table:table-cell>
          <table:table-cell office:value-type="float" office:value="1.9" calcext:value-type="float">
            <text:p>1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67E-032" calcext:value-type="float">
            <text:p>2.67E-032</text:p>
          </table:table-cell>
          <table:table-cell office:value-type="float" office:value="2.3" calcext:value-type="float">
            <text:p>2.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E-032" calcext:value-type="float">
            <text:p>2.50E-032</text:p>
          </table:table-cell>
          <table:table-cell office:value-type="float" office:value="4.7" calcext:value-type="float">
            <text:p>4.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5E-032" calcext:value-type="float">
            <text:p>2.55E-032</text:p>
          </table:table-cell>
          <table:table-cell office:value-type="float" office:value="2.2" calcext:value-type="float">
            <text:p>2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2" calcext:value-type="float">
            <text:p>3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03E-033" calcext:value-type="float">
            <text:p>6.03E-033</text:p>
          </table:table-cell>
          <table:table-cell office:value-type="float" office:value="2.3" calcext:value-type="float">
            <text:p>2.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4.2" calcext:value-type="float">
            <text:p>4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4.9" calcext:value-type="float">
            <text:p>4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01E-033" calcext:value-type="float">
            <text:p>2.01E-033</text:p>
          </table:table-cell>
          <table:table-cell office:value-type="float" office:value="3.3" calcext:value-type="float">
            <text:p>3.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59E-032" calcext:value-type="float">
            <text:p>3.59E-032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27.7" calcext:value-type="float">
            <text:p>327.7</text:p>
          </table:table-cell>
          <table:table-cell table:style-name="ce4" office:value-type="float" office:value="3.63E-032" calcext:value-type="float">
            <text:p>3.63E-03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12E-032" calcext:value-type="float">
            <text:p>2.12E-032</text:p>
          </table:table-cell>
          <table:table-cell office:value-type="float" office:value="4.1" calcext:value-type="float">
            <text:p>4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28E-032" calcext:value-type="float">
            <text:p>2.28E-032</text:p>
          </table:table-cell>
          <table:table-cell office:value-type="float" office:value="2.2" calcext:value-type="float">
            <text:p>2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24.5" calcext:value-type="float">
            <text:p>424.5</text:p>
          </table:table-cell>
          <table:table-cell table:style-name="ce4" office:value-type="float" office:value="1.41E-032" calcext:value-type="float">
            <text:p>1.41E-032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38E-032" calcext:value-type="float">
            <text:p>1.38E-032</text:p>
          </table:table-cell>
          <table:table-cell office:value-type="float" office:value="2.1" calcext:value-type="float">
            <text:p>2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6.89E-033" calcext:value-type="float">
            <text:p>6.89E-033</text:p>
          </table:table-cell>
          <table:table-cell office:value-type="float" office:value="4.5" calcext:value-type="float">
            <text:p>4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44E-033" calcext:value-type="float">
            <text:p>3.44E-033</text:p>
          </table:table-cell>
          <table:table-cell office:value-type="float" office:value="3.4" calcext:value-type="float">
            <text:p>3.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37E-033" calcext:value-type="float">
            <text:p>1.37E-033</text:p>
          </table:table-cell>
          <table:table-cell office:value-type="float" office:value="6.1" calcext:value-type="float">
            <text:p>6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25E-033" calcext:value-type="float">
            <text:p>1.25E-033</text:p>
          </table:table-cell>
          <table:table-cell office:value-type="float" office:value="3.1" calcext:value-type="float">
            <text:p>3.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4E-032" calcext:value-type="float">
            <text:p>2.04E-03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2.9" calcext:value-type="float">
            <text:p>2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2E-032" calcext:value-type="float">
            <text:p>2.02E-032</text:p>
          </table:table-cell>
          <table:table-cell office:value-type="float" office:value="3.2" calcext:value-type="float">
            <text:p>3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1.28E-032" calcext:value-type="float">
            <text:p>1.28E-032</text:p>
          </table:table-cell>
          <table:table-cell office:value-type="float" office:value="1.7" calcext:value-type="float">
            <text:p>1.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3E-033" calcext:value-type="float">
            <text:p>8.30E-033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46E-033" calcext:value-type="float">
            <text:p>8.46E-033</text:p>
          </table:table-cell>
          <table:table-cell office:value-type="float" office:value="2.9" calcext:value-type="float">
            <text:p>2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3.3" calcext:value-type="float">
            <text:p>3.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8E-033" calcext:value-type="float">
            <text:p>2.08E-03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1.96E-033" calcext:value-type="float">
            <text:p>1.96E-033</text:p>
          </table:table-cell>
          <table:table-cell office:value-type="float" office:value="5.1" calcext:value-type="float">
            <text:p>5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11E-033" calcext:value-type="float">
            <text:p>1.11E-033</text:p>
          </table:table-cell>
          <table:table-cell office:value-type="float" office:value="8.9" calcext:value-type="float">
            <text:p>8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27E-033" calcext:value-type="float">
            <text:p>1.27E-033</text:p>
          </table:table-cell>
          <table:table-cell office:value-type="float" office:value="6.5" calcext:value-type="float">
            <text:p>6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56.7" calcext:value-type="float">
            <text:p>256.7</text:p>
          </table:table-cell>
          <table:table-cell table:style-name="ce4" office:value-type="float" office:value="6.95E-034" calcext:value-type="float">
            <text:p>6.95E-034</text:p>
          </table:table-cell>
          <table:table-cell office:value-type="float" office:value="6.2" calcext:value-type="float">
            <text:p>6.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4.76E-033" calcext:value-type="float">
            <text:p>4.76E-033</text:p>
          </table:table-cell>
          <table:table-cell office:value-type="float" office:value="2.1" calcext:value-type="float">
            <text:p>2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6.7E-034" calcext:value-type="float">
            <text:p>6.70E-034</text:p>
          </table:table-cell>
          <table:table-cell office:value-type="float" office:value="6.3" calcext:value-type="float">
            <text:p>6.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2.75E-034" calcext:value-type="float">
            <text:p>2.75E-034</text:p>
          </table:table-cell>
          <table:table-cell office:value-type="float" office:value="4.2" calcext:value-type="float">
            <text:p>4.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4.49E-034" calcext:value-type="float">
            <text:p>4.49E-034</text:p>
          </table:table-cell>
          <table:table-cell office:value-type="float" office:value="4.4" calcext:value-type="float">
            <text:p>4.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1.67E-034" calcext:value-type="float">
            <text:p>1.67E-034</text:p>
          </table:table-cell>
          <table:table-cell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6.12E-035" calcext:value-type="float">
            <text:p>6.12E-035</text:p>
          </table:table-cell>
          <table:table-cell office:value-type="float" office:value="9.4" calcext:value-type="float">
            <text:p>9.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8E-030" calcext:value-type="float">
            <text:p>1.68E-030</text:p>
          </table:table-cell>
          <table:table-cell office:value-type="float" office:value="1.8" calcext:value-type="float">
            <text:p>1.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9E-030" calcext:value-type="float">
            <text:p>1.69E-030</text:p>
          </table:table-cell>
          <table:table-cell office:value-type="float" office:value="1.9" calcext:value-type="float">
            <text:p>1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6.77E-031" calcext:value-type="float">
            <text:p>6.77E-031</text:p>
          </table:table-cell>
          <table:table-cell office:value-type="float" office:value="2.1" calcext:value-type="float">
            <text:p>2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1.87E-031" calcext:value-type="float">
            <text:p>1.87E-031</text:p>
          </table:table-cell>
          <table:table-cell table:style-name="ce5" office:value-type="float" office:value="1.8" calcext:value-type="float">
            <text:p>1.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1.06E-031" calcext:value-type="float">
            <text:p>1.06E-031</text:p>
          </table:table-cell>
          <table:table-cell office:value-type="float" office:value="2.7" calcext:value-type="float">
            <text:p>2.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7.38E-032" calcext:value-type="float">
            <text:p>7.38E-032</text:p>
          </table:table-cell>
          <table:table-cell office:value-type="float" office:value="3.4" calcext:value-type="float">
            <text:p>3.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42E-031" calcext:value-type="float">
            <text:p>7.42E-031</text:p>
          </table:table-cell>
          <table:table-cell office:value-type="float" office:value="1.8" calcext:value-type="float">
            <text:p>1.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34E-031" calcext:value-type="float">
            <text:p>7.34E-031</text:p>
          </table:table-cell>
          <table:table-cell office:value-type="float" office:value="2.2" calcext:value-type="float">
            <text:p>2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3.06E-031" calcext:value-type="float">
            <text:p>3.06E-031</text:p>
          </table:table-cell>
          <table:table-cell office:value-type="float" office:value="2.1" calcext:value-type="float">
            <text:p>2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5.13E-032" calcext:value-type="float">
            <text:p>5.13E-032</text:p>
          </table:table-cell>
          <table:table-cell office:value-type="float" office:value="2.1" calcext:value-type="float">
            <text:p>2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3.43E-032" calcext:value-type="float">
            <text:p>3.43E-032</text:p>
          </table:table-cell>
          <table:table-cell office:value-type="float" office:value="2.2" calcext:value-type="float">
            <text:p>2.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42E-031" calcext:value-type="float">
            <text:p>3.42E-031</text:p>
          </table:table-cell>
          <table:table-cell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5E-031" calcext:value-type="float">
            <text:p>3.50E-031</text:p>
          </table:table-cell>
          <table:table-cell office:value-type="float" office:value="2.2" calcext:value-type="float">
            <text:p>2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7E-031" calcext:value-type="float">
            <text:p>1.47E-031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3E-031" calcext:value-type="float">
            <text:p>1.43E-031</text:p>
          </table:table-cell>
          <table:table-cell office:value-type="float" office:value="2.2" calcext:value-type="float">
            <text:p>2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7.41E-032" calcext:value-type="float">
            <text:p>7.41E-032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2.69E-032" calcext:value-type="float">
            <text:p>2.69E-032</text:p>
          </table:table-cell>
          <table:table-cell office:value-type="float" office:value="2.6" calcext:value-type="float">
            <text:p>2.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1.88E-032" calcext:value-type="float">
            <text:p>1.88E-032</text:p>
          </table:table-cell>
          <table:table-cell office:value-type="float" office:value="2.6" calcext:value-type="float">
            <text:p>2.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94E-031" calcext:value-type="float">
            <text:p>1.94E-031</text:p>
          </table:table-cell>
          <table:table-cell office:value-type="float" office:value="1.9" calcext:value-type="float">
            <text:p>1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89E-031" calcext:value-type="float">
            <text:p>1.89E-031</text:p>
          </table:table-cell>
          <table:table-cell office:value-type="float" office:value="2.1" calcext:value-type="float">
            <text:p>2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77.9" calcext:value-type="float">
            <text:p>377.9</text:p>
          </table:table-cell>
          <table:table-cell table:style-name="ce4" office:value-type="float" office:value="1.15E-031" calcext:value-type="float">
            <text:p>1.15E-031</text:p>
          </table:table-cell>
          <table:table-cell office:value-type="float" office:value="2.2" calcext:value-type="float">
            <text:p>2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7.64E-032" calcext:value-type="float">
            <text:p>7.64E-032</text:p>
          </table:table-cell>
          <table:table-cell office:value-type="float" office:value="1.9" calcext:value-type="float">
            <text:p>1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8.05E-032" calcext:value-type="float">
            <text:p>8.05E-032</text:p>
          </table:table-cell>
          <table:table-cell office:value-type="float" office:value="2.1" calcext:value-type="float">
            <text:p>2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51.5" calcext:value-type="float">
            <text:p>251.5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3.1" calcext:value-type="float">
            <text:p>3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89" calcext:value-type="float">
            <text:p>189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2.2" calcext:value-type="float">
            <text:p>2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77.7" calcext:value-type="float">
            <text:p>177.7</text:p>
          </table:table-cell>
          <table:table-cell table:style-name="ce4" office:value-type="float" office:value="1.17E-032" calcext:value-type="float">
            <text:p>1.17E-032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7" calcext:value-type="float">
            <text:p>1.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3E-031" calcext:value-type="float">
            <text:p>1.13E-031</text:p>
          </table:table-cell>
          <table:table-cell office:value-type="float" office:value="1.7" calcext:value-type="float">
            <text:p>1.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65E-032" calcext:value-type="float">
            <text:p>4.65E-03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59E-032" calcext:value-type="float">
            <text:p>4.59E-032</text:p>
          </table:table-cell>
          <table:table-cell office:value-type="float" office:value="2.3" calcext:value-type="float">
            <text:p>2.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2.45E-032" calcext:value-type="float">
            <text:p>2.45E-032</text:p>
          </table:table-cell>
          <table:table-cell office:value-type="float" office:value="3.1" calcext:value-type="float">
            <text:p>3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1.4E-032" calcext:value-type="float">
            <text:p>1.40E-032</text:p>
          </table:table-cell>
          <table:table-cell office:value-type="float" office:value="2.3" calcext:value-type="float">
            <text:p>2.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2.6" calcext:value-type="float">
            <text:p>2.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7.08E-033" calcext:value-type="float">
            <text:p>7.08E-033</text:p>
          </table:table-cell>
          <table:table-cell office:value-type="float" office:value="2.1" calcext:value-type="float">
            <text:p>2.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5E-032" calcext:value-type="float">
            <text:p>6.65E-032</text:p>
          </table:table-cell>
          <table:table-cell office:value-type="float" office:value="1.8" calcext:value-type="float">
            <text:p>1.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6E-032" calcext:value-type="float">
            <text:p>6.66E-032</text:p>
          </table:table-cell>
          <table:table-cell office:value-type="float" office:value="1.9" calcext:value-type="float">
            <text:p>1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3E-032" calcext:value-type="float">
            <text:p>2.73E-03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8E-032" calcext:value-type="float">
            <text:p>2.78E-032</text:p>
          </table:table-cell>
          <table:table-cell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1.44E-032" calcext:value-type="float">
            <text:p>1.44E-032</text:p>
          </table:table-cell>
          <table:table-cell office:value-type="float" office:value="2.6" calcext:value-type="float">
            <text:p>2.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8.6E-033" calcext:value-type="float">
            <text:p>8.60E-033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77E-033" calcext:value-type="float">
            <text:p>5.77E-033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4.46E-033" calcext:value-type="float">
            <text:p>4.46E-033</text:p>
          </table:table-cell>
          <table:table-cell office:value-type="float" office:value="2.9" calcext:value-type="float">
            <text:p>2.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11E-032" calcext:value-type="float">
            <text:p>4.11E-032</text:p>
          </table:table-cell>
          <table:table-cell office:value-type="float" office:value="2.6" calcext:value-type="float">
            <text:p>2.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03E-032" calcext:value-type="float">
            <text:p>4.03E-032</text:p>
          </table:table-cell>
          <table:table-cell office:value-type="float" office:value="1.4" calcext:value-type="float">
            <text:p>1.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67E-032" calcext:value-type="float">
            <text:p>1.67E-032</text:p>
          </table:table-cell>
          <table:table-cell office:value-type="float" office:value="2.1" calcext:value-type="float">
            <text:p>2.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7E-032" calcext:value-type="float">
            <text:p>1.70E-032</text:p>
          </table:table-cell>
          <table:table-cell office:value-type="float" office:value="1.9" calcext:value-type="float">
            <text:p>1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9.24E-033" calcext:value-type="float">
            <text:p>9.24E-033</text:p>
          </table:table-cell>
          <table:table-cell office:value-type="float" office:value="2.7" calcext:value-type="float">
            <text:p>2.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5.43E-033" calcext:value-type="float">
            <text:p>5.43E-033</text:p>
          </table:table-cell>
          <table:table-cell office:value-type="float" office:value="2.2" calcext:value-type="float">
            <text:p>2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8E-033" calcext:value-type="float">
            <text:p>3.80E-03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96E-033" calcext:value-type="float">
            <text:p>2.96E-033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7E-032" calcext:value-type="float">
            <text:p>2.37E-032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1.7" calcext:value-type="float">
            <text:p>1.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1.48E-032" calcext:value-type="float">
            <text:p>1.48E-032</text:p>
          </table:table-cell>
          <table:table-cell office:value-type="float" office:value="1.9" calcext:value-type="float">
            <text:p>1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2E-032" calcext:value-type="float">
            <text:p>1.02E-032</text:p>
          </table:table-cell>
          <table:table-cell office:value-type="float" office:value="2.2" calcext:value-type="float">
            <text:p>2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3E-032" calcext:value-type="float">
            <text:p>1.03E-032</text:p>
          </table:table-cell>
          <table:table-cell office:value-type="float" office:value="1.8" calcext:value-type="float">
            <text:p>1.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5.39E-033" calcext:value-type="float">
            <text:p>5.39E-03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3.6" calcext:value-type="float">
            <text:p>3.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98E-033" calcext:value-type="float">
            <text:p>1.98E-033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1.9" calcext:value-type="float">
            <text:p>1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5E-032" calcext:value-type="float">
            <text:p>1.55E-032</text:p>
          </table:table-cell>
          <table:table-cell office:value-type="float" office:value="3.3" calcext:value-type="float">
            <text:p>3.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1.7" calcext:value-type="float">
            <text:p>1.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2.3" calcext:value-type="float">
            <text:p>2.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33E-033" calcext:value-type="float">
            <text:p>6.33E-033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49E-033" calcext:value-type="float">
            <text:p>3.49E-033</text:p>
          </table:table-cell>
          <table:table-cell office:value-type="float" office:value="2.8" calcext:value-type="float">
            <text:p>2.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3E-033" calcext:value-type="float">
            <text:p>2.03E-033</text:p>
          </table:table-cell>
          <table:table-cell office:value-type="float" office:value="3.3" calcext:value-type="float">
            <text:p>3.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65E-033" calcext:value-type="float">
            <text:p>1.65E-033</text:p>
          </table:table-cell>
          <table:table-cell office:value-type="float" office:value="4.2" calcext:value-type="float">
            <text:p>4.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1.8" calcext:value-type="float">
            <text:p>1.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9.98E-033" calcext:value-type="float">
            <text:p>9.98E-03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5.67E-034" calcext:value-type="float">
            <text:p>5.67E-034</text:p>
          </table:table-cell>
          <table:table-cell office:value-type="float" office:value="3.5" calcext:value-type="float">
            <text:p>3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7.27E-034" calcext:value-type="float">
            <text:p>7.27E-034</text:p>
          </table:table-cell>
          <table:table-cell office:value-type="float" office:value="3.6" calcext:value-type="float">
            <text:p>3.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3.03E-034" calcext:value-type="float">
            <text:p>3.03E-034</text:p>
          </table:table-cell>
          <table:table-cell office:value-type="float" office:value="4.2" calcext:value-type="float">
            <text:p>4.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1.64E-034" calcext:value-type="float">
            <text:p>1.64E-034</text:p>
          </table:table-cell>
          <table:table-cell office:value-type="float" office:value="6.9" calcext:value-type="float">
            <text:p>6.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f5 Form Factor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Q^2 (F^-2)</text:p>
          </table:table-cell>
          <table:table-cell office:value-type="string" calcext:value-type="string">
            <text:p>Fch(3H)</text:p>
          </table:table-cell>
          <table:table-cell table:style-name="Default" office:value-type="string" calcext:value-type="string">
            <text:p>+/-</text:p>
          </table:table-cell>
          <table:table-cell table:style-name="ce5" office:value-type="string" calcext:value-type="string">
            <text:p>Fm(3H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ch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m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i^2/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2" calcext:value-type="float">
            <text:p>0.022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75" calcext:value-type="float">
            <text:p>0.075</text:p>
          </table:table-cell>
          <table:table-cell office:value-type="float" office:value="1.09" calcext:value-type="float">
            <text:p>1.0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14]+0.5" office:value-type="float" office:value="1.5" calcext:value-type="float">
            <text:p>1.5</text:p>
          </table:table-cell>
          <table:table-cell office:value-type="float" office:value="0.503" calcext:value-type="float">
            <text:p>0.503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475" calcext:value-type="float">
            <text:p>0.475</text:p>
          </table:table-cell>
          <table:table-cell office:value-type="float" office:value="0.015" calcext:value-type="float">
            <text:p>0.015</text:p>
          </table:table-cell>
          <table:table-cell office:value-type="float" office:value="0.431" calcext:value-type="float">
            <text:p>0.4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6" calcext:value-type="float">
            <text:p>0.046</text:p>
          </table:table-cell>
          <table:table-cell office:value-type="float" office:value="1.54" calcext:value-type="float">
            <text:p>1.5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15]+0.5"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379" calcext:value-type="float">
            <text:p>0.379</text:p>
          </table:table-cell>
          <table:table-cell office:value-type="float" office:value="0.012" calcext:value-type="float">
            <text:p>0.01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385" calcext:value-type="float">
            <text:p>0.385</text:p>
          </table:table-cell>
          <table:table-cell office:value-type="float" office:value="0.031" calcext:value-type="float">
            <text:p>0.031</text:p>
          </table:table-cell>
          <table:table-cell office:value-type="float" office:value="2.42" calcext:value-type="float">
            <text:p>2.4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16]+0.5" office:value-type="float" office:value="2.5" calcext:value-type="float">
            <text:p>2.5</text:p>
          </table:table-cell>
          <table:table-cell office:value-type="float" office:value="0.312" calcext:value-type="float">
            <text:p>0.312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3" calcext:value-type="float">
            <text:p>0.003</text:p>
          </table:table-cell>
          <table:table-cell office:value-type="float" office:value="0.291" calcext:value-type="float">
            <text:p>0.291</text:p>
          </table:table-cell>
          <table:table-cell office:value-type="float" office:value="0.02" calcext:value-type="float">
            <text:p>0.02</text:p>
          </table:table-cell>
          <table:table-cell office:value-type="float" office:value="2.16" calcext:value-type="float">
            <text:p>2.1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17]+0.5" office:value-type="float" office:value="3" calcext:value-type="float">
            <text:p>3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0.005" calcext:value-type="float">
            <text:p>0.005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6" calcext:value-type="float">
            <text:p>0.006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14" calcext:value-type="float">
            <text:p>0.014</text:p>
          </table:table-cell>
          <table:table-cell office:value-type="float" office:value="2.19" calcext:value-type="float">
            <text:p>2.1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18]+0.5" office:value-type="float" office:value="3.5" calcext:value-type="float">
            <text:p>3.5</text:p>
          </table:table-cell>
          <table:table-cell office:value-type="float" office:value="0.215" calcext:value-type="float">
            <text:p>0.21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01" calcext:value-type="float">
            <text:p>0.01</text:p>
          </table:table-cell>
          <table:table-cell office:value-type="float" office:value="1.59" calcext:value-type="float">
            <text:p>1.5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19]+0.5" office:value-type="float" office:value="4" calcext:value-type="float">
            <text:p>4</text:p>
          </table:table-cell>
          <table:table-cell office:value-type="float" office:value="0.175" calcext:value-type="float">
            <text:p>0.17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9" calcext:value-type="float">
            <text:p>0.009</text:p>
          </table:table-cell>
          <table:table-cell office:value-type="float" office:value="1.64" calcext:value-type="float">
            <text:p>1.6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20]+0.5" office:value-type="float" office:value="4.5" calcext:value-type="float">
            <text:p>4.5</text:p>
          </table:table-cell>
          <table:table-cell office:value-type="float" office:value="0.137" calcext:value-type="float">
            <text:p>0.137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5" calcext:value-type="float">
            <text:p>0.005</text:p>
          </table:table-cell>
          <table:table-cell office:value-type="float" office:value="1.1" calcext:value-type="float">
            <text:p>1.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21]+0.5" office:value-type="float" office:value="5" calcext:value-type="float">
            <text:p>5</text:p>
          </table:table-cell>
          <table:table-cell office:value-type="float" office:value="0.118" calcext:value-type="float">
            <text:p>0.118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8" calcext:value-type="float">
            <text:p>0.008</text:p>
          </table:table-cell>
          <table:table-cell office:value-type="float" office:value="2.27" calcext:value-type="float">
            <text:p>2.2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758" calcext:value-type="float">
            <text:p>0.0758</text:p>
          </table:table-cell>
          <table:table-cell table:style-name="ce5" office:value-type="float" office:value="0.0041" calcext:value-type="float">
            <text:p>0.004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056" calcext:value-type="float">
            <text:p>0.0056</text:p>
          </table:table-cell>
          <table:table-cell office:value-type="float" office:value="3.45" calcext:value-type="float">
            <text:p>3.4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295" calcext:value-type="float">
            <text:p>0.0295</text:p>
          </table:table-cell>
          <table:table-cell table:style-name="ce5" office:value-type="float" office:value="0.0039" calcext:value-type="float">
            <text:p>0.0039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63" calcext:value-type="float">
            <text:p>0.63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f6 Amroun: EM Structure of the Helium Isotopes. McCarthy, Sick, Whitney. Phys Rev C <text:s/>Volume 15, No. 4, APRIL 1977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7" calcext:value-type="float">
            <text:p>0.347</text:p>
          </table:table-cell>
          <table:table-cell table:style-name="ce4" office:value-type="float" office:value="0.682" calcext:value-type="float">
            <text:p>6.82E-001</text:p>
          </table:table-cell>
          <table:table-cell table:style-name="ce4" office:value-type="float" office:value="0.017" calcext:value-type="float">
            <text:p>1.7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style-name="ce4" office:value-type="float" office:value="0.651" calcext:value-type="float">
            <text:p>6.51E-001</text:p>
          </table:table-cell>
          <table:table-cell table:style-name="ce4" office:value-type="float" office:value="0.016" calcext:value-type="float">
            <text:p>1.6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51" calcext:value-type="float">
            <text:p>0.451</text:p>
          </table:table-cell>
          <table:table-cell table:style-name="ce4" office:value-type="float" office:value="0.602" calcext:value-type="float">
            <text:p>6.02E-001</text:p>
          </table:table-cell>
          <table:table-cell table:style-name="ce4" office:value-type="float" office:value="0.015" calcext:value-type="float">
            <text:p>1.5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style-name="ce4" office:value-type="float" office:value="0.582" calcext:value-type="float">
            <text:p>5.82E-001</text:p>
          </table:table-cell>
          <table:table-cell table:style-name="ce4" office:value-type="float" office:value="0.015" calcext:value-type="float">
            <text:p>1.5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2" calcext:value-type="float">
            <text:p>0.542</text:p>
          </table:table-cell>
          <table:table-cell table:style-name="ce4" office:value-type="float" office:value="0.548" calcext:value-type="float">
            <text:p>5.48E-001</text:p>
          </table:table-cell>
          <table:table-cell table:style-name="ce4" office:value-type="float" office:value="0.014" calcext:value-type="float">
            <text:p>1.4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style-name="ce4" office:value-type="float" office:value="0.516" calcext:value-type="float">
            <text:p>5.16E-001</text:p>
          </table:table-cell>
          <table:table-cell table:style-name="ce4" office:value-type="float" office:value="0.013" calcext:value-type="float">
            <text:p>1.3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39" calcext:value-type="float">
            <text:p>0.639</text:p>
          </table:table-cell>
          <table:table-cell table:style-name="ce4" office:value-type="float" office:value="0.487" calcext:value-type="float">
            <text:p>4.87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style-name="ce4" office:value-type="float" office:value="0.455" calcext:value-type="float">
            <text:p>4.55E-001</text:p>
          </table:table-cell>
          <table:table-cell table:style-name="ce4" office:value-type="float" office:value="0.011" calcext:value-type="float">
            <text:p>1.1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style-name="ce4" office:value-type="float" office:value="0.426" calcext:value-type="float">
            <text:p>4.26E-001</text:p>
          </table:table-cell>
          <table:table-cell table:style-name="ce4" office:value-type="float" office:value="0.011" calcext:value-type="float">
            <text:p>1.1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style-name="ce4" office:value-type="float" office:value="0.385" calcext:value-type="float">
            <text:p>3.85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0.332" calcext:value-type="float">
            <text:p>3.32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table:style-name="ce4" office:value-type="float" office:value="0.297" calcext:value-type="float">
            <text:p>2.97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table:style-name="ce4" office:value-type="float" office:value="0.269" calcext:value-type="float">
            <text:p>2.69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table:style-name="ce4" office:value-type="float" office:value="0.193" calcext:value-type="float">
            <text:p>1.93E-001</text:p>
          </table:table-cell>
          <table:table-cell table:style-name="ce4" office:value-type="float" office:value="0.005" calcext:value-type="float">
            <text:p>5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table:style-name="ce4" office:value-type="float" office:value="0.139" calcext:value-type="float">
            <text:p>1.39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 table:style-name="ce4" office:value-type="float" office:value="0.0943" calcext:value-type="float">
            <text:p>9.43E-002</text:p>
          </table:table-cell>
          <table:table-cell table:style-name="ce4" office:value-type="float" office:value="0.0024" calcext:value-type="float">
            <text:p>2.4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table:style-name="ce4" office:value-type="float" office:value="0.0691" calcext:value-type="float">
            <text:p>6.91E-002</text:p>
          </table:table-cell>
          <table:table-cell table:style-name="ce4" office:value-type="float" office:value="0.0018" calcext:value-type="float">
            <text:p>1.8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table:style-name="ce4" office:value-type="float" office:value="0.0571" calcext:value-type="float">
            <text:p>5.71E-002</text:p>
          </table:table-cell>
          <table:table-cell table:style-name="ce4" office:value-type="float" office:value="0.0017" calcext:value-type="float">
            <text:p>1.7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 table:style-name="ce4" office:value-type="float" office:value="-0.0000036" calcext:value-type="float">
            <text:p>-3.60E-00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table:style-name="ce4" office:value-type="float" office:value="0.0000255" calcext:value-type="float">
            <text:p>2.55E-005</text:p>
          </table:table-cell>
          <table:table-cell table:style-name="ce4" office:value-type="float" office:value="0.0000091" calcext:value-type="float">
            <text:p>9.10E-0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4" office:value-type="float" office:value="0.0000351" calcext:value-type="float">
            <text:p>3.51E-005</text:p>
          </table:table-cell>
          <table:table-cell table:style-name="ce4" office:value-type="float" office:value="0.0000099" calcext:value-type="float">
            <text:p>9.90E-0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4" office:value-type="float" office:value="0.306" calcext:value-type="float">
            <text:p>3.06E-001</text:p>
          </table:table-cell>
          <table:table-cell table:style-name="ce4" office:value-type="float" office:value="0.0000064" calcext:value-type="float">
            <text:p>6.40E-00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table:style-name="ce5" office:value-type="string" calcext:value-type="string">
            <text:p>+/-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035" calcext:value-type="float">
            <text:p>3.5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" calcext:value-type="float">
            <text:p>4.90E-002</text:p>
          </table:table-cell>
          <table:table-cell table:style-name="ce4" office:value-type="float" office:value="0.0097" calcext:value-type="float">
            <text:p>9.7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388" calcext:value-type="float">
            <text:p>3.88E-002</text:p>
          </table:table-cell>
          <table:table-cell table:style-name="ce4" office:value-type="float" office:value="0.0035" calcext:value-type="float">
            <text:p>3.5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142" calcext:value-type="float">
            <text:p>1.42E-002</text:p>
          </table:table-cell>
          <table:table-cell table:style-name="ce4" office:value-type="float" office:value="0.0085" calcext:value-type="float">
            <text:p>8.5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39" calcext:value-type="float">
            <text:p>1.39E-002</text:p>
          </table:table-cell>
          <table:table-cell table:style-name="ce4" office:value-type="float" office:value="0.0036" calcext:value-type="float">
            <text:p>3.6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4" calcext:value-type="float">
            <text:p>1.04E-002</text:p>
          </table:table-cell>
          <table:table-cell table:style-name="ce4" office:value-type="float" office:value="0.0013" calcext:value-type="float">
            <text:p>1.3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528" calcext:value-type="float">
            <text:p>5.28E-003</text:p>
          </table:table-cell>
          <table:table-cell table:style-name="ce4" office:value-type="float" office:value="0.00157" calcext:value-type="float">
            <text:p>1.57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556" calcext:value-type="float">
            <text:p>5.56E-003</text:p>
          </table:table-cell>
          <table:table-cell table:style-name="ce4" office:value-type="float" office:value="0.00085" calcext:value-type="float">
            <text:p>8.5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07" calcext:value-type="float">
            <text:p>3.07E-003</text:p>
          </table:table-cell>
          <table:table-cell table:style-name="ce4" office:value-type="float" office:value="0.00033" calcext:value-type="float">
            <text:p>3.3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213" calcext:value-type="float">
            <text:p>2.13E-003</text:p>
          </table:table-cell>
          <table:table-cell table:style-name="ce4" office:value-type="float" office:value="0.00069" calcext:value-type="float">
            <text:p>6.9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29" calcext:value-type="float">
            <text:p>1.29E-003</text:p>
          </table:table-cell>
          <table:table-cell table:style-name="ce4" office:value-type="float" office:value="0.00039" calcext:value-type="float">
            <text:p>3.9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106" calcext:value-type="float">
            <text:p>1.06E-003</text:p>
          </table:table-cell>
          <table:table-cell table:style-name="ce4" office:value-type="float" office:value="0.00046" calcext:value-type="float">
            <text:p>4.6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8" calcext:value-type="float">
            <text:p>3.80E-004</text:p>
          </table:table-cell>
          <table:table-cell table:style-name="ce4" office:value-type="float" office:value="0.000313" calcext:value-type="float">
            <text:p>3.13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204" calcext:value-type="float">
            <text:p>2.04E-004</text:p>
          </table:table-cell>
          <table:table-cell table:style-name="ce4" office:value-type="float" office:value="0.000153" calcext:value-type="float">
            <text:p>1.53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2" calcext:value-type="float">
            <text:p>1.20E-004</text:p>
          </table:table-cell>
          <table:table-cell table:style-name="ce4" office:value-type="float" office:value="0.000118" calcext:value-type="float">
            <text:p>1.18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193" calcext:value-type="float">
            <text:p>1.93E-004</text:p>
          </table:table-cell>
          <table:table-cell table:style-name="ce4" office:value-type="float" office:value="0.000105" calcext:value-type="float">
            <text:p>1.05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4" office:value-type="float" office:value="0.000146" calcext:value-type="float">
            <text:p>1.46E-004</text:p>
          </table:table-cell>
          <table:table-cell table:style-name="ce4" office:value-type="float" office:value="0.000073" calcext:value-type="float">
            <text:p>7.30E-0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566" calcext:value-type="float">
            <text:p>5.66E-005</text:p>
          </table:table-cell>
          <table:table-cell table:style-name="ce4" office:value-type="float" office:value="0.0000471" calcext:value-type="float">
            <text:p>4.71E-0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053" calcext:value-type="float">
            <text:p>5.30E-005</text:p>
          </table:table-cell>
          <table:table-cell table:style-name="ce4" office:value-type="float" office:value="-0.000042" calcext:value-type="float">
            <text:p>-4.20E-0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05" calcext:value-type="float">
            <text:p>5.00E-006</text:p>
          </table:table-cell>
          <table:table-cell table:style-name="ce4" office:value-type="float" office:value="0.000009" calcext:value-type="float">
            <text:p>9.00E-006</text:p>
          </table:table-cell>
          <table:table-cell table:style-name="ce4" office:value-type="float" office:value="-0.000005" calcext:value-type="float">
            <text:p>-5.00E-00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03" calcext:value-type="float">
            <text:p>3.00E-006</text:p>
          </table:table-cell>
          <table:table-cell table:style-name="ce4" office:value-type="float" office:value="0.000007" calcext:value-type="float">
            <text:p>7.00E-006</text:p>
          </table:table-cell>
          <table:table-cell table:style-name="ce4" office:value-type="float" office:value="-0.0003" calcext:value-type="float">
            <text:p>-3.00E-00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^2</text:p>
          </table:table-cell>
          <table:table-cell table:style-name="ce5" office:value-type="string" calcext:value-type="string">
            <text:p>+/-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48" calcext:value-type="float">
            <text:p>0.348</text:p>
          </table:table-cell>
          <table:table-cell table:style-name="ce4" office:value-type="float" office:value="0.721" calcext:value-type="float">
            <text:p>7.21E-001</text:p>
          </table:table-cell>
          <table:table-cell table:style-name="ce4" office:value-type="float" office:value="0.018" calcext:value-type="float">
            <text:p>1.8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01" calcext:value-type="float">
            <text:p>0.401</text:p>
          </table:table-cell>
          <table:table-cell table:style-name="ce4" office:value-type="float" office:value="0.687" calcext:value-type="float">
            <text:p>6.87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52" calcext:value-type="float">
            <text:p>0.452</text:p>
          </table:table-cell>
          <table:table-cell table:style-name="ce4" office:value-type="float" office:value="0.653" calcext:value-type="float">
            <text:p>6.53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02" calcext:value-type="float">
            <text:p>0.502</text:p>
          </table:table-cell>
          <table:table-cell table:style-name="ce4" office:value-type="float" office:value="0.629" calcext:value-type="float">
            <text:p>6.29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44" calcext:value-type="float">
            <text:p>0.544</text:p>
          </table:table-cell>
          <table:table-cell table:style-name="ce4" office:value-type="float" office:value="0.609" calcext:value-type="float">
            <text:p>6.09E-001</text:p>
          </table:table-cell>
          <table:table-cell table:style-name="ce4" office:value-type="float" office:value="0.015" calcext:value-type="float">
            <text:p>1.5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03" calcext:value-type="float">
            <text:p>0.603</text:p>
          </table:table-cell>
          <table:table-cell table:style-name="ce4" office:value-type="float" office:value="0.576" calcext:value-type="float">
            <text:p>5.76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642" calcext:value-type="float">
            <text:p>0.642</text:p>
          </table:table-cell>
          <table:table-cell table:style-name="ce4" office:value-type="float" office:value="0.55" calcext:value-type="float">
            <text:p>5.50E-001</text:p>
          </table:table-cell>
          <table:table-cell table:style-name="ce4" office:value-type="float" office:value="0.014" calcext:value-type="float">
            <text:p>1.4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04" calcext:value-type="float">
            <text:p>0.704</text:p>
          </table:table-cell>
          <table:table-cell table:style-name="ce4" office:value-type="float" office:value="0.523" calcext:value-type="float">
            <text:p>5.23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47" calcext:value-type="float">
            <text:p>0.747</text:p>
          </table:table-cell>
          <table:table-cell table:style-name="ce4" office:value-type="float" office:value="0.491" calcext:value-type="float">
            <text:p>4.91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05" calcext:value-type="float">
            <text:p>0.805</text:p>
          </table:table-cell>
          <table:table-cell table:style-name="ce4" office:value-type="float" office:value="0.474" calcext:value-type="float">
            <text:p>4.74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56" calcext:value-type="float">
            <text:p>0.856</text:p>
          </table:table-cell>
          <table:table-cell table:style-name="ce4" office:value-type="float" office:value="0.451" calcext:value-type="float">
            <text:p>4.51E-001</text:p>
          </table:table-cell>
          <table:table-cell table:style-name="ce4" office:value-type="float" office:value="0.011" calcext:value-type="float">
            <text:p>1.1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07" calcext:value-type="float">
            <text:p>0.907</text:p>
          </table:table-cell>
          <table:table-cell table:style-name="ce4" office:value-type="float" office:value="0.43" calcext:value-type="float">
            <text:p>4.30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05" calcext:value-type="float">
            <text:p>1.005</text:p>
          </table:table-cell>
          <table:table-cell table:style-name="ce4" office:value-type="float" office:value="0.402" calcext:value-type="float">
            <text:p>4.02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09" calcext:value-type="float">
            <text:p>1.009</text:p>
          </table:table-cell>
          <table:table-cell table:style-name="ce4" office:value-type="float" office:value="0.391" calcext:value-type="float">
            <text:p>3.91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07" calcext:value-type="float">
            <text:p>1.107</text:p>
          </table:table-cell>
          <table:table-cell table:style-name="ce4" office:value-type="float" office:value="0.369" calcext:value-type="float">
            <text:p>3.69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1" calcext:value-type="float">
            <text:p>1.11</text:p>
          </table:table-cell>
          <table:table-cell table:style-name="ce4" office:value-type="float" office:value="0.356" calcext:value-type="float">
            <text:p>3.56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08" calcext:value-type="float">
            <text:p>1.208</text:p>
          </table:table-cell>
          <table:table-cell table:style-name="ce4" office:value-type="float" office:value="0.334" calcext:value-type="float">
            <text:p>3.34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12" calcext:value-type="float">
            <text:p>1.212</text:p>
          </table:table-cell>
          <table:table-cell table:style-name="ce4" office:value-type="float" office:value="0.328" calcext:value-type="float">
            <text:p>3.28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15" calcext:value-type="float">
            <text:p>1.315</text:p>
          </table:table-cell>
          <table:table-cell table:style-name="ce4" office:value-type="float" office:value="0.292" calcext:value-type="float">
            <text:p>2.92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417" calcext:value-type="float">
            <text:p>1.417</text:p>
          </table:table-cell>
          <table:table-cell table:style-name="ce4" office:value-type="float" office:value="0.268" calcext:value-type="float">
            <text:p>2.68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11" calcext:value-type="float">
            <text:p>1.511</text:p>
          </table:table-cell>
          <table:table-cell table:style-name="ce4" office:value-type="float" office:value="0.252" calcext:value-type="float">
            <text:p>2.52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19" calcext:value-type="float">
            <text:p>1.519</text:p>
          </table:table-cell>
          <table:table-cell table:style-name="ce4" office:value-type="float" office:value="0.245" calcext:value-type="float">
            <text:p>2.45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22" calcext:value-type="float">
            <text:p>1.622</text:p>
          </table:table-cell>
          <table:table-cell table:style-name="ce4" office:value-type="float" office:value="0.226" calcext:value-type="float">
            <text:p>2.26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25" calcext:value-type="float">
            <text:p>1.725</text:p>
          </table:table-cell>
          <table:table-cell table:style-name="ce4" office:value-type="float" office:value="0.205" calcext:value-type="float">
            <text:p>2.05E-001</text:p>
          </table:table-cell>
          <table:table-cell table:style-name="ce4" office:value-type="float" office:value="0.005" calcext:value-type="float">
            <text:p>5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17" calcext:value-type="float">
            <text:p>1.817</text:p>
          </table:table-cell>
          <table:table-cell table:style-name="ce4" office:value-type="float" office:value="0.188" calcext:value-type="float">
            <text:p>1.88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156" calcext:value-type="float">
            <text:p>1.56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02" calcext:value-type="float">
            <text:p>2.02</text:p>
          </table:table-cell>
          <table:table-cell table:style-name="ce4" office:value-type="float" office:value="0.159" calcext:value-type="float">
            <text:p>1.59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24" calcext:value-type="float">
            <text:p>2.224</text:p>
          </table:table-cell>
          <table:table-cell table:style-name="ce4" office:value-type="float" office:value="0.132" calcext:value-type="float">
            <text:p>1.32E-001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21" calcext:value-type="float">
            <text:p>2.521</text:p>
          </table:table-cell>
          <table:table-cell table:style-name="ce4" office:value-type="float" office:value="0.101" calcext:value-type="float">
            <text:p>1.01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3" calcext:value-type="float">
            <text:p>2.53</text:p>
          </table:table-cell>
          <table:table-cell table:style-name="ce4" office:value-type="float" office:value="0.0985" calcext:value-type="float">
            <text:p>9.85E-002</text:p>
          </table:table-cell>
          <table:table-cell table:style-name="ce4" office:value-type="float" office:value="0.0019" calcext:value-type="float">
            <text:p>1.9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5" calcext:value-type="float">
            <text:p>2.55</text:p>
          </table:table-cell>
          <table:table-cell table:style-name="ce4" office:value-type="float" office:value="0.0967" calcext:value-type="float">
            <text:p>9.67E-002</text:p>
          </table:table-cell>
          <table:table-cell table:style-name="ce4" office:value-type="float" office:value="0.0024" calcext:value-type="float">
            <text:p>2.4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65" calcext:value-type="float">
            <text:p>2.65</text:p>
          </table:table-cell>
          <table:table-cell table:style-name="ce4" office:value-type="float" office:value="0.0883" calcext:value-type="float">
            <text:p>8.83E-002</text:p>
          </table:table-cell>
          <table:table-cell table:style-name="ce4" office:value-type="float" office:value="0.0022" calcext:value-type="float">
            <text:p>2.2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76" calcext:value-type="float">
            <text:p>2.76</text:p>
          </table:table-cell>
          <table:table-cell table:style-name="ce4" office:value-type="float" office:value="0.0818" calcext:value-type="float">
            <text:p>8.18E-002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87" calcext:value-type="float">
            <text:p>2.87</text:p>
          </table:table-cell>
          <table:table-cell table:style-name="ce4" office:value-type="float" office:value="0.0734" calcext:value-type="float">
            <text:p>7.34E-002</text:p>
          </table:table-cell>
          <table:table-cell table:style-name="ce4" office:value-type="float" office:value="0.0018" calcext:value-type="float">
            <text:p>1.8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0622" calcext:value-type="float">
            <text:p>6.22E-002</text:p>
          </table:table-cell>
          <table:table-cell table:style-name="ce4" office:value-type="float" office:value="0.001" calcext:value-type="float">
            <text:p>1.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05" calcext:value-type="float">
            <text:p>3.05</text:p>
          </table:table-cell>
          <table:table-cell table:style-name="ce4" office:value-type="float" office:value="0.0628" calcext:value-type="float">
            <text:p>6.28E-002</text:p>
          </table:table-cell>
          <table:table-cell table:style-name="ce4" office:value-type="float" office:value="0.0012" calcext:value-type="float">
            <text:p>1.2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08" calcext:value-type="float">
            <text:p>3.08</text:p>
          </table:table-cell>
          <table:table-cell table:style-name="ce4" office:value-type="float" office:value="0.0599" calcext:value-type="float">
            <text:p>5.99E-002</text:p>
          </table:table-cell>
          <table:table-cell table:style-name="ce4" office:value-type="float" office:value="0.0015" calcext:value-type="float">
            <text:p>1.5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54" calcext:value-type="float">
            <text:p>3.54</text:p>
          </table:table-cell>
          <table:table-cell table:style-name="ce4" office:value-type="float" office:value="0.0386" calcext:value-type="float">
            <text:p>3.86E-002</text:p>
          </table:table-cell>
          <table:table-cell table:style-name="ce4" office:value-type="float" office:value="0.0008" calcext:value-type="float">
            <text:p>8.0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85" calcext:value-type="float">
            <text:p>3.85</text:p>
          </table:table-cell>
          <table:table-cell table:style-name="ce4" office:value-type="float" office:value="0.0293" calcext:value-type="float">
            <text:p>2.93E-002</text:p>
          </table:table-cell>
          <table:table-cell table:style-name="ce4" office:value-type="float" office:value="0.0007" calcext:value-type="float">
            <text:p>7.0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.06" calcext:value-type="float">
            <text:p>4.06</text:p>
          </table:table-cell>
          <table:table-cell table:style-name="ce4" office:value-type="float" office:value="0.0248" calcext:value-type="float">
            <text:p>2.4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.11" calcext:value-type="float">
            <text:p>4.11</text:p>
          </table:table-cell>
          <table:table-cell table:style-name="ce4" office:value-type="float" office:value="0.023" calcext:value-type="float">
            <text:p>2.3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.32" calcext:value-type="float">
            <text:p>4.32</text:p>
          </table:table-cell>
          <table:table-cell table:style-name="ce4" office:value-type="float" office:value="0.0191" calcext:value-type="float">
            <text:p>1.91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.64" calcext:value-type="float">
            <text:p>4.64</text:p>
          </table:table-cell>
          <table:table-cell table:style-name="ce4" office:value-type="float" office:value="0.014" calcext:value-type="float">
            <text:p>1.40E-002</text:p>
          </table:table-cell>
          <table:table-cell table:style-name="ce4" office:value-type="float" office:value="0.0003" calcext:value-type="float">
            <text:p>3.0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.06" calcext:value-type="float">
            <text:p>5.06</text:p>
          </table:table-cell>
          <table:table-cell table:style-name="ce4" office:value-type="float" office:value="0.00987" calcext:value-type="float">
            <text:p>9.87E-003</text:p>
          </table:table-cell>
          <table:table-cell table:style-name="ce4" office:value-type="float" office:value="0.00025" calcext:value-type="float">
            <text:p>2.5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.08" calcext:value-type="float">
            <text:p>6.08</text:p>
          </table:table-cell>
          <table:table-cell table:style-name="ce4" office:value-type="float" office:value="0.00359" calcext:value-type="float">
            <text:p>3.59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.13" calcext:value-type="float">
            <text:p>6.13</text:p>
          </table:table-cell>
          <table:table-cell table:style-name="ce4" office:value-type="float" office:value="0.00322" calcext:value-type="float">
            <text:p>3.22E-003</text:p>
          </table:table-cell>
          <table:table-cell table:style-name="ce4" office:value-type="float" office:value="0.00011" calcext:value-type="float">
            <text:p>1.1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.22" calcext:value-type="float">
            <text:p>6.22</text:p>
          </table:table-cell>
          <table:table-cell table:style-name="ce4" office:value-type="float" office:value="0.00278" calcext:value-type="float">
            <text:p>2.78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f7 Amroun: Elastic e- Scattering 3He/4He High Momentum Transfer. Arnold, D. Day, Sick 1978. Phys Rev Letters vol. 40, No.22 1429-1432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o convert A1/2 to cross section see notes from 7/18/17</text:p>
          </table:table-cell>
          <table:table-cell/>
          <table:table-cell table:style-name="ce5"/>
          <table:table-cell/>
          <table:table-cell office:value-type="string" calcext:value-type="string">
            <text:p>Theta = 8 de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^2 (GeV/c)^2</text:p>
          </table:table-cell>
          <table:table-cell office:value-type="string" calcext:value-type="string">
            <text:p>3He 10e3*|A1/2|</text:p>
          </table:table-cell>
          <table:table-cell table:style-name="ce5" office:value-type="string" calcext:value-type="string">
            <text:p>+/-</text:p>
          </table:table-cell>
          <table:table-cell table:style-name="ce5" office:value-type="string" calcext:value-type="string">
            <text:p>4He 10e3*|Fch|</text:p>
          </table:table-cell>
          <table:table-cell table:style-name="ce5" office:value-type="string" calcext:value-type="string">
            <text:p>+/-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4.57" calcext:value-type="float">
            <text:p>4.57</text:p>
          </table:table-cell>
          <table:table-cell table:style-name="ce5" office:value-type="float" office:value="0.59" calcext:value-type="float">
            <text:p>0.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.56" calcext:value-type="float">
            <text:p>3.56</text:p>
          </table:table-cell>
          <table:table-cell table:style-name="ce5" office:value-type="float" office:value="0.32" calcext:value-type="float">
            <text:p>0.32</text:p>
          </table:table-cell>
          <table:table-cell office:value-type="float" office:value="5.49" calcext:value-type="float">
            <text:p>5.49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table:style-name="ce5" office:value-type="float" office:value="0.23" calcext:value-type="float">
            <text:p>0.23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.42" calcext:value-type="float">
            <text:p>1.42</text:p>
          </table:table-cell>
          <table:table-cell table:style-name="ce5" office:value-type="float" office:value="0.13" calcext:value-type="float">
            <text:p>0.13</text:p>
          </table:table-cell>
          <table:table-cell office:value-type="float" office:value="1.36" calcext:value-type="float">
            <text:p>1.36</text:p>
          </table:table-cell>
          <table:table-cell office:value-type="float" office:value="0.19" calcext:value-type="float">
            <text:p>0.1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0.818" calcext:value-type="float">
            <text:p>0.818</text:p>
          </table:table-cell>
          <table:table-cell table:style-name="ce5" office:value-type="float" office:value="0.073" calcext:value-type="float">
            <text:p>0.073</text:p>
          </table:table-cell>
          <table:table-cell office:value-type="float" office:value="0.579" calcext:value-type="float">
            <text:p>0.579</text:p>
          </table:table-cell>
          <table:table-cell office:value-type="float" office:value="0.098" calcext:value-type="float">
            <text:p>0.09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56" calcext:value-type="float">
            <text:p>0.456</text:p>
          </table:table-cell>
          <table:table-cell table:style-name="ce5" office:value-type="float" office:value="0.045" calcext:value-type="float">
            <text:p>0.045</text:p>
          </table:table-cell>
          <table:table-cell office:value-type="float" office:value="0.273" calcext:value-type="float">
            <text:p>0.273</text:p>
          </table:table-cell>
          <table:table-cell office:value-type="float" office:value="0.063" calcext:value-type="float">
            <text:p>0.0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275" calcext:value-type="float">
            <text:p>0.275</text:p>
          </table:table-cell>
          <table:table-cell table:style-name="ce5" office:value-type="float" office:value="0.039" calcext:value-type="float">
            <text:p>0.03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5" calcext:value-type="float">
            <text:p>0.0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.108</text:p>
          </table:table-cell>
          <table:table-cell table:style-name="ce5" office:value-type="float" office:value="0.025" calcext:value-type="float">
            <text:p>0.0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25" calcext:value-type="float">
            <text:p>2.25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017" calcext:value-type="float">
            <text:p>0.0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/>
          <table:table-cell table:style-name="ce5"/>
          <table:table-cell office:value-type="string" calcext:value-type="string">
            <text:p>&lt;=0.04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28" calcext:value-type="float">
            <text:p>0.028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  <table:table-cell table:style-name="ce5" office:value-type="float" office:value="0.018" calcext:value-type="float">
            <text:p>0.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&lt;=0.057</text:p>
          </table:table-cell>
          <table:table-cell table:style-name="ce5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f8 Amroun: Low Momentum Elastic e- Scattering 3He. Szlata 1977. Phys Rev C Vol 15, No.4 1977</text:p>
          </table:table-cell>
          <table:table-cell/>
          <table:table-cell table:style-name="ce5"/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Energy (MeV)</text:p>
          </table:table-cell>
          <table:table-cell office:value-type="string" calcext:value-type="string">
            <text:p>Theta (deg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12C (mb/sr)</text:p>
          </table:table-cell>
          <table:table-cell office:value-type="string" calcext:value-type="string">
            <text:p>XS 3He/ XS 12C</text:p>
          </table:table-cell>
          <table:table-cell office:value-type="string" calcext:value-type="string">
            <text:p>+/-</text:p>
          </table:table-cell>
          <table:table-cell table:style-name="ce1" office:value-type="string" calcext:value-type="string">
            <text:p>Coulomb Correction Factor epsilon_g</text:p>
          </table:table-cell>
          <table:table-cell table:style-name="ce1" office:value-type="string" calcext:value-type="string">
            <text:p>Fch^2 (Born Approx.)</text:p>
          </table:table-cell>
          <table:table-cell office:value-type="string" calcext:value-type="string">
            <text:p>+/-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8.83" calcext:value-type="float">
            <text:p>28.83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316" calcext:value-type="float">
            <text:p>0.0316</text:p>
          </table:table-cell>
          <table:table-cell office:value-type="float" office:value="0.993" calcext:value-type="float">
            <text:p>0.993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16" calcext:value-type="float">
            <text:p>0.001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9.15" calcext:value-type="float">
            <text:p>29.1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323" calcext:value-type="float">
            <text:p>0.0323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15" calcext:value-type="float">
            <text:p>0.001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4.05" calcext:value-type="float">
            <text:p>34.05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441" calcext:value-type="float">
            <text:p>0.0441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15" calcext:value-type="float">
            <text:p>0.001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4.27" calcext:value-type="float">
            <text:p>34.27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445" calcext:value-type="float">
            <text:p>0.0445</text:p>
          </table:table-cell>
          <table:table-cell office:value-type="float" office:value="0.6897" calcext:value-type="float">
            <text:p>0.6897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4.32" calcext:value-type="float">
            <text:p>44.3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741" calcext:value-type="float">
            <text:p>0.0741</text:p>
          </table:table-cell>
          <table:table-cell office:value-type="float" office:value="0.3859" calcext:value-type="float">
            <text:p>0.3859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11" calcext:value-type="float">
            <text:p>0.001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7.51" calcext:value-type="float">
            <text:p>47.5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5" calcext:value-type="float">
            <text:p>0.0855</text:p>
          </table:table-cell>
          <table:table-cell office:value-type="float" office:value="0.3239" calcext:value-type="float">
            <text:p>0.323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15" calcext:value-type="float">
            <text:p>0.001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7.56" calcext:value-type="float">
            <text:p>47.56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9" calcext:value-type="float">
            <text:p>0.0859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" calcext:value-type="float">
            <text:p>0.986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12" calcext:value-type="float">
            <text:p>0.00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7.63" calcext:value-type="float">
            <text:p>47.63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67" calcext:value-type="float">
            <text:p>0.0867</text:p>
          </table:table-cell>
          <table:table-cell office:value-type="float" office:value="0.322" calcext:value-type="float">
            <text:p>0.322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" calcext:value-type="float">
            <text:p>0.00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4.48" calcext:value-type="float">
            <text:p>54.48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117" calcext:value-type="float">
            <text:p>0.1117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13" calcext:value-type="float">
            <text:p>0.001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5.47" calcext:value-type="float">
            <text:p>55.47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162" calcext:value-type="float">
            <text:p>0.116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11" calcext:value-type="float">
            <text:p>0.001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0.91" calcext:value-type="float">
            <text:p>60.9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14" calcext:value-type="float">
            <text:p>0.1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1" calcext:value-type="float">
            <text:p>0.001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4.62" calcext:value-type="float">
            <text:p>64.6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568" calcext:value-type="float">
            <text:p>0.156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4" calcext:value-type="float">
            <text:p>0.001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7.28" calcext:value-type="float">
            <text:p>67.2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05" calcext:value-type="float">
            <text:p>0.1705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12" calcext:value-type="float">
            <text:p>0.00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7.38" calcext:value-type="float">
            <text:p>67.3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1" calcext:value-type="float">
            <text:p>0.17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92" calcext:value-type="float">
            <text:p>0.792</text:p>
          </table:table-cell>
          <table:table-cell office:value-type="float" office:value="0.0011" calcext:value-type="float">
            <text:p>0.001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2.99" calcext:value-type="float">
            <text:p>72.99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004" calcext:value-type="float">
            <text:p>0.2004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2" calcext:value-type="float">
            <text:p>0.00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3.9" calcext:value-type="float">
            <text:p>73.9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053" calcext:value-type="float">
            <text:p>0.2053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11" calcext:value-type="float">
            <text:p>0.001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4.76" calcext:value-type="float">
            <text:p>74.76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093" calcext:value-type="float">
            <text:p>0.209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12" calcext:value-type="float">
            <text:p>0.00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9.6" calcext:value-type="float">
            <text:p>79.6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379" calcext:value-type="float">
            <text:p>0.2379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1" calcext:value-type="float">
            <text:p>0.00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1.35" calcext:value-type="float">
            <text:p>81.3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484" calcext:value-type="float">
            <text:p>0.2484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771" calcext:value-type="float">
            <text:p>0.771</text:p>
          </table:table-cell>
          <table:table-cell office:value-type="float" office:value="0.0011" calcext:value-type="float">
            <text:p>0.001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4.92" calcext:value-type="float">
            <text:p>84.9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693" calcext:value-type="float">
            <text:p>0.269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33" calcext:value-type="float">
            <text:p>0.13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" calcext:value-type="float">
            <text:p>0.9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0011" calcext:value-type="float">
            <text:p>0.001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0.37" calcext:value-type="float">
            <text:p>90.37</text:p>
          </table:table-cell>
          <table:table-cell office:value-type="float" office:value="75.35" calcext:value-type="float">
            <text:p>75.35</text:p>
          </table:table-cell>
          <table:table-cell table:style-name="ce5" office:value-type="float" office:value="0.306" calcext:value-type="float">
            <text:p>0.306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1" calcext:value-type="float">
            <text:p>0.00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3362" calcext:value-type="float">
            <text:p>0.3362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658" calcext:value-type="float">
            <text:p>0.658</text:p>
          </table:table-cell>
          <table:table-cell office:value-type="float" office:value="0.0012" calcext:value-type="float">
            <text:p>0.0012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f9 Amroun: ELASTIC ELECTRON SCATTERING FROM 3He AND 4He. Otterman 1984. Nuclear Physics A436 (1985) 688-698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8816" calcext:value-type="float">
            <text:p>0.8816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278" calcext:value-type="float">
            <text:p>0.8278</text:p>
          </table:table-cell>
          <table:table-cell table:style-name="ce5" office:value-type="float" office:value="1.21" calcext:value-type="float">
            <text:p>1.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7775" calcext:value-type="float">
            <text:p>0.7775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329" calcext:value-type="float">
            <text:p>0.7329</text:p>
          </table:table-cell>
          <table:table-cell table:style-name="ce5" office:value-type="float" office:value="1.23" calcext:value-type="float">
            <text:p>1.2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6511" calcext:value-type="float">
            <text:p>0.6511</text:p>
          </table:table-cell>
          <table:table-cell table:style-name="ce5" office:value-type="float" office:value="0.95" calcext:value-type="float">
            <text:p>0.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22" calcext:value-type="float">
            <text:p>0.5822</text:p>
          </table:table-cell>
          <table:table-cell table:style-name="ce5" office:value-type="float" office:value="0.82" calcext:value-type="float">
            <text:p>0.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359" calcext:value-type="float">
            <text:p>0.5359</text:p>
          </table:table-cell>
          <table:table-cell table:style-name="ce5" office:value-type="float" office:value="0.86" calcext:value-type="float">
            <text:p>0.8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5233" calcext:value-type="float">
            <text:p>0.5233</text:p>
          </table:table-cell>
          <table:table-cell table:style-name="ce5" office:value-type="float" office:value="0.83" calcext:value-type="float">
            <text:p>0.8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5004" calcext:value-type="float">
            <text:p>0.5004</text:p>
          </table:table-cell>
          <table:table-cell table:style-name="ce5" office:value-type="float" office:value="0.89" calcext:value-type="float">
            <text:p>0.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703" calcext:value-type="float">
            <text:p>0.4703</text:p>
          </table:table-cell>
          <table:table-cell table:style-name="ce5" office:value-type="float" office:value="0.84" calcext:value-type="float">
            <text:p>0.8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234" calcext:value-type="float">
            <text:p>0.4234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0.89" calcext:value-type="float">
            <text:p>0.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815" calcext:value-type="float">
            <text:p>0.3815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3" calcext:value-type="float">
            <text:p>0.3613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432" calcext:value-type="float">
            <text:p>0.3432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119" calcext:value-type="float">
            <text:p>0.3119</text:p>
          </table:table-cell>
          <table:table-cell table:style-name="ce5" office:value-type="float" office:value="1.07" calcext:value-type="float">
            <text:p>1.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818" calcext:value-type="float">
            <text:p>0.2818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69" calcext:value-type="float">
            <text:p>0.2569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19" calcext:value-type="float">
            <text:p>0.2319</text:p>
          </table:table-cell>
          <table:table-cell table:style-name="ce5" office:value-type="float" office:value="1.88" calcext:value-type="float">
            <text:p>1.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06" calcext:value-type="float">
            <text:p>0.2106</text:p>
          </table:table-cell>
          <table:table-cell table:style-name="ce5" office:value-type="float" office:value="1.59" calcext:value-type="float">
            <text:p>1.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27" calcext:value-type="float">
            <text:p>0.1927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774" calcext:value-type="float">
            <text:p>0.1774</text:p>
          </table:table-cell>
          <table:table-cell table:style-name="ce5" office:value-type="float" office:value="1.59" calcext:value-type="float">
            <text:p>1.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599" calcext:value-type="float">
            <text:p>0.1599</text:p>
          </table:table-cell>
          <table:table-cell table:style-name="ce5" office:value-type="float" office:value="1.91" calcext:value-type="float">
            <text:p>1.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5" calcext:value-type="float">
            <text:p>0.1475</text:p>
          </table:table-cell>
          <table:table-cell table:style-name="ce5" office:value-type="float" office:value="1.77" calcext:value-type="float">
            <text:p>1.7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Fm(3He)</text:p>
          </table:table-cell>
          <table:table-cell table:style-name="ce5" office:value-type="string" calcext:value-type="string">
            <text:p>DeltaFm (%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313" calcext:value-type="float">
            <text:p>0.7313</text:p>
          </table:table-cell>
          <table:table-cell table:style-name="ce5" office:value-type="float" office:value="16.4" calcext:value-type="float">
            <text:p>16.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44" calcext:value-type="float">
            <text:p>0.584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113" calcext:value-type="float">
            <text:p>0.5113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4896" calcext:value-type="float">
            <text:p>0.4896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4784" calcext:value-type="float">
            <text:p>0.478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438" calcext:value-type="float">
            <text:p>0.4438</text:p>
          </table:table-cell>
          <table:table-cell table:style-name="ce5" office:value-type="float" office:value="5.7" calcext:value-type="float">
            <text:p>5.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071" calcext:value-type="float">
            <text:p>0.4071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3754" calcext:value-type="float">
            <text:p>0.375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601" calcext:value-type="float">
            <text:p>0.3601</text:p>
          </table:table-cell>
          <table:table-cell table:style-name="ce5" office:value-type="float" office:value="7.8" calcext:value-type="float">
            <text:p>7.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2" calcext:value-type="float">
            <text:p>0.3612</text:p>
          </table:table-cell>
          <table:table-cell table:style-name="ce5" office:value-type="float" office:value="5.2" calcext:value-type="float">
            <text:p>5.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582" calcext:value-type="float">
            <text:p>0.3582</text:p>
          </table:table-cell>
          <table:table-cell table:style-name="ce5" office:value-type="float" office:value="7.3" calcext:value-type="float">
            <text:p>7.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014" calcext:value-type="float">
            <text:p>0.3014</text:p>
          </table:table-cell>
          <table:table-cell table:style-name="ce5" office:value-type="float" office:value="6.4" calcext:value-type="float">
            <text:p>6.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755" calcext:value-type="float">
            <text:p>0.2755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03" calcext:value-type="float">
            <text:p>0.2503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78" calcext:value-type="float">
            <text:p>0.2378</text:p>
          </table:table-cell>
          <table:table-cell table:style-name="ce5"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83" calcext:value-type="float">
            <text:p>0.2183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71" calcext:value-type="float">
            <text:p>0.1971</text:p>
          </table:table-cell>
          <table:table-cell table:style-name="ce5" office:value-type="float" office:value="10.5" calcext:value-type="float">
            <text:p>10.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67" calcext:value-type="float">
            <text:p>0.167</text:p>
          </table:table-cell>
          <table:table-cell table:style-name="ce5" office:value-type="float" office:value="9.1" calcext:value-type="float">
            <text:p>9.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724" calcext:value-type="float">
            <text:p>0.1724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2" calcext:value-type="float">
            <text:p>0.147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61" calcext:value-type="float">
            <text:p>0.261</text:p>
          </table:table-cell>
          <table:table-cell office:value-type="float" office:value="0.8856" calcext:value-type="float">
            <text:p>0.8856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16" calcext:value-type="float">
            <text:p>0.416</text:p>
          </table:table-cell>
          <table:table-cell office:value-type="float" office:value="0.8223" calcext:value-type="float">
            <text:p>0.8223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19" calcext:value-type="float">
            <text:p>0.419</text:p>
          </table:table-cell>
          <table:table-cell office:value-type="float" office:value="0.8216" calcext:value-type="float">
            <text:p>0.8216</text:p>
          </table:table-cell>
          <table:table-cell table:style-name="ce5" office:value-type="float" office:value="1.14" calcext:value-type="float">
            <text:p>1.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477" calcext:value-type="float">
            <text:p>0.477</text:p>
          </table:table-cell>
          <table:table-cell office:value-type="float" office:value="0.8016" calcext:value-type="float">
            <text:p>0.80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6" calcext:value-type="float">
            <text:p>0.56</text:p>
          </table:table-cell>
          <table:table-cell office:value-type="float" office:value="0.7705" calcext:value-type="float">
            <text:p>0.770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96" calcext:value-type="float">
            <text:p>0.596</text:p>
          </table:table-cell>
          <table:table-cell office:value-type="float" office:value="0.7554" calcext:value-type="float">
            <text:p>0.75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17" calcext:value-type="float">
            <text:p>0.717</text:p>
          </table:table-cell>
          <table:table-cell office:value-type="float" office:value="0.7188" calcext:value-type="float">
            <text:p>0.7188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723" calcext:value-type="float">
            <text:p>0.723</text:p>
          </table:table-cell>
          <table:table-cell office:value-type="float" office:value="0.7134" calcext:value-type="float">
            <text:p>0.7134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37" calcext:value-type="float">
            <text:p>0.837</text:p>
          </table:table-cell>
          <table:table-cell office:value-type="float" office:value="0.678" calcext:value-type="float">
            <text:p>0.678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89" calcext:value-type="float">
            <text:p>0.6589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02" calcext:value-type="float">
            <text:p>0.902</text:p>
          </table:table-cell>
          <table:table-cell office:value-type="float" office:value="0.6564" calcext:value-type="float">
            <text:p>0.6564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642" calcext:value-type="float">
            <text:p>0.642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59" calcext:value-type="float">
            <text:p>1.059</text:p>
          </table:table-cell>
          <table:table-cell office:value-type="float" office:value="0.6108" calcext:value-type="float">
            <text:p>0.6108</text:p>
          </table:table-cell>
          <table:table-cell table:style-name="ce5" office:value-type="float" office:value="1.19" calcext:value-type="float">
            <text:p>1.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0.5994" calcext:value-type="float">
            <text:p>0.5994</text:p>
          </table:table-cell>
          <table:table-cell table:style-name="ce5" office:value-type="float" office:value="1.32" calcext:value-type="float">
            <text:p>1.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5742" calcext:value-type="float">
            <text:p>0.5742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05" calcext:value-type="float">
            <text:p>1.205</text:p>
          </table:table-cell>
          <table:table-cell office:value-type="float" office:value="0.5732" calcext:value-type="float">
            <text:p>0.5732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79" calcext:value-type="float">
            <text:p>0.4979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87" calcext:value-type="float">
            <text:p>0.8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01" calcext:value-type="float">
            <text:p>1.501</text:p>
          </table:table-cell>
          <table:table-cell office:value-type="float" office:value="0.4994" calcext:value-type="float">
            <text:p>0.4994</text:p>
          </table:table-cell>
          <table:table-cell table:style-name="ce5" office:value-type="float" office:value="0.88" calcext:value-type="float">
            <text:p>0.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746" calcext:value-type="float">
            <text:p>1.746</text:p>
          </table:table-cell>
          <table:table-cell office:value-type="float" office:value="0.4447" calcext:value-type="float">
            <text:p>0.4447</text:p>
          </table:table-cell>
          <table:table-cell table:style-name="ce5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63" calcext:value-type="float">
            <text:p>0.4363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45" calcext:value-type="float">
            <text:p>0.4345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77" calcext:value-type="float">
            <text:p>0.4377</text:p>
          </table:table-cell>
          <table:table-cell table:style-name="ce5" office:value-type="float" office:value="0.97" calcext:value-type="float">
            <text:p>0.9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161" calcext:value-type="float">
            <text:p>2.161</text:p>
          </table:table-cell>
          <table:table-cell office:value-type="float" office:value="0.3701" calcext:value-type="float">
            <text:p>0.3701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83" calcext:value-type="float">
            <text:p>0.3183</text:p>
          </table:table-cell>
          <table:table-cell table:style-name="ce5" office:value-type="float" office:value="1.44" calcext:value-type="float">
            <text:p>1.4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65" calcext:value-type="float">
            <text:p>0.3165</text:p>
          </table:table-cell>
          <table:table-cell table:style-name="ce5" office:value-type="float" office:value="1.04" calcext:value-type="float">
            <text:p>1.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75" calcext:value-type="float">
            <text:p>0.3175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89" calcext:value-type="float">
            <text:p>2.89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2225" calcext:value-type="float">
            <text:p>0.2225</text:p>
          </table:table-cell>
          <table:table-cell table:style-name="ce5" office:value-type="float" office:value="1.25" calcext:value-type="float">
            <text:p>1.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661" calcext:value-type="float">
            <text:p>3.661</text:p>
          </table:table-cell>
          <table:table-cell office:value-type="float" office:value="0.1875" calcext:value-type="float">
            <text:p>0.1875</text:p>
          </table:table-cell>
          <table:table-cell table:style-name="ce5" office:value-type="float" office:value="1.27" calcext:value-type="float">
            <text:p>1.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1609" calcext:value-type="float">
            <text:p>0.1609</text:p>
          </table:table-cell>
          <table:table-cell table:style-name="ce5" office:value-type="float" office:value="1.45" calcext:value-type="float">
            <text:p>1.45</text:p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f10 Amroun: 3He Mag FF. Phys Rev C vol 27, No. 1. Dunn 1983</text:p>
          </table:table-cell>
          <table:table-cell/>
          <table:table-cell table:style-name="ce5"/>
          <table:table-cell table:number-columns-repeated="1019"/>
        </table:table-row>
        <table:table-row table:style-name="ro4">
          <table:table-cell/>
          <table:table-cell table:style-name="ce1" office:value-type="string" calcext:value-type="string">
            <text:p>4He Checkout Run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(nb/sr)</text:p>
          </table:table-cell>
          <table:table-cell office:value-type="string" calcext:value-type="string">
            <text:p>fc^2</text:p>
          </table:table-cell>
          <table:table-cell office:value-type="string" calcext:value-type="string">
            <text:p>Total Error (%)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3.42" calcext:value-type="float">
            <text:p>103.4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.011" calcext:value-type="float">
            <text:p>1.011</text:p>
          </table:table-cell>
          <table:table-cell office:value-type="float" office:value="23.09" calcext:value-type="float">
            <text:p>23.09</text:p>
          </table:table-cell>
          <table:table-cell office:value-type="float" office:value="0.392" calcext:value-type="float">
            <text:p>0.39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Default"/>
          <table:table-cell office:value-type="string" calcext:value-type="string">
            <text:p>XS (ub/sr)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float" office:value="58.6" calcext:value-type="float">
            <text:p>58.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0873" calcext:value-type="float">
            <text:p>0.0873</text:p>
          </table:table-cell>
          <table:table-cell table:style-name="ce5" office:value-type="float" office:value="66.13" calcext:value-type="float">
            <text:p>66.13</text:p>
          </table:table-cell>
          <table:table-cell office:value-type="float" office:value="0.922" calcext:value-type="float">
            <text:p>0.922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9.7" calcext:value-type="float">
            <text:p>89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24.13" calcext:value-type="float">
            <text:p>24.13</text:p>
          </table:table-cell>
          <table:table-cell office:value-type="float" office:value="0.793" calcext:value-type="float">
            <text:p>0.793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09.78" calcext:value-type="float">
            <text:p>109.78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3036" calcext:value-type="float">
            <text:p>0.3036</text:p>
          </table:table-cell>
          <table:table-cell table:style-name="ce5" office:value-type="float" office:value="14.17" calcext:value-type="float">
            <text:p>14.1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41.96" calcext:value-type="float">
            <text:p>141.9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5048" calcext:value-type="float">
            <text:p>0.5048</text:p>
          </table:table-cell>
          <table:table-cell office:value-type="float" office:value="6.656" calcext:value-type="float">
            <text:p>6.656</text:p>
          </table:table-cell>
          <table:table-cell office:value-type="float" office:value="0.553" calcext:value-type="float">
            <text:p>0.55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74.7" calcext:value-type="float">
            <text:p>174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7601" calcext:value-type="float">
            <text:p>0.7601</text:p>
          </table:table-cell>
          <table:table-cell office:value-type="float" office:value="3.225" calcext:value-type="float">
            <text:p>3.225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01.7" calcext:value-type="float">
            <text:p>201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.0086" calcext:value-type="float">
            <text:p>1.0086</text:p>
          </table:table-cell>
          <table:table-cell office:value-type="float" office:value="1.852" calcext:value-type="float">
            <text:p>1.852</text:p>
          </table:table-cell>
          <table:table-cell office:value-type="float" office:value="0.314" calcext:value-type="float">
            <text:p>0.31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6">
          <table:table-cell table:number-columns-repeated="4"/>
          <table:table-cell table:style-name="ce5"/>
          <table:table-cell/>
          <table:table-cell table:style-name="ce1" office:value-type="string" calcext:value-type="string">
            <text:p>f^2 total FF (sig/sigmott)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3He Preliminary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Total Error (%)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85.23" calcext:value-type="float">
            <text:p>185.2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3.03" calcext:value-type="float">
            <text:p>3.03</text:p>
          </table:table-cell>
          <table:table-cell office:value-type="float" office:value="2.43" calcext:value-type="float">
            <text:p>2.43</text:p>
          </table:table-cell>
          <table:table-cell table:style-name="ce4" office:value-type="float" office:value="0.142" calcext:value-type="float">
            <text:p>1.42E-001</text:p>
          </table:table-cell>
          <table:table-cell office:value-type="float" office:value="3.5" calcext:value-type="float">
            <text:p>3.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16.24" calcext:value-type="float">
            <text:p>216.24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05" calcext:value-type="float">
            <text:p>4.05</text:p>
          </table:table-cell>
          <table:table-cell table:style-name="ce4" office:value-type="float" office:value="0.96" calcext:value-type="float">
            <text:p>9.60E-001</text:p>
          </table:table-cell>
          <table:table-cell table:style-name="ce4" office:value-type="float" office:value="0.0733" calcext:value-type="float">
            <text:p>7.33E-002</text:p>
          </table:table-cell>
          <table:table-cell office:value-type="float" office:value="3.5" calcext:value-type="float">
            <text:p>3.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38.11" calcext:value-type="float">
            <text:p>238.1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85" calcext:value-type="float">
            <text:p>4.85</text:p>
          </table:table-cell>
          <table:table-cell table:style-name="ce4" office:value-type="float" office:value="0.45" calcext:value-type="float">
            <text:p>4.50E-001</text:p>
          </table:table-cell>
          <table:table-cell table:style-name="ce4" office:value-type="float" office:value="0.0447" calcext:value-type="float">
            <text:p>4.47E-002</text:p>
          </table:table-cell>
          <table:table-cell office:value-type="float" office:value="3.5" calcext:value-type="float">
            <text:p>3.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57.83" calcext:value-type="float">
            <text:p>257.8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62" calcext:value-type="float">
            <text:p>5.62</text:p>
          </table:table-cell>
          <table:table-cell table:style-name="ce4" office:value-type="float" office:value="0.218" calcext:value-type="float">
            <text:p>2.18E-001</text:p>
          </table:table-cell>
          <table:table-cell table:style-name="ce4" office:value-type="float" office:value="0.0257" calcext:value-type="float">
            <text:p>2.57E-00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71.53" calcext:value-type="float">
            <text:p>271.5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19" calcext:value-type="float">
            <text:p>6.19</text:p>
          </table:table-cell>
          <table:table-cell table:style-name="ce4" office:value-type="float" office:value="0.141" calcext:value-type="float">
            <text:p>1.41E-001</text:p>
          </table:table-cell>
          <table:table-cell table:style-name="ce4" office:value-type="float" office:value="0.0186" calcext:value-type="float">
            <text:p>1.86E-002</text:p>
          </table:table-cell>
          <table:table-cell office:value-type="float" office:value="4.5" calcext:value-type="float">
            <text:p>4.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83.51" calcext:value-type="float">
            <text:p>283.5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0.0864" calcext:value-type="float">
            <text:p>8.64E-002</text:p>
          </table:table-cell>
          <table:table-cell table:style-name="ce4" office:value-type="float" office:value="0.0125" calcext:value-type="float">
            <text:p>1.25E-002</text:p>
          </table:table-cell>
          <table:table-cell office:value-type="float" office:value="4.5" calcext:value-type="float">
            <text:p>4.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98.26" calcext:value-type="float">
            <text:p>298.26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35" calcext:value-type="float">
            <text:p>7.35</text:p>
          </table:table-cell>
          <table:table-cell table:style-name="ce4" office:value-type="float" office:value="0.0551" calcext:value-type="float">
            <text:p>5.51E-002</text:p>
          </table:table-cell>
          <table:table-cell table:style-name="ce4" office:value-type="float" office:value="0.00888" calcext:value-type="float">
            <text:p>8.88E-003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09.15" calcext:value-type="float">
            <text:p>309.1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85" calcext:value-type="float">
            <text:p>7.85</text:p>
          </table:table-cell>
          <table:table-cell table:style-name="ce4" office:value-type="float" office:value="0.0402" calcext:value-type="float">
            <text:p>4.02E-002</text:p>
          </table:table-cell>
          <table:table-cell table:style-name="ce4" office:value-type="float" office:value="0.00701" calcext:value-type="float">
            <text:p>7.01E-00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19.07" calcext:value-type="float">
            <text:p>319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31" calcext:value-type="float">
            <text:p>8.31</text:p>
          </table:table-cell>
          <table:table-cell table:style-name="ce4" office:value-type="float" office:value="0.0256" calcext:value-type="float">
            <text:p>2.56E-002</text:p>
          </table:table-cell>
          <table:table-cell table:style-name="ce4" office:value-type="float" office:value="0.00479" calcext:value-type="float">
            <text:p>4.79E-003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28.8" calcext:value-type="float">
            <text:p>328.8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78" calcext:value-type="float">
            <text:p>8.78</text:p>
          </table:table-cell>
          <table:table-cell table:style-name="ce4" office:value-type="float" office:value="0.0143" calcext:value-type="float">
            <text:p>1.43E-002</text:p>
          </table:table-cell>
          <table:table-cell table:style-name="ce4" office:value-type="float" office:value="0.00284" calcext:value-type="float">
            <text:p>2.84E-003</text:p>
          </table:table-cell>
          <table:table-cell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68.25" calcext:value-type="float">
            <text:p>368.2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0.78" calcext:value-type="float">
            <text:p>10.78</text:p>
          </table:table-cell>
          <table:table-cell table:style-name="ce4" office:value-type="float" office:value="0.004" calcext:value-type="float">
            <text:p>4.00E-003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0.5" calcext:value-type="float">
            <text:p>10.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77.85" calcext:value-type="float">
            <text:p>377.8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1.28" calcext:value-type="float">
            <text:p>11.28</text:p>
          </table:table-cell>
          <table:table-cell table:style-name="ce4" office:value-type="float" office:value="0.00191" calcext:value-type="float">
            <text:p>1.91E-003</text:p>
          </table:table-cell>
          <table:table-cell table:style-name="ce4" office:value-type="float" office:value="0.00052" calcext:value-type="float">
            <text:p>5.20E-004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5">
          <table:table-cell/>
          <table:table-cell table:style-name="ce1" office:value-type="string" calcext:value-type="string">
            <text:p>3He Final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5.41" calcext:value-type="float">
            <text:p>85.4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6864" calcext:value-type="float">
            <text:p>0.6864</text:p>
          </table:table-cell>
          <table:table-cell table:style-name="ce2" office:value-type="float" office:value="59.25" calcext:value-type="float">
            <text:p>5.925E+001</text:p>
          </table:table-cell>
          <table:table-cell table:style-name="ce2" office:value-type="float" office:value="0.6885" calcext:value-type="float">
            <text:p>6.885E-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03.39" calcext:value-type="float">
            <text:p>103.3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994" calcext:value-type="float">
            <text:p>0.994</text:p>
          </table:table-cell>
          <table:table-cell table:style-name="ce2" office:value-type="float" office:value="32.73" calcext:value-type="float">
            <text:p>3.273E+001</text:p>
          </table:table-cell>
          <table:table-cell table:style-name="ce2" office:value-type="float" office:value="0.5639" calcext:value-type="float">
            <text:p>5.639E-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49.35" calcext:value-type="float">
            <text:p>149.3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015" calcext:value-type="float">
            <text:p>2.015</text:p>
          </table:table-cell>
          <table:table-cell table:style-name="ce2" office:value-type="float" office:value="7.678" calcext:value-type="float">
            <text:p>7.678E+000</text:p>
          </table:table-cell>
          <table:table-cell table:style-name="ce2" office:value-type="float" office:value="0.2842" calcext:value-type="float">
            <text:p>2.842E-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84.07" calcext:value-type="float">
            <text:p>184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995" calcext:value-type="float">
            <text:p>2.995</text:p>
          </table:table-cell>
          <table:table-cell table:style-name="ce2" office:value-type="float" office:value="2.54" calcext:value-type="float">
            <text:p>2.540E+000</text:p>
          </table:table-cell>
          <table:table-cell table:style-name="ce2" office:value-type="float" office:value="0.1459" calcext:value-type="float">
            <text:p>1.459E-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24.87" calcext:value-type="float">
            <text:p>224.8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361" calcext:value-type="float">
            <text:p>4.361</text:p>
          </table:table-cell>
          <table:table-cell table:style-name="ce2" office:value-type="float" office:value="0.6868" calcext:value-type="float">
            <text:p>6.868E-001</text:p>
          </table:table-cell>
          <table:table-cell table:style-name="ce2" office:value-type="float" office:value="0.6036" calcext:value-type="float">
            <text:p>6.036E-00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66.52" calcext:value-type="float">
            <text:p>266.5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977" calcext:value-type="float">
            <text:p>5.977</text:p>
          </table:table-cell>
          <table:table-cell table:style-name="ce2" office:value-type="float" office:value="0.1654" calcext:value-type="float">
            <text:p>1.654E-001</text:p>
          </table:table-cell>
          <table:table-cell table:style-name="ce2" office:value-type="float" office:value="0.02092" calcext:value-type="float">
            <text:p>2.092E-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89.79" calcext:value-type="float">
            <text:p>289.7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972" calcext:value-type="float">
            <text:p>6.972</text:p>
          </table:table-cell>
          <table:table-cell table:style-name="ce2" office:value-type="float" office:value="0.07407" calcext:value-type="float">
            <text:p>7.407E-002</text:p>
          </table:table-cell>
          <table:table-cell table:style-name="ce2" office:value-type="float" office:value="0.01123" calcext:value-type="float">
            <text:p>1.123E-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12.43" calcext:value-type="float">
            <text:p>312.4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0.0311" calcext:value-type="float">
            <text:p>3.110E-002</text:p>
          </table:table-cell>
          <table:table-cell table:style-name="ce2" office:value-type="float" office:value="0.00555" calcext:value-type="float">
            <text:p>5.550E-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48.65" calcext:value-type="float">
            <text:p>348.6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9.76" calcext:value-type="float">
            <text:p>9.76</text:p>
          </table:table-cell>
          <table:table-cell table:style-name="ce2" office:value-type="float" office:value="0.00823" calcext:value-type="float">
            <text:p>8.230E-003</text:p>
          </table:table-cell>
          <table:table-cell table:style-name="ce2" office:value-type="float" office:value="0.00187" calcext:value-type="float">
            <text:p>1.870E-0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 (total FF)</text:p>
          </table:table-cell>
          <table:table-cell table:style-name="ce6" office:value-type="string" calcext:value-type="string">
            <text:p>epsilon m (mag scattering correction)</text:p>
          </table:table-cell>
          <table:table-cell table:style-name="ce1" office:value-type="string" calcext:value-type="string">
            <text:p>epsilon D (Coulomb distortion correction)</text:p>
          </table:table-cell>
          <table:table-cell table:style-name="ce1" office:value-type="string" calcext:value-type="string">
            <text:p>epsilon N (Normalization Correction)</text:p>
          </table:table-cell>
          <table:table-cell table:style-name="ce1" office:value-type="string" calcext:value-type="string">
            <text:p>Fc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908" calcext:value-type="float">
            <text:p>0.908</text:p>
          </table:table-cell>
          <table:table-cell table:style-name="ce5" office:value-type="float" office:value="0.998" calcext:value-type="float">
            <text:p>0.99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891" calcext:value-type="float">
            <text:p>0.891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796" calcext:value-type="float">
            <text:p>0.796</text:p>
          </table:table-cell>
          <table:table-cell table:style-name="ce5" office:value-type="float" office:value="0.996" calcext:value-type="float">
            <text:p>0.996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5" calcext:value-type="float">
            <text:p>0.995</text:p>
          </table:table-cell>
          <table:table-cell office:value-type="float" office:value="0.782" calcext:value-type="float">
            <text:p>0.782</text:p>
          </table:table-cell>
          <table:table-cell office:value-type="float" office:value="1.2" calcext:value-type="float">
            <text:p>1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703" calcext:value-type="float">
            <text:p>0.703</text:p>
          </table:table-cell>
          <table:table-cell table:style-name="ce5" office:value-type="float" office:value="0.994" calcext:value-type="float">
            <text:p>0.99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5" calcext:value-type="float">
            <text:p>0.995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56" calcext:value-type="float">
            <text:p>0.556</text:p>
          </table:table-cell>
          <table:table-cell table:style-name="ce5" office:value-type="float" office:value="0.99" calcext:value-type="float">
            <text:p>0.99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546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413" calcext:value-type="float">
            <text:p>0.413</text:p>
          </table:table-cell>
          <table:table-cell table:style-name="ce5" office:value-type="float" office:value="0.984" calcext:value-type="float">
            <text:p>0.98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5" calcext:value-type="float">
            <text:p>0.995</text:p>
          </table:table-cell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style-name="ce5" office:value-type="float" office:value="0.979" calcext:value-type="float">
            <text:p>0.979</text:p>
          </table:table-cell>
          <table:table-cell office:value-type="float" office:value="1.005" calcext:value-type="float">
            <text:p>1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9"/>
        </table:table-row>
        <table:table-row table:style-name="ro5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fm^-2</text:p>
          </table:table-cell>
          <table:table-cell office:value-type="string" calcext:value-type="string">
            <text:p>f^2</text:p>
          </table:table-cell>
          <table:table-cell table:style-name="ce5" office:value-type="string" calcext:value-type="string">
            <text:p>fC^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epsilon D</text:p>
          </table:table-cell>
          <table:table-cell office:value-type="string" calcext:value-type="string">
            <text:p>FM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686" calcext:value-type="float">
            <text:p>0.686</text:p>
          </table:table-cell>
          <table:table-cell table:style-name="ce4" office:value-type="float" office:value="0.689" calcext:value-type="float">
            <text:p>6.89E-001</text:p>
          </table:table-cell>
          <table:table-cell table:style-name="ce4" office:value-type="float" office:value="0.44" calcext:value-type="float">
            <text:p>4.40E-001</text:p>
          </table:table-cell>
          <table:table-cell table:style-name="ce4" office:value-type="float" office:value="0.443" calcext:value-type="float">
            <text:p>4.43E-001</text:p>
          </table:table-cell>
          <table:table-cell office:value-type="float" office:value="0.98" calcext:value-type="float">
            <text:p>0.98</text:p>
          </table:table-cell>
          <table:table-cell table:style-name="ce4" office:value-type="float" office:value="0.434" calcext:value-type="float">
            <text:p>4.34E-001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994" calcext:value-type="float">
            <text:p>0.994</text:p>
          </table:table-cell>
          <table:table-cell table:style-name="ce4" office:value-type="float" office:value="0.564" calcext:value-type="float">
            <text:p>5.64E-001</text:p>
          </table:table-cell>
          <table:table-cell table:style-name="ce4" office:value-type="float" office:value="0.308" calcext:value-type="float">
            <text:p>3.08E-001</text:p>
          </table:table-cell>
          <table:table-cell table:style-name="ce4" office:value-type="float" office:value="0.315" calcext:value-type="float">
            <text:p>3.15E-001</text:p>
          </table:table-cell>
          <table:table-cell office:value-type="float" office:value="0.99" calcext:value-type="float">
            <text:p>0.99</text:p>
          </table:table-cell>
          <table:table-cell table:style-name="ce4" office:value-type="float" office:value="0.312" calcext:value-type="float">
            <text:p>3.12E-001</text:p>
          </table:table-cell>
          <table:table-cell office:value-type="float" office:value="2.5" calcext:value-type="float">
            <text:p>2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284" calcext:value-type="float">
            <text:p>2.84E-001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11" calcext:value-type="float">
            <text:p>1.10E-001</text:p>
          </table:table-cell>
          <table:table-cell office:value-type="float" office:value="1.012" calcext:value-type="float">
            <text:p>1.012</text:p>
          </table:table-cell>
          <table:table-cell table:style-name="ce4" office:value-type="float" office:value="0.112" calcext:value-type="float">
            <text:p>1.12E-00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.995" calcext:value-type="float">
            <text:p>2.995</text:p>
          </table:table-cell>
          <table:table-cell table:style-name="ce4" office:value-type="float" office:value="0.146" calcext:value-type="float">
            <text:p>1.46E-001</text:p>
          </table:table-cell>
          <table:table-cell table:style-name="ce4" office:value-type="float" office:value="0.0389" calcext:value-type="float">
            <text:p>3.89E-002</text:p>
          </table:table-cell>
          <table:table-cell table:style-name="ce4" office:value-type="float" office:value="0.0437" calcext:value-type="float">
            <text:p>4.37E-002</text:p>
          </table:table-cell>
          <table:table-cell office:value-type="float" office:value="1.029" calcext:value-type="float">
            <text:p>1.029</text:p>
          </table:table-cell>
          <table:table-cell table:style-name="ce4" office:value-type="float" office:value="0.045" calcext:value-type="float">
            <text:p>4.50E-002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.361" calcext:value-type="float">
            <text:p>4.361</text:p>
          </table:table-cell>
          <table:table-cell table:style-name="ce4" office:value-type="float" office:value="0.0604" calcext:value-type="float">
            <text:p>6.04E-002</text:p>
          </table:table-cell>
          <table:table-cell table:style-name="ce4" office:value-type="float" office:value="0.011" calcext:value-type="float">
            <text:p>1.10E-002</text:p>
          </table:table-cell>
          <table:table-cell table:style-name="ce4" office:value-type="float" office:value="0.0139" calcext:value-type="float">
            <text:p>1.39E-002</text:p>
          </table:table-cell>
          <table:table-cell office:value-type="float" office:value="1.047" calcext:value-type="float">
            <text:p>1.047</text:p>
          </table:table-cell>
          <table:table-cell table:style-name="ce4" office:value-type="float" office:value="0.145" calcext:value-type="float">
            <text:p>1.45E-00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.977" calcext:value-type="float">
            <text:p>5.977</text:p>
          </table:table-cell>
          <table:table-cell table:style-name="ce4" office:value-type="float" office:value="0.021" calcext:value-type="float">
            <text:p>2.10E-002</text:p>
          </table:table-cell>
          <table:table-cell table:style-name="ce4" office:value-type="float" office:value="0.00255" calcext:value-type="float">
            <text:p>2.55E-003</text:p>
          </table:table-cell>
          <table:table-cell table:style-name="ce4" office:value-type="float" office:value="0.00376" calcext:value-type="float">
            <text:p>3.76E-003</text:p>
          </table:table-cell>
          <table:table-cell office:value-type="float" office:value="1.068" calcext:value-type="float">
            <text:p>1.068</text:p>
          </table:table-cell>
          <table:table-cell table:style-name="ce4" office:value-type="float" office:value="0.00402" calcext:value-type="float">
            <text:p>4.02E-003</text:p>
          </table:table-cell>
          <table:table-cell office:value-type="float" office:value="2.5" calcext:value-type="float">
            <text:p>2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.972" calcext:value-type="float">
            <text:p>6.972</text:p>
          </table:table-cell>
          <table:table-cell table:style-name="ce4" office:value-type="float" office:value="0.0112" calcext:value-type="float">
            <text:p>1.12E-002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179" calcext:value-type="float">
            <text:p>1.79E-003</text:p>
          </table:table-cell>
          <table:table-cell office:value-type="float" office:value="1.08" calcext:value-type="float">
            <text:p>1.08</text:p>
          </table:table-cell>
          <table:table-cell table:style-name="ce4" office:value-type="float" office:value="0.00193" calcext:value-type="float">
            <text:p>1.93E-00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555" calcext:value-type="float">
            <text:p>5.55E-003</text:p>
          </table:table-cell>
          <table:table-cell table:style-name="ce4" office:value-type="float" office:value="0.000372" calcext:value-type="float">
            <text:p>3.72E-004</text:p>
          </table:table-cell>
          <table:table-cell table:style-name="ce4" office:value-type="float" office:value="0.000792" calcext:value-type="float">
            <text:p>7.92E-004</text:p>
          </table:table-cell>
          <table:table-cell office:value-type="float" office:value="1.093" calcext:value-type="float">
            <text:p>1.093</text:p>
          </table:table-cell>
          <table:table-cell table:style-name="ce4" office:value-type="float" office:value="0.000866" calcext:value-type="float">
            <text:p>8.66E-00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.76" calcext:value-type="float">
            <text:p>9.76</text:p>
          </table:table-cell>
          <table:table-cell table:style-name="ce4" office:value-type="float" office:value="0.00187" calcext:value-type="float">
            <text:p>1.87E-003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229" calcext:value-type="float">
            <text:p>2.29E-004</text:p>
          </table:table-cell>
          <table:table-cell office:value-type="float" office:value="1.114" calcext:value-type="float">
            <text:p>1.114</text:p>
          </table:table-cell>
          <table:table-cell table:style-name="ce4" office:value-type="float" office:value="0.000255" calcext:value-type="float">
            <text:p>2.55E-004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142" calcext:value-type="float">
            <text:p>1.42E-001</text:p>
          </table:table-cell>
          <table:table-cell table:style-name="ce4" office:value-type="float" office:value="0.0375" calcext:value-type="float">
            <text:p>3.75E-002</text:p>
          </table:table-cell>
          <table:table-cell table:style-name="ce4" office:value-type="float" office:value="0.042" calcext:value-type="float">
            <text:p>4.20E-002</text:p>
          </table:table-cell>
          <table:table-cell office:value-type="float" office:value="1.028" calcext:value-type="float">
            <text:p>1.028</text:p>
          </table:table-cell>
          <table:table-cell table:style-name="ce4" office:value-type="float" office:value="0.0432" calcext:value-type="float">
            <text:p>4.32E-002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.05" calcext:value-type="float">
            <text:p>4.05</text:p>
          </table:table-cell>
          <table:table-cell table:style-name="ce4" office:value-type="float" office:value="0.0733" calcext:value-type="float">
            <text:p>7.33E-002</text:p>
          </table:table-cell>
          <table:table-cell table:style-name="ce4" office:value-type="float" office:value="0.0145" calcext:value-type="float">
            <text:p>1.45E-002</text:p>
          </table:table-cell>
          <table:table-cell table:style-name="ce4" office:value-type="float" office:value="0.0178" calcext:value-type="float">
            <text:p>1.78E-002</text:p>
          </table:table-cell>
          <table:table-cell office:value-type="float" office:value="1.043" calcext:value-type="float">
            <text:p>1.043</text:p>
          </table:table-cell>
          <table:table-cell table:style-name="ce4" office:value-type="float" office:value="0.0185" calcext:value-type="float">
            <text:p>1.85E-002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.85" calcext:value-type="float">
            <text:p>4.85</text:p>
          </table:table-cell>
          <table:table-cell table:style-name="ce4" office:value-type="float" office:value="0.0447" calcext:value-type="float">
            <text:p>4.47E-002</text:p>
          </table:table-cell>
          <table:table-cell table:style-name="ce4" office:value-type="float" office:value="0.00704" calcext:value-type="float">
            <text:p>7.04E-003</text:p>
          </table:table-cell>
          <table:table-cell table:style-name="ce4" office:value-type="float" office:value="0.0095" calcext:value-type="float">
            <text:p>9.50E-003</text:p>
          </table:table-cell>
          <table:table-cell office:value-type="float" office:value="1.054" calcext:value-type="float">
            <text:p>1.054</text:p>
          </table:table-cell>
          <table:table-cell table:style-name="ce4" office:value-type="float" office:value="0.01" calcext:value-type="float">
            <text:p>1.00E-002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.62" calcext:value-type="float">
            <text:p>5.62</text:p>
          </table:table-cell>
          <table:table-cell table:style-name="ce4" office:value-type="float" office:value="0.0257" calcext:value-type="float">
            <text:p>2.57E-002</text:p>
          </table:table-cell>
          <table:table-cell table:style-name="ce4" office:value-type="float" office:value="0.00352" calcext:value-type="float">
            <text:p>3.52E-003</text:p>
          </table:table-cell>
          <table:table-cell table:style-name="ce4" office:value-type="float" office:value="0.00482" calcext:value-type="float">
            <text:p>4.82E-003</text:p>
          </table:table-cell>
          <table:table-cell office:value-type="float" office:value="1.063" calcext:value-type="float">
            <text:p>1.063</text:p>
          </table:table-cell>
          <table:table-cell table:style-name="ce4" office:value-type="float" office:value="0.00512" calcext:value-type="float">
            <text:p>5.12E-00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.19" calcext:value-type="float">
            <text:p>6.19</text:p>
          </table:table-cell>
          <table:table-cell table:style-name="ce4" office:value-type="float" office:value="0.0186" calcext:value-type="float">
            <text:p>1.86E-002</text:p>
          </table:table-cell>
          <table:table-cell table:style-name="ce4" office:value-type="float" office:value="0.0021" calcext:value-type="float">
            <text:p>2.10E-003</text:p>
          </table:table-cell>
          <table:table-cell table:style-name="ce4" office:value-type="float" office:value="0.00326" calcext:value-type="float">
            <text:p>3.26E-003</text:p>
          </table:table-cell>
          <table:table-cell office:value-type="float" office:value="1.07" calcext:value-type="float">
            <text:p>1.07</text:p>
          </table:table-cell>
          <table:table-cell table:style-name="ce4" office:value-type="float" office:value="0.00349" calcext:value-type="float">
            <text:p>3.49E-003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 table:style-name="ce4" office:value-type="float" office:value="0.0125" calcext:value-type="float">
            <text:p>1.25E-002</text:p>
          </table:table-cell>
          <table:table-cell table:style-name="ce4" office:value-type="float" office:value="0.00131" calcext:value-type="float">
            <text:p>1.31E-003</text:p>
          </table:table-cell>
          <table:table-cell table:style-name="ce4" office:value-type="float" office:value="0.00204" calcext:value-type="float">
            <text:p>2.04E-003</text:p>
          </table:table-cell>
          <table:table-cell office:value-type="float" office:value="1.076" calcext:value-type="float">
            <text:p>1.076</text:p>
          </table:table-cell>
          <table:table-cell table:style-name="ce4" office:value-type="float" office:value="0.0022" calcext:value-type="float">
            <text:p>2.20E-003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.35" calcext:value-type="float">
            <text:p>7.35</text:p>
          </table:table-cell>
          <table:table-cell table:style-name="ce4" office:value-type="float" office:value="0.00888" calcext:value-type="float">
            <text:p>8.88E-003</text:p>
          </table:table-cell>
          <table:table-cell table:style-name="ce4" office:value-type="float" office:value="0.00071" calcext:value-type="float">
            <text:p>7.10E-004</text:p>
          </table:table-cell>
          <table:table-cell table:style-name="ce4" office:value-type="float" office:value="0.00136" calcext:value-type="float">
            <text:p>1.36E-003</text:p>
          </table:table-cell>
          <table:table-cell office:value-type="float" office:value="1.084" calcext:value-type="float">
            <text:p>1.084</text:p>
          </table:table-cell>
          <table:table-cell table:style-name="ce4" office:value-type="float" office:value="0.00147" calcext:value-type="float">
            <text:p>1.47E-003</text:p>
          </table:table-cell>
          <table:table-cell office:value-type="float" office:value="6.5" calcext:value-type="float">
            <text:p>6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.85" calcext:value-type="float">
            <text:p>7.85</text:p>
          </table:table-cell>
          <table:table-cell table:style-name="ce4" office:value-type="float" office:value="0.00698" calcext:value-type="float">
            <text:p>6.98E-003</text:p>
          </table:table-cell>
          <table:table-cell table:style-name="ce4" office:value-type="float" office:value="0.000435" calcext:value-type="float">
            <text:p>4.35E-004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.09" calcext:value-type="float">
            <text:p>1.09</text:p>
          </table:table-cell>
          <table:table-cell table:style-name="ce4" office:value-type="float" office:value="0.00111" calcext:value-type="float">
            <text:p>1.11E-003</text:p>
          </table:table-cell>
          <table:table-cell office:value-type="float" office:value="7.5" calcext:value-type="float">
            <text:p>7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.31" calcext:value-type="float">
            <text:p>8.31</text:p>
          </table:table-cell>
          <table:table-cell table:style-name="ce4" office:value-type="float" office:value="0.00479" calcext:value-type="float">
            <text:p>4.79E-003</text:p>
          </table:table-cell>
          <table:table-cell table:style-name="ce4" office:value-type="float" office:value="0.000267" calcext:value-type="float">
            <text:p>2.67E-004</text:p>
          </table:table-cell>
          <table:table-cell table:style-name="ce4" office:value-type="float" office:value="0.000665" calcext:value-type="float">
            <text:p>6.65E-004</text:p>
          </table:table-cell>
          <table:table-cell office:value-type="float" office:value="1.096" calcext:value-type="float">
            <text:p>1.096</text:p>
          </table:table-cell>
          <table:table-cell table:style-name="ce4" office:value-type="float" office:value="0.000729" calcext:value-type="float">
            <text:p>7.29E-004</text:p>
          </table:table-cell>
          <table:table-cell office:value-type="float" office:value="8.5" calcext:value-type="float">
            <text:p>8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.78" calcext:value-type="float">
            <text:p>8.78</text:p>
          </table:table-cell>
          <table:table-cell table:style-name="ce4" office:value-type="float" office:value="0.00284" calcext:value-type="float">
            <text:p>2.84E-003</text:p>
          </table:table-cell>
          <table:table-cell table:style-name="ce4" office:value-type="float" office:value="0.000158" calcext:value-type="float">
            <text:p>1.58E-004</text:p>
          </table:table-cell>
          <table:table-cell table:style-name="ce4" office:value-type="float" office:value="0.000373" calcext:value-type="float">
            <text:p>3.73E-004</text:p>
          </table:table-cell>
          <table:table-cell office:value-type="float" office:value="1.102" calcext:value-type="float">
            <text:p>1.102</text:p>
          </table:table-cell>
          <table:table-cell table:style-name="ce4" office:value-type="float" office:value="0.000411" calcext:value-type="float">
            <text:p>4.11E-004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0.78" calcext:value-type="float">
            <text:p>10.78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116" calcext:value-type="float">
            <text:p>1.16E-004</text:p>
          </table:table-cell>
          <table:table-cell office:value-type="float" office:value="1.126" calcext:value-type="float">
            <text:p>1.126</text:p>
          </table:table-cell>
          <table:table-cell table:style-name="ce4" office:value-type="float" office:value="0.000131" calcext:value-type="float">
            <text:p>1.31E-004</text:p>
          </table:table-cell>
          <table:table-cell office:value-type="float" office:value="10.5" calcext:value-type="float">
            <text:p>10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1.28" calcext:value-type="float">
            <text:p>11.28</text:p>
          </table:table-cell>
          <table:table-cell table:style-name="ce4" office:value-type="float" office:value="0.00052" calcext:value-type="float">
            <text:p>5.20E-004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056" calcext:value-type="float">
            <text:p>5.60E-005</text:p>
          </table:table-cell>
          <table:table-cell office:value-type="float" office:value="1.132" calcext:value-type="float">
            <text:p>1.132</text:p>
          </table:table-cell>
          <table:table-cell table:style-name="ce4" office:value-type="float" office:value="0.000063" calcext:value-type="float">
            <text:p>6.30E-00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So it is duplicate data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The FF data has has phase-shift correction applied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ef11 Amroun: Mag FF of 3He. Cavedon, Sick. Phys Rev Letters vol 49, No.14. 4 October 1982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qmu^2 (fm^-2)</text:p>
          </table:table-cell>
          <table:table-cell table:style-name="ce5" office:value-type="string" calcext:value-type="string">
            <text:p>FM^2</text:p>
          </table:table-cell>
          <table:table-cell office:value-type="string" calcext:value-type="string">
            <text:p>+/-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7.34" calcext:value-type="float">
            <text:p>7.34</text:p>
          </table:table-cell>
          <table:table-cell table:style-name="ce4" office:value-type="float" office:value="0.00139" calcext:value-type="float">
            <text:p>1.39E-003</text:p>
          </table:table-cell>
          <table:table-cell table:style-name="ce4" office:value-type="float" office:value="0.00005" calcext:value-type="float">
            <text:p>5.00E-00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8.5" calcext:value-type="float">
            <text:p>8.5</text:p>
          </table:table-cell>
          <table:table-cell table:style-name="ce4" office:value-type="float" office:value="0.000545" calcext:value-type="float">
            <text:p>5.45E-004</text:p>
          </table:table-cell>
          <table:table-cell table:style-name="ce4" office:value-type="float" office:value="0.000031" calcext:value-type="float">
            <text:p>3.10E-00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0.4" calcext:value-type="float">
            <text:p>350.4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9.72" calcext:value-type="float">
            <text:p>9.72</text:p>
          </table:table-cell>
          <table:table-cell table:style-name="ce4" office:value-type="float" office:value="0.000241" calcext:value-type="float">
            <text:p>2.41E-004</text:p>
          </table:table-cell>
          <table:table-cell table:style-name="ce4" office:value-type="float" office:value="0.000015" calcext:value-type="float">
            <text:p>1.50E-00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75.7" calcext:value-type="float">
            <text:p>375.7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1.01" calcext:value-type="float">
            <text:p>11.01</text:p>
          </table:table-cell>
          <table:table-cell table:style-name="ce4" office:value-type="float" office:value="0.0000908" calcext:value-type="float">
            <text:p>9.08E-005</text:p>
          </table:table-cell>
          <table:table-cell table:style-name="ce4" office:value-type="float" office:value="0.0000088" calcext:value-type="float">
            <text:p>8.80E-00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2.35" calcext:value-type="float">
            <text:p>12.35</text:p>
          </table:table-cell>
          <table:table-cell table:style-name="ce4" office:value-type="float" office:value="0.0000283" calcext:value-type="float">
            <text:p>2.83E-005</text:p>
          </table:table-cell>
          <table:table-cell table:style-name="ce4" office:value-type="float" office:value="0.0000038" calcext:value-type="float">
            <text:p>3.80E-00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20.8" calcext:value-type="float">
            <text:p>420.8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3.49" calcext:value-type="float">
            <text:p>13.49</text:p>
          </table:table-cell>
          <table:table-cell table:style-name="ce4" office:value-type="float" office:value="0.0000114" calcext:value-type="float">
            <text:p>1.14E-005</text:p>
          </table:table-cell>
          <table:table-cell table:style-name="ce4" office:value-type="float" office:value="0.0000019" calcext:value-type="float">
            <text:p>1.90E-00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50.3" calcext:value-type="float">
            <text:p>450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5.21" calcext:value-type="float">
            <text:p>15.21</text:p>
          </table:table-cell>
          <table:table-cell table:style-name="ce5" office:value-type="string" calcext:value-type="string">
            <text:p>&lt;2e-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14.1" calcext:value-type="float">
            <text:p>514.1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9.19" calcext:value-type="float">
            <text:p>19.19</text:p>
          </table:table-cell>
          <table:table-cell table:style-name="ce5" office:value-type="string" calcext:value-type="string">
            <text:p>&lt;2e-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68.3" calcext:value-type="float">
            <text:p>568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2.83" calcext:value-type="float">
            <text:p>22.83</text:p>
          </table:table-cell>
          <table:table-cell table:style-name="ce5" office:value-type="string" calcext:value-type="string">
            <text:p>&lt;8e-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84.9" calcext:value-type="float">
            <text:p>584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3.98" calcext:value-type="float">
            <text:p>23.98</text:p>
          </table:table-cell>
          <table:table-cell table:style-name="ce4" office:value-type="float" office:value="0.00000154" calcext:value-type="float">
            <text:p>1.54E-006</text:p>
          </table:table-cell>
          <table:table-cell table:style-name="ce4" office:value-type="float" office:value="0.0000005" calcext:value-type="float">
            <text:p>5.00E-00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5.33" calcext:value-type="float">
            <text:p>25.33</text:p>
          </table:table-cell>
          <table:table-cell table:style-name="ce4" office:value-type="float" office:value="0.00000187" calcext:value-type="float">
            <text:p>1.87E-006</text:p>
          </table:table-cell>
          <table:table-cell table:style-name="ce4" office:value-type="float" office:value="0.00000048" calcext:value-type="float">
            <text:p>4.80E-00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29.6" calcext:value-type="float">
            <text:p>629.6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7.2" calcext:value-type="float">
            <text:p>27.2</text:p>
          </table:table-cell>
          <table:table-cell table:style-name="ce4" office:value-type="float" office:value="0.000000713" calcext:value-type="float">
            <text:p>7.13E-007</text:p>
          </table:table-cell>
          <table:table-cell table:style-name="ce4" office:value-type="float" office:value="0.00000032" calcext:value-type="float">
            <text:p>3.20E-00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59.3" calcext:value-type="float">
            <text:p>659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9.41" calcext:value-type="float">
            <text:p>29.41</text:p>
          </table:table-cell>
          <table:table-cell table:style-name="ce4" office:value-type="float" office:value="0.000000748" calcext:value-type="float">
            <text:p>7.48E-007</text:p>
          </table:table-cell>
          <table:table-cell table:style-name="ce4" office:value-type="float" office:value="0.0000003" calcext:value-type="float">
            <text:p>3.00E-00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31.67" calcext:value-type="float">
            <text:p>31.67</text:p>
          </table:table-cell>
          <table:table-cell table:style-name="ce4" office:value-type="float" office:value="0.000000703" calcext:value-type="float">
            <text:p>7.03E-007</text:p>
          </table:table-cell>
          <table:table-cell table:style-name="ce4" office:value-type="float" office:value="0.000000239" calcext:value-type="float">
            <text:p>2.39E-007</text:p>
          </table:table-cell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f12 Amroun: 3H EM Ffs. Juster, Sick, Phys Rev. Letters vol. 55, No.21. 18 November 1985.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FF normalized to 1. SOG fit. Gamma = 0.6532 (rms = 0.8).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i (fm)</text:p>
          </table:table-cell>
          <table:table-cell office:value-type="string" calcext:value-type="string">
            <text:p>QiCh</text:p>
          </table:table-cell>
          <table:table-cell table:style-name="ce5" office:value-type="string" calcext:value-type="string">
            <text:p>Qi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35952" calcext:value-type="float">
            <text:p>0.035952</text:p>
          </table:table-cell>
          <table:table-cell table:style-name="ce5" office:value-type="float" office:value="0.001315" calcext:value-type="float">
            <text:p>0.0013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027778" calcext:value-type="float">
            <text:p>0.027778</text:p>
          </table:table-cell>
          <table:table-cell table:style-name="ce5" office:value-type="float" office:value="0.093538" calcext:value-type="float">
            <text:p>0.09353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31291" calcext:value-type="float">
            <text:p>0.131291</text:p>
          </table:table-cell>
          <table:table-cell table:style-name="ce5" office:value-type="float" office:value="0.150007" calcext:value-type="float">
            <text:p>0.15000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21551" calcext:value-type="float">
            <text:p>0.221551</text:p>
          </table:table-cell>
          <table:table-cell table:style-name="ce5" office:value-type="float" office:value="0.156982" calcext:value-type="float">
            <text:p>0.1569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253691" calcext:value-type="float">
            <text:p>0.253691</text:p>
          </table:table-cell>
          <table:table-cell table:style-name="ce5" office:value-type="float" office:value="0.24609" calcext:value-type="float">
            <text:p>0.246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072905" calcext:value-type="float">
            <text:p>0.072905</text:p>
          </table:table-cell>
          <table:table-cell table:style-name="ce5" office:value-type="float" office:value="0.13056" calcext:value-type="float">
            <text:p>0.130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2243" calcext:value-type="float">
            <text:p>0.152243</text:p>
          </table:table-cell>
          <table:table-cell table:style-name="ce5" office:value-type="float" office:value="0.137359" calcext:value-type="float">
            <text:p>0.13735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51564" calcext:value-type="float">
            <text:p>0.051564</text:p>
          </table:table-cell>
          <table:table-cell table:style-name="ce5" office:value-type="float" office:value="0.055848" calcext:value-type="float">
            <text:p>0.0558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3023" calcext:value-type="float">
            <text:p>0.053023</text:p>
          </table:table-cell>
          <table:table-cell table:style-name="ce5" office:value-type="float" office:value="0.029534" calcext:value-type="float">
            <text:p>0.02953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f13 Amroun: Isoscalar/Isovector Ffs of 3H and 3He Q&lt; 2.9fm^-1, Beck McCarthy. Phys. Rev. Letters vol. 59, No. 14. 5 October 1987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ffective plane-wave Ffs with total random uncertainties. (May need to add systematic?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Q (fm^-1)</text:p>
          </table:table-cell>
          <table:table-cell office:value-type="string" calcext:value-type="string">
            <text:p>F^S_ch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^V_ch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S_m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V_m</text:p>
          </table:table-cell>
          <table:table-cell office:value-type="string" calcext:value-type="string">
            <text:p>+/-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.419" calcext:value-type="float">
            <text:p>1.419</text:p>
          </table:table-cell>
          <table:table-cell table:style-name="ce5" office:value-type="float" office:value="0.028" calcext:value-type="float">
            <text:p>0.028</text:p>
          </table:table-cell>
          <table:table-cell office:value-type="float" office:value="0.433" calcext:value-type="float">
            <text:p>0.433</text:p>
          </table:table-cell>
          <table:table-cell office:value-type="float" office:value="0.027" calcext:value-type="float">
            <text:p>0.02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.501" calcext:value-type="float">
            <text:p>0.501</text:p>
          </table:table-cell>
          <table:table-cell office:value-type="float" office:value="1.283" calcext:value-type="float">
            <text:p>1.283</text:p>
          </table:table-cell>
          <table:table-cell table:style-name="ce5" office:value-type="float" office:value="0.024" calcext:value-type="float">
            <text:p>0.024</text:p>
          </table:table-cell>
          <table:table-cell office:value-type="float" office:value="0.388" calcext:value-type="float">
            <text:p>0.388</text:p>
          </table:table-cell>
          <table:table-cell office:value-type="float" office:value="0.024" calcext:value-type="float">
            <text:p>0.02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955" calcext:value-type="float">
            <text:p>0.955</text:p>
          </table:table-cell>
          <table:table-cell table:style-name="ce5" office:value-type="float" office:value="0.019" calcext:value-type="float">
            <text:p>0.019</text:p>
          </table:table-cell>
          <table:table-cell office:value-type="float" office:value="0.265" calcext:value-type="float">
            <text:p>0.265</text:p>
          </table:table-cell>
          <table:table-cell office:value-type="float" office:value="0.019" calcext:value-type="float">
            <text:p>0.019</text:p>
          </table:table-cell>
          <table:table-cell office:value-type="float" office:value="0.312" calcext:value-type="float">
            <text:p>0.312</text:p>
          </table:table-cell>
          <table:table-cell office:value-type="float" office:value="0.075" calcext:value-type="float">
            <text:p>0.075</text:p>
          </table:table-cell>
          <table:table-cell office:value-type="float" office:value="-1.726" calcext:value-type="float">
            <text:p>-1.726</text:p>
          </table:table-cell>
          <table:table-cell office:value-type="float" office:value="0.075" calcext:value-type="float">
            <text:p>0.07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298" calcext:value-type="float">
            <text:p>1.298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1" calcext:value-type="float">
            <text:p>0.01</text:p>
          </table:table-cell>
          <table:table-cell office:value-type="float" office:value="0.151" calcext:value-type="float">
            <text:p>0.151</text:p>
          </table:table-cell>
          <table:table-cell office:value-type="float" office:value="0.01" calcext:value-type="float">
            <text:p>0.01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1" calcext:value-type="float">
            <text:p>0.031</text:p>
          </table:table-cell>
          <table:table-cell office:value-type="float" office:value="-1.088" calcext:value-type="float">
            <text:p>-1.088</text:p>
          </table:table-cell>
          <table:table-cell office:value-type="float" office:value="0.031" calcext:value-type="float">
            <text:p>0.03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654" calcext:value-type="float">
            <text:p>1.654</text:p>
          </table:table-cell>
          <table:table-cell office:value-type="float" office:value="0.381" calcext:value-type="float">
            <text:p>0.381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86" calcext:value-type="float">
            <text:p>0.18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661" calcext:value-type="float">
            <text:p>-0.66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.092" calcext:value-type="float">
            <text:p>2.092</text:p>
          </table:table-cell>
          <table:table-cell office:value-type="float" office:value="0.182" calcext:value-type="float">
            <text:p>0.182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007" calcext:value-type="float">
            <text:p>0.00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.479" calcext:value-type="float">
            <text:p>2.479</text:p>
          </table:table-cell>
          <table:table-cell office:value-type="float" office:value="0.082" calcext:value-type="float">
            <text:p>0.082</text:p>
          </table:table-cell>
          <table:table-cell table:style-name="ce5" office:value-type="float" office:value="0.002" calcext:value-type="float">
            <text:p>0.002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003" calcext:value-type="float">
            <text:p>0.00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.874" calcext:value-type="float">
            <text:p>2.874</text:p>
          </table:table-cell>
          <table:table-cell office:value-type="float" office:value="0.029" calcext:value-type="float">
            <text:p>0.029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01" calcext:value-type="float">
            <text:p>0.00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f14 Amroun: Isospin Separation of 3-nucleon ffs, Amroun Sick. Phys Rev Letters Vol 69, No.2, 13 July 1992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ata available on request from Authors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ata are phase-shift correcte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f14Ref6 Amroun: Elastic e- Scattering 3He High Momentum Transfer. M. Bernheim et al. , Nuovo Cimento 5, 431 (1972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^2*10^6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m^2*10^6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195" calcext:value-type="float">
            <text:p>19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4.5" calcext:value-type="float">
            <text:p>4.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3.7" calcext:value-type="float">
            <text:p>13.7</text:p>
          </table:table-cell>
          <table:table-cell office:value-type="float" office:value="30.5" calcext:value-type="float">
            <text:p>30.5</text:p>
          </table:table-cell>
          <table:table-cell table:style-name="ce5"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2" calcext:value-type="float">
            <text:p>-2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Lab Measurements of the 3He Form Factors at Large Momentum Transfers 2016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Q^2 (fm^-2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29E-035" calcext:value-type="float">
            <text:p>2.29E-035</text:p>
          </table:table-cell>
          <table:table-cell table:style-name="ce4" office:value-type="float" office:value="1.2E-036" calcext:value-type="float">
            <text:p>1.20E-03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8E-037" calcext:value-type="float">
            <text:p>2.80E-037</text:p>
          </table:table-cell>
          <table:table-cell table:style-name="ce4" office:value-type="float" office:value="2E-038" calcext:value-type="float">
            <text:p>2.00E-03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5.16E-036" calcext:value-type="float">
            <text:p>5.16E-036</text:p>
          </table:table-cell>
          <table:table-cell table:style-name="ce4" office:value-type="float" office:value="2.9E-037" calcext:value-type="float">
            <text:p>2.90E-03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3.95E-038" calcext:value-type="float">
            <text:p>3.95E-038</text:p>
          </table:table-cell>
          <table:table-cell table:style-name="ce4" office:value-type="float" office:value="3.8E-039" calcext:value-type="float">
            <text:p>3.80E-03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1.51E-038" calcext:value-type="float">
            <text:p>1.51E-038</text:p>
          </table:table-cell>
          <table:table-cell table:style-name="ce4" office:value-type="float" office:value="1.9E-039" calcext:value-type="float">
            <text:p>1.90E-03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57E-036" calcext:value-type="float">
            <text:p>1.57E-036</text:p>
          </table:table-cell>
          <table:table-cell table:style-name="ce4" office:value-type="float" office:value="1E-037" calcext:value-type="float">
            <text:p>1.00E-03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.157" calcext:value-type="float">
            <text:p>8.157</text:p>
          </table:table-cell>
          <table:table-cell office:value-type="float" office:value="113.01" calcext:value-type="float">
            <text:p>113.0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43E-038" calcext:value-type="float">
            <text:p>1.43E-038</text:p>
          </table:table-cell>
          <table:table-cell table:style-name="ce4" office:value-type="float" office:value="1.3E-039" calcext:value-type="float">
            <text:p>1.30E-03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6.41E-039" calcext:value-type="float">
            <text:p>6.41E-039</text:p>
          </table:table-cell>
          <table:table-cell table:style-name="ce4" office:value-type="float" office:value="5.9E-040" calcext:value-type="float">
            <text:p>5.90E-0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3.3E-037" calcext:value-type="float">
            <text:p>3.30E-037</text:p>
          </table:table-cell>
          <table:table-cell table:style-name="ce4" office:value-type="float" office:value="2.1E-038" calcext:value-type="float">
            <text:p>2.10E-03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1.24E-039" calcext:value-type="float">
            <text:p>1.24E-039</text:p>
          </table:table-cell>
          <table:table-cell table:style-name="ce4" office:value-type="float" office:value="1.6E-040" calcext:value-type="float">
            <text:p>1.60E-0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7.56E-038" calcext:value-type="float">
            <text:p>7.56E-038</text:p>
          </table:table-cell>
          <table:table-cell table:style-name="ce4" office:value-type="float" office:value="7.5E-039" calcext:value-type="float">
            <text:p>7.50E-03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6.84E-040" calcext:value-type="float">
            <text:p>6.84E-040</text:p>
          </table:table-cell>
          <table:table-cell table:style-name="ce4" office:value-type="float" office:value="1.1E-040" calcext:value-type="float">
            <text:p>1.10E-0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3.24E-040" calcext:value-type="float">
            <text:p>3.24E-040</text:p>
          </table:table-cell>
          <table:table-cell table:style-name="ce4" office:value-type="float" office:value="5.1E-041" calcext:value-type="float">
            <text:p>5.10E-04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Default" office:value-type="float" office:value="49" calcext:value-type="float">
            <text:p>49</text:p>
          </table:table-cell>
          <table:table-cell table:style-name="ce4" office:value-type="float" office:value="2.13E-038" calcext:value-type="float">
            <text:p>2.13E-038</text:p>
          </table:table-cell>
          <table:table-cell table:style-name="ce4" office:value-type="float" office:value="3.5E-039" calcext:value-type="float">
            <text:p>3.50E-03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2.77E-039" calcext:value-type="float">
            <text:p>2.77E-039</text:p>
          </table:table-cell>
          <table:table-cell table:style-name="ce4" office:value-type="float" office:value="3.9E-040" calcext:value-type="float">
            <text:p>3.90E-0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3.27E-041" calcext:value-type="float">
            <text:p>3.27E-041</text:p>
          </table:table-cell>
          <table:table-cell table:style-name="ce4" office:value-type="float" office:value="1.3E-042" calcext:value-type="float">
            <text:p>1.30E-04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7.2E-041" calcext:value-type="float">
            <text:p>7.20E-04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1.13E-041" calcext:value-type="float">
            <text:p>1.13E-041</text:p>
          </table:table-cell>
          <table:table-cell table:style-name="ce4" office:value-type="float" office:value="8E-042" calcext:value-type="float">
            <text:p>8.00E-04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|Fc|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|Fm|</text:p>
          </table:table-cell>
          <table:table-cell office:value-type="string" calcext:value-type="string">
            <text:p>+/-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4.7" calcext:value-type="float">
            <text:p>24.7</text:p>
          </table:table-cell>
          <table:table-cell table:style-name="ce4" office:value-type="float" office:value="0.00265" calcext:value-type="float">
            <text:p>2.65E-003</text:p>
          </table:table-cell>
          <table:table-cell office:value-type="float" office:value="0.00006" calcext:value-type="float">
            <text:p>6.000E-005</text:p>
          </table:table-cell>
          <table:table-cell table:style-name="ce4" office:value-type="float" office:value="0.000603" calcext:value-type="float">
            <text:p>6.03E-004</text:p>
          </table:table-cell>
          <table:table-cell table:style-name="ce4" office:value-type="float" office:value="0.000091" calcext:value-type="float">
            <text:p>9.10E-00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.2" calcext:value-type="float">
            <text:p>30.2</text:p>
          </table:table-cell>
          <table:table-cell table:style-name="ce4" office:value-type="float" office:value="0.00158" calcext:value-type="float">
            <text:p>1.58E-003</text:p>
          </table:table-cell>
          <table:table-cell office:value-type="float" office:value="0.00005" calcext:value-type="float">
            <text:p>5.000E-005</text:p>
          </table:table-cell>
          <table:table-cell table:style-name="ce4" office:value-type="float" office:value="0.000421" calcext:value-type="float">
            <text:p>4.21E-004</text:p>
          </table:table-cell>
          <table:table-cell table:style-name="ce4" office:value-type="float" office:value="0.000075" calcext:value-type="float">
            <text:p>7.50E-00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4.1" calcext:value-type="float">
            <text:p>34.1</text:p>
          </table:table-cell>
          <table:table-cell table:style-name="ce4" office:value-type="float" office:value="0.000973" calcext:value-type="float">
            <text:p>9.73E-004</text:p>
          </table:table-cell>
          <table:table-cell office:value-type="float" office:value="0.000034" calcext:value-type="float">
            <text:p>3.400E-005</text:p>
          </table:table-cell>
          <table:table-cell table:style-name="ce4" office:value-type="float" office:value="0.000307" calcext:value-type="float">
            <text:p>3.07E-004</text:p>
          </table:table-cell>
          <table:table-cell table:style-name="ce4" office:value-type="float" office:value="0.000035" calcext:value-type="float">
            <text:p>3.50E-00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0.2" calcext:value-type="float">
            <text:p>40.2</text:p>
          </table:table-cell>
          <table:table-cell table:style-name="ce4" office:value-type="float" office:value="0.000532" calcext:value-type="float">
            <text:p>5.32E-004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124" calcext:value-type="float">
            <text:p>1.24E-004</text:p>
          </table:table-cell>
          <table:table-cell table:style-name="ce4" office:value-type="float" office:value="0.000027" calcext:value-type="float">
            <text:p>2.70E-00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style-name="ce4" office:value-type="float" office:value="0.000302" calcext:value-type="float">
            <text:p>3.02E-004</text:p>
          </table:table-cell>
          <table:table-cell office:value-type="float" office:value="0.000016" calcext:value-type="float">
            <text:p>1.600E-005</text:p>
          </table:table-cell>
          <table:table-cell table:style-name="ce4" office:value-type="float" office:value="0.0000637" calcext:value-type="float">
            <text:p>6.37E-005</text:p>
          </table:table-cell>
          <table:table-cell table:style-name="ce4" office:value-type="float" office:value="0.0000183" calcext:value-type="float">
            <text:p>1.83E-00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style-name="ce4" office:value-type="float" office:value="0.000181" calcext:value-type="float">
            <text:p>1.81E-004</text:p>
          </table:table-cell>
          <table:table-cell office:value-type="float" office:value="0.000015" calcext:value-type="float">
            <text:p>1.500E-0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5.1" calcext:value-type="float">
            <text:p>55.1</text:p>
          </table:table-cell>
          <table:table-cell table:style-name="ce4" office:value-type="float" office:value="0.0000697" calcext:value-type="float">
            <text:p>6.97E-005</text:p>
          </table:table-cell>
          <table:table-cell office:value-type="float" office:value="0.0000072" calcext:value-type="float">
            <text:p>7.200E-006</text:p>
          </table:table-cell>
          <table:table-cell table:style-name="ce4" office:value-type="float" office:value="0.0000334" calcext:value-type="float">
            <text:p>3.34E-005</text:p>
          </table:table-cell>
          <table:table-cell table:style-name="ce4" office:value-type="float" office:value="0.00001" calcext:value-type="float">
            <text:p>1.00E-00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0.8" calcext:value-type="float">
            <text:p>60.8</text:p>
          </table:table-cell>
          <table:table-cell table:style-name="ce4" office:value-type="float" office:value="0.00001" calcext:value-type="float">
            <text:p>1.00E-005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0234" calcext:value-type="float">
            <text:p>2.34E-005</text:p>
          </table:table-cell>
          <table:table-cell table:style-name="ce4" office:value-type="float" office:value="0.000009" calcext:value-type="float">
            <text:p>9.00E-006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Lab Measurements of the 4He Form Factors at Large Momentum Transfers 2016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4He</text:p>
          </table:table-cell>
          <table:table-cell table:style-name="ce2" office:value-type="string" calcext:value-type="string">
            <text:p>Q^2 (fm^-2)</text:p>
          </table:table-cell>
          <table:table-cell office:value-type="string" calcext:value-type="string">
            <text:p>Energy (GeV)</text:p>
          </table:table-cell>
          <table:table-cell table:style-name="Default" office:value-type="string" calcext:value-type="string">
            <text:p>Theta (deg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|Fc|</text:p>
          </table:table-cell>
          <table:table-cell office:value-type="string" calcext:value-type="string">
            <text:p>+/-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8.87" calcext:value-type="float">
            <text:p>28.87</text:p>
          </table:table-cell>
          <table:table-cell office:value-type="float" office:value="2.091" calcext:value-type="float">
            <text:p>2.091</text:p>
          </table:table-cell>
          <table:table-cell table:style-name="Default" office:value-type="float" office:value="30.52" calcext:value-type="float">
            <text:p>30.52</text:p>
          </table:table-cell>
          <table:table-cell table:style-name="ce4" office:value-type="float" office:value="2.04E-036" calcext:value-type="float">
            <text:p>2.04E-036</text:p>
          </table:table-cell>
          <table:table-cell table:style-name="ce4" office:value-type="float" office:value="1.8E-037" calcext:value-type="float">
            <text:p>1.80E-037</text:p>
          </table:table-cell>
          <table:table-cell table:style-name="ce4" office:value-type="float" office:value="0.00155" calcext:value-type="float">
            <text:p>1.55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3.56" calcext:value-type="float">
            <text:p>33.56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3.2" calcext:value-type="float">
            <text:p>33.2</text:p>
          </table:table-cell>
          <table:table-cell table:style-name="ce4" office:value-type="float" office:value="1.99E-037" calcext:value-type="float">
            <text:p>1.99E-037</text:p>
          </table:table-cell>
          <table:table-cell table:style-name="ce4" office:value-type="float" office:value="2.2E-038" calcext:value-type="float">
            <text:p>2.20E-038</text:p>
          </table:table-cell>
          <table:table-cell table:style-name="ce4" office:value-type="float" office:value="0.000577" calcext:value-type="float">
            <text:p>5.77E-004</text:p>
          </table:table-cell>
          <table:table-cell table:style-name="ce4" office:value-type="float" office:value="0.000032" calcext:value-type="float">
            <text:p>3.20E-00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8.92" calcext:value-type="float">
            <text:p>38.92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6.11" calcext:value-type="float">
            <text:p>36.11</text:p>
          </table:table-cell>
          <table:table-cell table:style-name="ce4" office:value-type="float" office:value="1.69E-039" calcext:value-type="float">
            <text:p>1.69E-039</text:p>
          </table:table-cell>
          <table:table-cell table:style-name="ce4" office:value-type="float" office:value="4.2E-040" calcext:value-type="float">
            <text:p>4.20E-040</text:p>
          </table:table-cell>
          <table:table-cell table:style-name="ce4" office:value-type="float" office:value="0.000201" calcext:value-type="float">
            <text:p>2.01E-004</text:p>
          </table:table-cell>
          <table:table-cell table:style-name="ce4" office:value-type="float" office:value="0.000023" calcext:value-type="float">
            <text:p>2.30E-00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4.36" calcext:value-type="float">
            <text:p>44.36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19.25" calcext:value-type="float">
            <text:p>19.25</text:p>
          </table:table-cell>
          <table:table-cell table:style-name="ce4" office:value-type="float" office:value="9.51E-039" calcext:value-type="float">
            <text:p>9.51E-039</text:p>
          </table:table-cell>
          <table:table-cell table:style-name="ce4" office:value-type="float" office:value="2.76E-039" calcext:value-type="float">
            <text:p>2.76E-039</text:p>
          </table:table-cell>
          <table:table-cell table:style-name="ce4" office:value-type="float" office:value="0.0000801" calcext:value-type="float">
            <text:p>8.01E-005</text:p>
          </table:table-cell>
          <table:table-cell table:style-name="ce4" office:value-type="float" office:value="0.0000012" calcext:value-type="float">
            <text:p>1.20E-00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9.43" calcext:value-type="float">
            <text:p>49.43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0.4" calcext:value-type="float">
            <text:p>20.4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1.01E-040" calcext:value-type="float">
            <text:p>1.01E-040</text:p>
          </table:table-cell>
          <table:table-cell table:style-name="ce4" office:value-type="float" office:value="0.0000136" calcext:value-type="float">
            <text:p>1.36E-005</text:p>
          </table:table-cell>
          <table:table-cell table:style-name="ce4" office:value-type="float" office:value="0.0000032" calcext:value-type="float">
            <text:p>3.20E-00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4.71" calcext:value-type="float">
            <text:p>54.71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1.56" calcext:value-type="float">
            <text:p>21.56</text:p>
          </table:table-cell>
          <table:table-cell table:style-name="ce4" office:value-type="float" office:value="1.87E-040" calcext:value-type="float">
            <text:p>1.87E-040</text:p>
          </table:table-cell>
          <table:table-cell table:style-name="ce4" office:value-type="float" office:value="8.8E-041" calcext:value-type="float">
            <text:p>8.80E-041</text:p>
          </table:table-cell>
          <table:table-cell table:style-name="ce4" office:value-type="float" office:value="0.0000142" calcext:value-type="float">
            <text:p>1.42E-005</text:p>
          </table:table-cell>
          <table:table-cell table:style-name="ce4" office:value-type="float" office:value="0.0000033" calcext:value-type="float">
            <text:p>3.30E-00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3.23" calcext:value-type="float">
            <text:p>63.23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2.86" calcext:value-type="float">
            <text:p>22.86</text:p>
          </table:table-cell>
          <table:table-cell table:style-name="ce4" office:value-type="float" office:value="2.84E-040" calcext:value-type="float">
            <text:p>2.84E-040</text:p>
          </table:table-cell>
          <table:table-cell table:style-name="ce4" office:value-type="float" office:value="1.91E-040" calcext:value-type="float">
            <text:p>1.91E-040</text:p>
          </table:table-cell>
          <table:table-cell table:style-name="ce4" office:value-type="float" office:value="0.0000202" calcext:value-type="float">
            <text:p>2.02E-005</text:p>
          </table:table-cell>
          <table:table-cell table:style-name="ce4" office:value-type="float" office:value="0.0000068" calcext:value-type="float">
            <text:p>6.80E-00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8.51" calcext:value-type="float">
            <text:p>68.51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3.9" calcext:value-type="float">
            <text:p>23.9</text:p>
          </table:table-cell>
          <table:table-cell table:style-name="ce4" office:value-type="float" office:value="2.97E-040" calcext:value-type="float">
            <text:p>2.97E-040</text:p>
          </table:table-cell>
          <table:table-cell table:style-name="ce4" office:value-type="float" office:value="1.99E-040" calcext:value-type="float">
            <text:p>1.99E-040</text:p>
          </table:table-cell>
          <table:table-cell table:style-name="ce4" office:value-type="float" office:value="0.0000226" calcext:value-type="float">
            <text:p>2.26E-005</text:p>
          </table:table-cell>
          <table:table-cell table:style-name="ce4" office:value-type="float" office:value="0.0000076" calcext:value-type="float">
            <text:p>7.60E-00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6.95" calcext:value-type="float">
            <text:p>76.95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5.5" calcext:value-type="float">
            <text:p>25.5</text:p>
          </table:table-cell>
          <table:table-cell table:style-name="ce4" office:value-type="float" office:value="3.31E-041" calcext:value-type="float">
            <text:p>3.31E-041</text:p>
          </table:table-cell>
          <table:table-cell table:style-name="ce4" office:value-type="float" office:value="3.38E-041" calcext:value-type="float">
            <text:p>3.38E-041</text:p>
          </table:table-cell>
          <table:table-cell table:style-name="ce4" office:value-type="float" office:value="0.00000867" calcext:value-type="float">
            <text:p>8.67E-006</text:p>
          </table:table-cell>
          <table:table-cell table:style-name="ce4" office:value-type="float" office:value="0.00000443" calcext:value-type="float">
            <text:p>4.43E-00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w ref. Amroun ref 12 ref 7. 7D. H. Beck et all. , Phys. Rev. C 30, 1403 (1984)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Sick, Nucl. Phys. A218, 509 (1974). Amroun ref 14 ref 14</text:p>
          </table:table-cell>
          <table:table-cell table:number-columns-repeated="3"/>
          <table:table-cell office:value-type="string" calcext:value-type="string">
            <text:p>Big Sick Paper on SOG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Nakagawa et al., Phys. Rev. Lett. 86, 5446 (2001). JLab 3He Ref 2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. C. Dunn et al., Phys. Rev. C27, 71 (1983); D. H. Beck et al., Phys. Rev. C30, 1403 (1984). JLab 3He Ref 28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JLab 4He refs 18-21. Have 20/21 already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w ref. Amroun ref 12 ref 7. 7D. H. Beck et all. , Phys. Rev. C 30, 1403 (1984).</text:p>
          </table:table-cell>
          <table:table-cell/>
          <table:table-cell table:style-name="Default"/>
          <table:table-cell/>
          <table:table-cell table:style-name="ce2"/>
          <table:table-cell table:number-columns-repeated="1017"/>
        </table:table-row>
        <table:table-row table:style-name="ro5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table:style-name="Default" office:value-type="string" calcext:value-type="string">
            <text:p>Q^2 (fm^-2)</text:p>
          </table:table-cell>
          <table:table-cell table:style-name="ce7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Plac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9.85" calcext:value-type="float">
            <text:p>29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477" calcext:value-type="float">
            <text:p>0.0477</text:p>
          </table:table-cell>
          <table:table-cell table:style-name="ce4" office:value-type="float" office:value="9.3E-030" calcext:value-type="float">
            <text:p>9.30E-030</text:p>
          </table:table-cell>
          <table:table-cell table:style-name="ce4" office:value-type="float" office:value="5.5E-031" calcext:value-type="float">
            <text:p>5.50E-031</text:p>
          </table:table-cell>
          <table:table-cell office:value-type="string" calcext:value-type="string">
            <text:p>NB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1.85" calcext:value-type="float">
            <text:p>41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934" calcext:value-type="float">
            <text:p>0.0934</text:p>
          </table:table-cell>
          <table:table-cell table:style-name="ce4" office:value-type="float" office:value="5.53E-030" calcext:value-type="float">
            <text:p>5.53E-030</text:p>
          </table:table-cell>
          <table:table-cell table:style-name="ce4" office:value-type="float" office:value="3E-031" calcext:value-type="float">
            <text:p>3.00E-031</text:p>
          </table:table-cell>
          <table:table-cell office:value-type="string" calcext:value-type="string">
            <text:p>NB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9.85" calcext:value-type="float">
            <text:p>29.85</text:p>
          </table:table-cell>
          <table:table-cell office:value-type="float" office:value="162.5" calcext:value-type="float">
            <text:p>162.5</text:p>
          </table:table-cell>
          <table:table-cell table:style-name="Default" office:value-type="float" office:value="0.0876" calcext:value-type="float">
            <text:p>0.0876</text:p>
          </table:table-cell>
          <table:table-cell table:style-name="ce4" office:value-type="float" office:value="2.79E-031" calcext:value-type="float">
            <text:p>2.79E-031</text:p>
          </table:table-cell>
          <table:table-cell table:style-name="ce4" office:value-type="float" office:value="2.1E-032" calcext:value-type="float">
            <text:p>2.10E-032</text:p>
          </table:table-cell>
          <table:table-cell office:value-type="string" calcext:value-type="string">
            <text:p>NB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252" calcext:value-type="float">
            <text:p>0.252</text:p>
          </table:table-cell>
          <table:table-cell table:style-name="ce4" office:value-type="float" office:value="5.72E-030" calcext:value-type="float">
            <text:p>5.72E-030</text:p>
          </table:table-cell>
          <table:table-cell table:style-name="ce4" office:value-type="float" office:value="2.1E-031" calcext:value-type="float">
            <text:p>2.10E-031</text:p>
          </table:table-cell>
          <table:table-cell office:value-type="string" calcext:value-type="string">
            <text:p>MI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563" calcext:value-type="float">
            <text:p>0.563</text:p>
          </table:table-cell>
          <table:table-cell table:style-name="ce4" office:value-type="float" office:value="2E-030" calcext:value-type="float">
            <text:p>2.00E-030</text:p>
          </table:table-cell>
          <table:table-cell table:style-name="ce4" office:value-type="float" office:value="2.9E-032" calcext:value-type="float">
            <text:p>2.90E-032</text:p>
          </table:table-cell>
          <table:table-cell office:value-type="string" calcext:value-type="string">
            <text:p>MI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0.561" calcext:value-type="float">
            <text:p>0.561</text:p>
          </table:table-cell>
          <table:table-cell table:style-name="ce4" office:value-type="float" office:value="8.04E-032" calcext:value-type="float">
            <text:p>8.04E-032</text:p>
          </table:table-cell>
          <table:table-cell table:style-name="ce4" office:value-type="float" office:value="9.3E-033" calcext:value-type="float">
            <text:p>9.30E-033</text:p>
          </table:table-cell>
          <table:table-cell office:value-type="string" calcext:value-type="string">
            <text:p>MI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04" calcext:value-type="float">
            <text:p>1.04</text:p>
          </table:table-cell>
          <table:table-cell table:style-name="ce4" office:value-type="float" office:value="7.91E-031" calcext:value-type="float">
            <text:p>7.91E-031</text:p>
          </table:table-cell>
          <table:table-cell table:style-name="ce4" office:value-type="float" office:value="2.4E-032" calcext:value-type="float">
            <text:p>2.40E-032</text:p>
          </table:table-cell>
          <table:table-cell office:value-type="string" calcext:value-type="string">
            <text:p>MI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4" office:value-type="float" office:value="3.46E-031" calcext:value-type="float">
            <text:p>3.46E-031</text:p>
          </table:table-cell>
          <table:table-cell table:style-name="ce4" office:value-type="float" office:value="1.9E-032" calcext:value-type="float">
            <text:p>1.90E-032</text:p>
          </table:table-cell>
          <table:table-cell office:value-type="string" calcext:value-type="string">
            <text:p>MI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.48" calcext:value-type="float">
            <text:p>1.48</text:p>
          </table:table-cell>
          <table:table-cell table:style-name="ce4" office:value-type="float" office:value="2.37E-032" calcext:value-type="float">
            <text:p>2.37E-032</text:p>
          </table:table-cell>
          <table:table-cell table:style-name="ce4" office:value-type="float" office:value="2E-033" calcext:value-type="float">
            <text:p>2.00E-033</text:p>
          </table:table-cell>
          <table:table-cell office:value-type="string" calcext:value-type="string">
            <text:p>MI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" office:value-type="float" office:value="1.306E-031" calcext:value-type="float">
            <text:p>1.306E-031</text:p>
          </table:table-cell>
          <table:table-cell table:style-name="ce4" office:value-type="float" office:value="4.3E-033" calcext:value-type="float">
            <text:p>4.30E-033</text:p>
          </table:table-cell>
          <table:table-cell office:value-type="string" calcext:value-type="string">
            <text:p>MI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34E-032" calcext:value-type="float">
            <text:p>5.34E-032</text:p>
          </table:table-cell>
          <table:table-cell table:style-name="ce4" office:value-type="float" office:value="1.8E-033" calcext:value-type="float">
            <text:p>1.80E-033</text:p>
          </table:table-cell>
          <table:table-cell office:value-type="string" calcext:value-type="string">
            <text:p>MI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55E-033" calcext:value-type="float">
            <text:p>5.55E-033</text:p>
          </table:table-cell>
          <table:table-cell table:style-name="ce4" office:value-type="float" office:value="4.3E-034" calcext:value-type="float">
            <text:p>4.30E-034</text:p>
          </table:table-cell>
          <table:table-cell office:value-type="string" calcext:value-type="string">
            <text:p>MIT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</text:p>
          </table:table-cell>
          <table:table-cell table:style-name="Default" office:value-type="string" calcext:value-type="string">
            <text:p>dFc,r</text:p>
          </table:table-cell>
          <table:table-cell table:style-name="ce2" office:value-type="string" calcext:value-type="string">
            <text:p>dFc,s</text:p>
          </table:table-cell>
          <table:table-cell office:value-type="string" calcext:value-type="string">
            <text:p>dFc,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dFm,r</text:p>
          </table:table-cell>
          <table:table-cell table:style-name="ce2" office:value-type="string" calcext:value-type="string">
            <text:p>dFm,s</text:p>
          </table:table-cell>
          <table:table-cell office:value-type="string" calcext:value-type="string">
            <text:p>dFm,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0.051" calcext:value-type="float">
            <text:p>0.051</text:p>
          </table:table-cell>
          <table:table-cell office:value-type="float" office:value="0.967" calcext:value-type="float">
            <text:p>0.967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ce5" office:value-type="float" office:value="0.036" calcext:value-type="float">
            <text:p>0.03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0.098" calcext:value-type="float">
            <text:p>0.098</text:p>
          </table:table-cell>
          <table:table-cell office:value-type="float" office:value="1.039" calcext:value-type="float">
            <text:p>1.039</text:p>
          </table:table-cell>
          <table:table-cell table:style-name="Default" office:value-type="float" office:value="0.038" calcext:value-type="float">
            <text:p>0.038</text:p>
          </table:table-cell>
          <table:table-cell table:style-name="ce5" office:value-type="float" office:value="0.029" calcext:value-type="float">
            <text:p>0.029</text:p>
          </table:table-cell>
          <table:table-cell office:value-type="float" office:value="0.048" calcext:value-type="float">
            <text:p>0.048</text:p>
          </table:table-cell>
          <table:table-cell office:value-type="float" office:value="1.086" calcext:value-type="float">
            <text:p>1.086</text:p>
          </table:table-cell>
          <table:table-cell office:value-type="float" office:value="0.1" calcext:value-type="float">
            <text:p>0.1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7" calcext:value-type="float">
            <text:p>0.11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0.258" calcext:value-type="float">
            <text:p>0.258</text:p>
          </table:table-cell>
          <table:table-cell office:value-type="float" office:value="0.95" calcext:value-type="float">
            <text:p>0.95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ce5"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.571" calcext:value-type="float">
            <text:p>0.571</text:p>
          </table:table-cell>
          <table:table-cell office:value-type="float" office:value="0.826" calcext:value-type="float">
            <text:p>0.826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ce5"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office:value-type="float" office:value="0.806" calcext:value-type="float">
            <text:p>0.8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6" calcext:value-type="float">
            <text:p>0.06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697" calcext:value-type="float">
            <text:p>0.697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0.548" calcext:value-type="float">
            <text:p>0.548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473" calcext:value-type="float">
            <text:p>0.47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" calcext:value-type="float">
            <text:p>0.02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.21" calcext:value-type="float">
            <text:p>2.21</text:p>
          </table:table-cell>
          <table:table-cell office:value-type="float" office:value="0.387" calcext:value-type="float">
            <text:p>0.387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.98" calcext:value-type="float">
            <text:p>2.98</text:p>
          </table:table-cell>
          <table:table-cell office:value-type="float" office:value="0.282" calcext:value-type="float">
            <text:p>0.282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26" calcext:value-type="float">
            <text:p>0.2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sorted Saskatoon Data (ref 2)</text:p>
          </table:table-cell>
          <table:table-cell/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72" calcext:value-type="float">
            <text:p>0.872</text:p>
          </table:table-cell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82" calcext:value-type="float">
            <text:p>0.782</text:p>
          </table:table-cell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85" calcext:value-type="float">
            <text:p>0.785</text:p>
          </table:table-cell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9" calcext:value-type="float">
            <text:p>0.659</text:p>
          </table:table-cell>
          <table:table-cell table:style-name="Default"/>
          <table:table-cell table:style-name="ce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. Nakagawa et al., Phys. Rev. Lett. 86, 5446 (2001). JLab 3He Ref 27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Q^2 (fm^-2)</text:p>
          </table:table-cell>
          <table:table-cell table:style-name="ce7" office:value-type="string" calcext:value-type="string">
            <text:p>dsig/domega (n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arge (%)</text:p>
          </table:table-cell>
          <table:table-cell office:value-type="string" calcext:value-type="string">
            <text:p>|Fm(Q^2)|^2</text:p>
          </table:table-cell>
          <table:table-cell office:value-type="string" calcext:value-type="string">
            <text:p>+/-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5.75" calcext:value-type="float">
            <text:p>5.75</text:p>
          </table:table-cell>
          <table:table-cell table:style-name="ce4" office:value-type="float" office:value="0.181" calcext:value-type="float">
            <text:p>1.81E-001</text:p>
          </table:table-cell>
          <table:table-cell table:style-name="ce4" office:value-type="float" office:value="0.012" calcext:value-type="float">
            <text:p>1.20E-00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0.00431" calcext:value-type="float">
            <text:p>4.31E-003</text:p>
          </table:table-cell>
          <table:table-cell table:style-name="ce4" office:value-type="float" office:value="0.00034" calcext:value-type="float">
            <text:p>3.40E-00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18.8" calcext:value-type="float">
            <text:p>18.8</text:p>
          </table:table-cell>
          <table:table-cell table:style-name="ce4" office:value-type="float" office:value="0.0000355" calcext:value-type="float">
            <text:p>3.55E-005</text:p>
          </table:table-cell>
          <table:table-cell table:style-name="ce4" office:value-type="float" office:value="0.0000037" calcext:value-type="float">
            <text:p>3.70E-006</text:p>
          </table:table-cell>
          <table:table-cell office:value-type="float" office:value="86" calcext:value-type="float">
            <text:p>86</text:p>
          </table:table-cell>
          <table:table-cell table:style-name="ce4" office:value-type="float" office:value="0.0000000588" calcext:value-type="float">
            <text:p>5.88E-008</text:p>
          </table:table-cell>
          <table:table-cell table:style-name="ce4" office:value-type="float" office:value="0.000000126" calcext:value-type="float">
            <text:p>1.26E-00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21.8" calcext:value-type="float">
            <text:p>21.8</text:p>
          </table:table-cell>
          <table:table-cell table:style-name="ce4" office:value-type="float" office:value="0.0000249" calcext:value-type="float">
            <text:p>2.49E-005</text:p>
          </table:table-cell>
          <table:table-cell table:style-name="ce4" office:value-type="float" office:value="0.000003" calcext:value-type="float">
            <text:p>3.00E-006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0308" calcext:value-type="float">
            <text:p>3.08E-007</text:p>
          </table:table-cell>
          <table:table-cell table:style-name="ce4" office:value-type="float" office:value="0.00000011" calcext:value-type="float">
            <text:p>1.10E-00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36.3" calcext:value-type="float">
            <text:p>36.3</text:p>
          </table:table-cell>
          <table:table-cell table:style-name="ce4" office:value-type="float" office:value="0.00000116" calcext:value-type="float">
            <text:p>1.16E-006</text:p>
          </table:table-cell>
          <table:table-cell table:style-name="ce4" office:value-type="float" office:value="0.00000039" calcext:value-type="float">
            <text:p>3.90E-007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0.0000000367" calcext:value-type="float">
            <text:p>3.67E-008</text:p>
          </table:table-cell>
          <table:table-cell table:style-name="ce4" office:value-type="float" office:value="0.0000000188" calcext:value-type="float">
            <text:p>1.88E-00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office:value-type="float" office:value="42.6" calcext:value-type="float">
            <text:p>42.6</text:p>
          </table:table-cell>
          <table:table-cell table:style-name="ce4" office:value-type="float" office:value="0.000000284" calcext:value-type="float">
            <text:p>2.84E-007</text:p>
          </table:table-cell>
          <table:table-cell table:style-name="ce4" office:value-type="float" office:value="0.000000165" calcext:value-type="float">
            <text:p>1.65E-007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.0000000113" calcext:value-type="float">
            <text:p>1.13E-008</text:p>
          </table:table-cell>
          <table:table-cell table:style-name="ce4" office:value-type="float" office:value="0.0000000088" calcext:value-type="float">
            <text:p>8.80E-009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Structure of the He' Nucleus from Elastic Electron Scattering, Frosch, McCarthy. Phys. Rev. vol. 160 No.4, 20 Aug 1967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Q^2 (F^-2)</text:p>
          </table:table-cell>
          <table:table-cell table:style-name="ce1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Fch</text:p>
          </table:table-cell>
          <table:table-cell office:value-type="string" calcext:value-type="string">
            <text:p>+/-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2.65E-030" calcext:value-type="float">
            <text:p>2.65E-030</text:p>
          </table:table-cell>
          <table:table-cell table:style-name="ce4" office:value-type="float" office:value="1.5E-031" calcext:value-type="float">
            <text:p>1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3" calcext:value-type="float">
            <text:p>0.53</text:p>
          </table:table-cell>
          <table:table-cell table:style-name="ce4" office:value-type="float" office:value="2.36E-030" calcext:value-type="float">
            <text:p>2.36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788" calcext:value-type="float">
            <text:p>0.788</text:p>
          </table:table-cell>
          <table:table-cell office:value-type="float" office:value="0.024" calcext:value-type="float">
            <text:p>0.02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9.2E-030" calcext:value-type="float">
            <text:p>9.20E-030</text:p>
          </table:table-cell>
          <table:table-cell table:style-name="ce4" office:value-type="float" office:value="5.5E-031" calcext:value-type="float">
            <text:p>5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84.1" calcext:value-type="float">
            <text:p>84.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9.8E-031" calcext:value-type="float">
            <text:p>9.80E-031</text:p>
          </table:table-cell>
          <table:table-cell table:style-name="ce4" office:value-type="float" office:value="5.9E-032" calcext:value-type="float">
            <text:p>5.90E-032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0.019" calcext:value-type="float">
            <text:p>0.01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1.1" calcext:value-type="float">
            <text:p>41.1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1.845E-029" calcext:value-type="float">
            <text:p>1.845E-029</text:p>
          </table:table-cell>
          <table:table-cell table:style-name="ce4" office:value-type="float" office:value="1.1E-030" calcext:value-type="float">
            <text:p>1.10E-030</text:p>
          </table:table-cell>
          <table:table-cell/>
          <table:table-cell office:value-type="float" office:value="0.792" calcext:value-type="float">
            <text:p>0.792</text:p>
          </table:table-cell>
          <table:table-cell office:value-type="float" office:value="0.024" calcext:value-type="float">
            <text:p>0.02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.32E-030" calcext:value-type="float">
            <text:p>2.32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0.019" calcext:value-type="float">
            <text:p>0.01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.1" calcext:value-type="float">
            <text:p>76.1</text:p>
          </table:table-cell>
          <table:table-cell table:style-name="ce5" office:value-type="float" office:value="1.5" calcext:value-type="float">
            <text:p>1.5</text:p>
          </table:table-cell>
          <table:table-cell table:style-name="ce4" office:value-type="float" office:value="5.18E-031" calcext:value-type="float">
            <text:p>5.18E-031</text:p>
          </table:table-cell>
          <table:table-cell table:style-name="ce4" office:value-type="float" office:value="3.1E-032" calcext:value-type="float">
            <text:p>3.10E-032</text:p>
          </table:table-cell>
          <table:table-cell/>
          <table:table-cell office:value-type="float" office:value="0.492" calcext:value-type="float">
            <text:p>0.492</text:p>
          </table:table-cell>
          <table:table-cell office:value-type="float" office:value="0.015" calcext:value-type="float">
            <text:p>0.0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.23E-030" calcext:value-type="float">
            <text:p>4.23E-030</text:p>
          </table:table-cell>
          <table:table-cell table:style-name="ce4" office:value-type="float" office:value="2.5E-031" calcext:value-type="float">
            <text:p>2.50E-031</text:p>
          </table:table-cell>
          <table:table-cell/>
          <table:table-cell office:value-type="float" office:value="0.626" calcext:value-type="float">
            <text:p>0.626</text:p>
          </table:table-cell>
          <table:table-cell office:value-type="float" office:value="0.019" calcext:value-type="float">
            <text:p>0.01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58.8" calcext:value-type="float">
            <text:p>58.8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032E-030" calcext:value-type="float">
            <text:p>1.032E-030</text:p>
          </table:table-cell>
          <table:table-cell table:style-name="ce4" office:value-type="float" office:value="1.2E-032" calcext:value-type="float">
            <text:p>1.20E-032</text:p>
          </table:table-cell>
          <table:table-cell/>
          <table:table-cell office:value-type="float" office:value="0.496" calcext:value-type="float">
            <text:p>0.496</text:p>
          </table:table-cell>
          <table:table-cell office:value-type="float" office:value="0.015" calcext:value-type="float">
            <text:p>0.0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69.5" calcext:value-type="float">
            <text:p>69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.1E-031" calcext:value-type="float">
            <text:p>3.10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89.8" calcext:value-type="float">
            <text:p>89.8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.1E-032" calcext:value-type="float">
            <text:p>4.10E-032</text:p>
          </table:table-cell>
          <table:table-cell table:style-name="ce4" office:value-type="float" office:value="2.5E-033" calcext:value-type="float">
            <text:p>2.50E-033</text:p>
          </table:table-cell>
          <table:table-cell/>
          <table:table-cell office:value-type="float" office:value="0.256" calcext:value-type="float">
            <text:p>0.256</text:p>
          </table:table-cell>
          <table:table-cell office:value-type="float" office:value="0.008" calcext:value-type="float">
            <text:p>0.00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8.2" calcext:value-type="float">
            <text:p>48.2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635E-030" calcext:value-type="float">
            <text:p>1.635E-030</text:p>
          </table:table-cell>
          <table:table-cell table:style-name="ce4" office:value-type="float" office:value="9.8E-032" calcext:value-type="float">
            <text:p>9.80E-032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0.015" calcext:value-type="float">
            <text:p>0.0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56.5" calcext:value-type="float">
            <text:p>56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5.27E-031" calcext:value-type="float">
            <text:p>5.27E-031</text:p>
          </table:table-cell>
          <table:table-cell table:style-name="ce4" office:value-type="float" office:value="3.2E-032" calcext:value-type="float">
            <text:p>3.2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86" calcext:value-type="float">
            <text:p>86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1.32E-032" calcext:value-type="float">
            <text:p>1.32E-032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5" calcext:value-type="float">
            <text:p>0.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1.25E-031" calcext:value-type="float">
            <text:p>1.25E-031</text:p>
          </table:table-cell>
          <table:table-cell table:style-name="ce4" office:value-type="float" office:value="8E-033" calcext:value-type="float">
            <text:p>8.00E-033</text:p>
          </table:table-cell>
          <table:table-cell/>
          <table:table-cell office:value-type="float" office:value="0.253" calcext:value-type="float">
            <text:p>0.253</text:p>
          </table:table-cell>
          <table:table-cell office:value-type="float" office:value="0.008" calcext:value-type="float">
            <text:p>0.00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81.9" calcext:value-type="float">
            <text:p>81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4.73E-033" calcext:value-type="float">
            <text:p>4.73E-033</text:p>
          </table:table-cell>
          <table:table-cell table:style-name="ce4" office:value-type="float" office:value="3E-034" calcext:value-type="float">
            <text:p>3.00E-034</text:p>
          </table:table-cell>
          <table:table-cell/>
          <table:table-cell office:value-type="float" office:value="0.0988" calcext:value-type="float">
            <text:p>0.0988</text:p>
          </table:table-cell>
          <table:table-cell office:value-type="float" office:value="0.003" calcext:value-type="float">
            <text:p>0.00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1.077E-030" calcext:value-type="float">
            <text:p>1.077E-030</text:p>
          </table:table-cell>
          <table:table-cell table:style-name="ce4" office:value-type="float" office:value="6.7E-032" calcext:value-type="float">
            <text:p>6.70E-032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12" calcext:value-type="float">
            <text:p>0.01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60.9" calcext:value-type="float">
            <text:p>60.9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3.53E-032" calcext:value-type="float">
            <text:p>3.53E-032</text:p>
          </table:table-cell>
          <table:table-cell table:style-name="ce4" office:value-type="float" office:value="2.2E-033" calcext:value-type="float">
            <text:p>2.20E-033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78" calcext:value-type="float">
            <text:p>78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1.81E-033" calcext:value-type="float">
            <text:p>1.81E-033</text:p>
          </table:table-cell>
          <table:table-cell table:style-name="ce4" office:value-type="float" office:value="1.7E-034" calcext:value-type="float">
            <text:p>1.70E-034</text:p>
          </table:table-cell>
          <table:table-cell/>
          <table:table-cell office:value-type="float" office:value="0.0628" calcext:value-type="float">
            <text:p>0.0628</text:p>
          </table:table-cell>
          <table:table-cell office:value-type="float" office:value="0.003" calcext:value-type="float">
            <text:p>0.00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0.6" calcext:value-type="float">
            <text:p>40.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.17E-031" calcext:value-type="float">
            <text:p>3.17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0.008" calcext:value-type="float">
            <text:p>0.00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3.9" calcext:value-type="float">
            <text:p>53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.41E-032" calcext:value-type="float">
            <text:p>1.41E-032</text:p>
          </table:table-cell>
          <table:table-cell table:style-name="ce4" office:value-type="float" office:value="9E-034" calcext:value-type="float">
            <text:p>9.00E-034</text:p>
          </table:table-cell>
          <table:table-cell/>
          <table:table-cell office:value-type="float" office:value="0.0976" calcext:value-type="float">
            <text:p>0.0976</text:p>
          </table:table-cell>
          <table:table-cell office:value-type="float" office:value="0.003" calcext:value-type="float">
            <text:p>0.00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3.11E-033" calcext:value-type="float">
            <text:p>3.11E-033</text:p>
          </table:table-cell>
          <table:table-cell table:style-name="ce4" office:value-type="float" office:value="3.2E-034" calcext:value-type="float">
            <text:p>3.20E-034</text:p>
          </table:table-cell>
          <table:table-cell/>
          <table:table-cell office:value-type="float" office:value="0.0576" calcext:value-type="float">
            <text:p>0.0576</text:p>
          </table:table-cell>
          <table:table-cell office:value-type="float" office:value="0.003" calcext:value-type="float">
            <text:p>0.00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5.9" calcext:value-type="float">
            <text:p>65.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6.97E-034" calcext:value-type="float">
            <text:p>6.97E-034</text:p>
          </table:table-cell>
          <table:table-cell table:style-name="ce4" office:value-type="float" office:value="9.6E-035" calcext:value-type="float">
            <text:p>9.60E-035</text:p>
          </table:table-cell>
          <table:table-cell/>
          <table:table-cell office:value-type="float" office:value="0.0335" calcext:value-type="float">
            <text:p>0.0335</text:p>
          </table:table-cell>
          <table:table-cell office:value-type="float" office:value="0.0023" calcext:value-type="float">
            <text:p>0.002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1.3" calcext:value-type="float">
            <text:p>71.3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53E-034" calcext:value-type="float">
            <text:p>1.53E-034</text:p>
          </table:table-cell>
          <table:table-cell table:style-name="ce4" office:value-type="float" office:value="1.8E-035" calcext:value-type="float">
            <text:p>1.80E-035</text:p>
          </table:table-cell>
          <table:table-cell/>
          <table:table-cell office:value-type="float" office:value="0.0189" calcext:value-type="float">
            <text:p>0.0189</text:p>
          </table:table-cell>
          <table:table-cell office:value-type="float" office:value="0.0011" calcext:value-type="float">
            <text:p>0.001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39.1" calcext:value-type="float">
            <text:p>39.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9.76E-032" calcext:value-type="float">
            <text:p>9.76E-032</text:p>
          </table:table-cell>
          <table:table-cell table:style-name="ce4" office:value-type="float" office:value="6.2E-033" calcext:value-type="float">
            <text:p>6.20E-033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05" calcext:value-type="float">
            <text:p>0.0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57.7" calcext:value-type="float">
            <text:p>57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2.58E-034" calcext:value-type="float">
            <text:p>2.58E-034</text:p>
          </table:table-cell>
          <table:table-cell table:style-name="ce4" office:value-type="float" office:value="4.9E-035" calcext:value-type="float">
            <text:p>4.90E-03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017" calcext:value-type="float">
            <text:p>0.001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0.5" calcext:value-type="float">
            <text:p>40.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2.51E-032" calcext:value-type="float">
            <text:p>2.51E-032</text:p>
          </table:table-cell>
          <table:table-cell table:style-name="ce4" office:value-type="float" office:value="1.6E-033" calcext:value-type="float">
            <text:p>1.60E-033</text:p>
          </table:table-cell>
          <table:table-cell/>
          <table:table-cell office:value-type="float" office:value="0.0932" calcext:value-type="float">
            <text:p>0.0932</text:p>
          </table:table-cell>
          <table:table-cell office:value-type="float" office:value="0.003" calcext:value-type="float">
            <text:p>0.00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8.8" calcext:value-type="float">
            <text:p>48.8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.45E-033" calcext:value-type="float">
            <text:p>1.45E-033</text:p>
          </table:table-cell>
          <table:table-cell table:style-name="ce4" office:value-type="float" office:value="1.2E-034" calcext:value-type="float">
            <text:p>1.20E-034</text:p>
          </table:table-cell>
          <table:table-cell/>
          <table:table-cell office:value-type="float" office:value="0.0332" calcext:value-type="float">
            <text:p>0.0332</text:p>
          </table:table-cell>
          <table:table-cell office:value-type="float" office:value="0.0014" calcext:value-type="float">
            <text:p>0.001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52.7" calcext:value-type="float">
            <text:p>52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6.4E-035" calcext:value-type="float">
            <text:p>6.40E-035</text:p>
          </table:table-cell>
          <table:table-cell/>
          <table:table-cell office:value-type="float" office:value="0.0143" calcext:value-type="float">
            <text:p>0.0143</text:p>
          </table:table-cell>
          <table:table-cell office:value-type="float" office:value="0.0024" calcext:value-type="float">
            <text:p>0.002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7.7E-033" calcext:value-type="float">
            <text:p>7.70E-033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0582" calcext:value-type="float">
            <text:p>0.0582</text:p>
          </table:table-cell>
          <table:table-cell office:value-type="float" office:value="0.003" calcext:value-type="float">
            <text:p>0.00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8.5" calcext:value-type="float">
            <text:p>48.5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4.56E-034" calcext:value-type="float">
            <text:p>4.56E-034</text:p>
          </table:table-cell>
          <table:table-cell table:style-name="ce4" office:value-type="float" office:value="7.7E-035" calcext:value-type="float">
            <text:p>7.70E-035</text:p>
          </table:table-cell>
          <table:table-cell/>
          <table:table-cell office:value-type="float" office:value="0.0195" calcext:value-type="float">
            <text:p>0.0195</text:p>
          </table:table-cell>
          <table:table-cell office:value-type="float" office:value="0.0018" calcext:value-type="float">
            <text:p>0.001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2.01E-033" calcext:value-type="float">
            <text:p>2.01E-033</text:p>
          </table:table-cell>
          <table:table-cell table:style-name="ce4" office:value-type="float" office:value="1.9E-034" calcext:value-type="float">
            <text:p>1.90E-034</text:p>
          </table:table-cell>
          <table:table-cell/>
          <table:table-cell office:value-type="float" office:value="0.0301" calcext:value-type="float">
            <text:p>0.0301</text:p>
          </table:table-cell>
          <table:table-cell office:value-type="float" office:value="0.0014" calcext:value-type="float">
            <text:p>0.001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.2" calcext:value-type="float">
            <text:p>42.2</text:p>
          </table:table-cell>
          <table:table-cell table:style-name="ce5" office:value-type="float" office:value="8.1" calcext:value-type="float">
            <text:p>8.1</text:p>
          </table:table-cell>
          <table:table-cell table:style-name="ce4" office:value-type="float" office:value="4.87E-034" calcext:value-type="float">
            <text:p>4.87E-034</text:p>
          </table:table-cell>
          <table:table-cell table:style-name="ce4" office:value-type="float" office:value="5.9E-035" calcext:value-type="float">
            <text:p>5.90E-035</text:p>
          </table:table-cell>
          <table:table-cell/>
          <table:table-cell office:value-type="float" office:value="0.0175" calcext:value-type="float">
            <text:p>0.0175</text:p>
          </table:table-cell>
          <table:table-cell office:value-type="float" office:value="0.0011" calcext:value-type="float">
            <text:p>0.001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3.4" calcext:value-type="float">
            <text:p>43.4</text:p>
          </table:table-cell>
          <table:table-cell table:style-name="ce5" office:value-type="float" office:value="8.5" calcext:value-type="float">
            <text:p>8.5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3.7E-035" calcext:value-type="float">
            <text:p>3.70E-035</text:p>
          </table:table-cell>
          <table:table-cell/>
          <table:table-cell office:value-type="float" office:value="0.0118" calcext:value-type="float">
            <text:p>0.0118</text:p>
          </table:table-cell>
          <table:table-cell office:value-type="float" office:value="0.0011" calcext:value-type="float">
            <text:p>0.001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4.8" calcext:value-type="float">
            <text:p>44.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5.79E-035" calcext:value-type="float">
            <text:p>5.79E-035</text:p>
          </table:table-cell>
          <table:table-cell table:style-name="ce4" office:value-type="float" office:value="2.55E-035" calcext:value-type="float">
            <text:p>2.55E-035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0.0015" calcext:value-type="float">
            <text:p>0.00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6.2" calcext:value-type="float">
            <text:p>46.2</text:p>
          </table:table-cell>
          <table:table-cell table:style-name="ce5" office:value-type="float" office:value="9.5" calcext:value-type="float">
            <text:p>9.5</text:p>
          </table:table-cell>
          <table:table-cell table:style-name="ce4" office:value-type="float" office:value="3.35E-035" calcext:value-type="float">
            <text:p>3.35E-035</text:p>
          </table:table-cell>
          <table:table-cell table:style-name="ce4" office:value-type="float" office:value="1.28E-035" calcext:value-type="float">
            <text:p>1.28E-035</text:p>
          </table:table-cell>
          <table:table-cell/>
          <table:table-cell office:value-type="float" office:value="0.0055" calcext:value-type="float">
            <text:p>0.0055</text:p>
          </table:table-cell>
          <table:table-cell office:value-type="float" office:value="0.0011" calcext:value-type="float">
            <text:p>0.001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7.6" calcext:value-type="float">
            <text:p>47.6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9.2E-036" calcext:value-type="float">
            <text:p>9.20E-036</text:p>
          </table:table-cell>
          <table:table-cell table:style-name="ce4" office:value-type="float" office:value="7.9E-036" calcext:value-type="float">
            <text:p>7.90E-036</text:p>
          </table:table-cell>
          <table:table-cell/>
          <table:table-cell office:value-type="float" office:value="0.0031" calcext:value-type="float">
            <text:p>0.003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019" calcext:value-type="float">
            <text:p>-0.001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8.9" calcext:value-type="float">
            <text:p>48.9</text:p>
          </table:table-cell>
          <table:table-cell table:style-name="ce5" office:value-type="float" office:value="10.5" calcext:value-type="float">
            <text:p>10.5</text:p>
          </table:table-cell>
          <table:table-cell table:style-name="ce4" office:value-type="float" office:value="4.6E-036" calcext:value-type="float">
            <text:p>4.60E-036</text:p>
          </table:table-cell>
          <table:table-cell table:style-name="ce4" office:value-type="float" office:value="5.9E-036" calcext:value-type="float">
            <text:p>5.90E-036</text:p>
          </table:table-cell>
          <table:table-cell table:style-name="ce4" office:value-type="float" office:value="-4.6E-036" calcext:value-type="float">
            <text:p>-4.60E-03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9" calcext:value-type="float">
            <text:p>0.0019</text:p>
          </table:table-cell>
          <table:table-cell office:value-type="float" office:value="-0.0022" calcext:value-type="float">
            <text:p>-0.002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0.2" calcext:value-type="float">
            <text:p>50.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.43E-035" calcext:value-type="float">
            <text:p>1.43E-035</text:p>
          </table:table-cell>
          <table:table-cell table:style-name="ce4" office:value-type="float" office:value="4.9E-036" calcext:value-type="float">
            <text:p>4.90E-036</text:p>
          </table:table-cell>
          <table:table-cell/>
          <table:table-cell office:value-type="float" office:value="0.0043" calcext:value-type="float">
            <text:p>0.0043</text:p>
          </table:table-cell>
          <table:table-cell/>
          <table:table-cell office:value-type="float" office:value="0.0007" calcext:value-type="float">
            <text:p>0.000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2.9" calcext:value-type="float">
            <text:p>52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3.75E-035" calcext:value-type="float">
            <text:p>3.75E-035</text:p>
          </table:table-cell>
          <table:table-cell table:style-name="ce4" office:value-type="float" office:value="1.06E-035" calcext:value-type="float">
            <text:p>1.06E-035</text:p>
          </table:table-cell>
          <table:table-cell/>
          <table:table-cell office:value-type="float" office:value="0.0078" calcext:value-type="float">
            <text:p>0.0078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6.7" calcext:value-type="float">
            <text:p>56.7</text:p>
          </table:table-cell>
          <table:table-cell table:style-name="ce5" office:value-type="float" office:value="13.5" calcext:value-type="float">
            <text:p>13.5</text:p>
          </table:table-cell>
          <table:table-cell table:style-name="ce4" office:value-type="float" office:value="3.96E-035" calcext:value-type="float">
            <text:p>3.96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94" calcext:value-type="float">
            <text:p>0.0094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0.4" calcext:value-type="float">
            <text:p>60.4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2.68E-035" calcext:value-type="float">
            <text:p>2.68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89" calcext:value-type="float">
            <text:p>0.0089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2.8" calcext:value-type="float">
            <text:p>62.8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2.76E-035" calcext:value-type="float">
            <text:p>2.76E-035</text:p>
          </table:table-cell>
          <table:table-cell table:style-name="ce4" office:value-type="float" office:value="4.3E-036" calcext:value-type="float">
            <text:p>4.30E-036</text:p>
          </table:table-cell>
          <table:table-cell/>
          <table:table-cell office:value-type="float" office:value="0.0098" calcext:value-type="float">
            <text:p>0.0098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7.8" calcext:value-type="float">
            <text:p>67.8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float" office:value="1.35E-035" calcext:value-type="float">
            <text:p>1.35E-035</text:p>
          </table:table-cell>
          <table:table-cell table:style-name="ce4" office:value-type="float" office:value="2.7E-036" calcext:value-type="float">
            <text:p>2.70E-036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72.5" calcext:value-type="float">
            <text:p>72.5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7.2E-036" calcext:value-type="float">
            <text:p>7.20E-036</text:p>
          </table:table-cell>
          <table:table-cell table:style-name="ce4" office:value-type="float" office:value="1.9E-036" calcext:value-type="float">
            <text:p>1.90E-03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09" calcext:value-type="float">
            <text:p>0.0009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5"/>
          <table:table-cell table:style-name="ce8" office:value-type="string" calcext:value-type="string">
            <text:p>DOI: <text:a xlink:href="http://dx.doi.org/10.1016/0031-9163(65)90172-1" xlink:type="simple">10.1016/0031-9163(65)90172-1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efs 1,2 may have more 4He data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+/-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.52" calcext:value-type="float">
            <text:p>2.52</text:p>
          </table:table-cell>
          <table:table-cell office:value-type="float" office:value="0.13" calcext:value-type="float">
            <text:p>0.13</text:p>
          </table:table-cell>
          <table:table-cell table:style-name="ce5" office:value-type="float" office:value="0.0033" calcext:value-type="float">
            <text:p>0.003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025" calcext:value-type="float">
            <text:p>3.025</text:p>
          </table:table-cell>
          <table:table-cell office:value-type="float" office:value="0.0815" calcext:value-type="float">
            <text:p>0.0815</text:p>
          </table:table-cell>
          <table:table-cell table:style-name="ce5" office:value-type="float" office:value="0.0028" calcext:value-type="float">
            <text:p>0.00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.53" calcext:value-type="float">
            <text:p>3.53</text:p>
          </table:table-cell>
          <table:table-cell office:value-type="float" office:value="0.05" calcext:value-type="float">
            <text:p>0.05</text:p>
          </table:table-cell>
          <table:table-cell table:style-name="ce5" office:value-type="float" office:value="0.0018" calcext:value-type="float">
            <text:p>0.001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.034" calcext:value-type="float">
            <text:p>4.034</text:p>
          </table:table-cell>
          <table:table-cell office:value-type="float" office:value="0.0318" calcext:value-type="float">
            <text:p>0.0318</text:p>
          </table:table-cell>
          <table:table-cell table:style-name="ce5" office:value-type="float" office:value="0.00093" calcext:value-type="float">
            <text:p>0.000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.54" calcext:value-type="float">
            <text:p>4.54</text:p>
          </table:table-cell>
          <table:table-cell office:value-type="float" office:value="0.0206" calcext:value-type="float">
            <text:p>0.0206</text:p>
          </table:table-cell>
          <table:table-cell table:style-name="ce5" office:value-type="float" office:value="0.0006" calcext:value-type="float">
            <text:p>0.00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.044" calcext:value-type="float">
            <text:p>5.044</text:p>
          </table:table-cell>
          <table:table-cell office:value-type="float" office:value="0.0122" calcext:value-type="float">
            <text:p>0.0122</text:p>
          </table:table-cell>
          <table:table-cell table:style-name="ce5" office:value-type="float" office:value="0.00045" calcext:value-type="float">
            <text:p>0.0004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.544" calcext:value-type="float">
            <text:p>5.544</text:p>
          </table:table-cell>
          <table:table-cell office:value-type="float" office:value="0.00825" calcext:value-type="float">
            <text:p>0.00825</text:p>
          </table:table-cell>
          <table:table-cell table:style-name="ce5" office:value-type="float" office:value="0.00042" calcext:value-type="float">
            <text:p>0.000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.05" calcext:value-type="float">
            <text:p>6.05</text:p>
          </table:table-cell>
          <table:table-cell office:value-type="float" office:value="0.00464" calcext:value-type="float">
            <text:p>0.00464</text:p>
          </table:table-cell>
          <table:table-cell table:style-name="ce5" office:value-type="float" office:value="0.00027" calcext:value-type="float">
            <text:p>0.000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.56" calcext:value-type="float">
            <text:p>6.56</text:p>
          </table:table-cell>
          <table:table-cell office:value-type="float" office:value="0.0022" calcext:value-type="float">
            <text:p>0.0022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.05" calcext:value-type="float">
            <text:p>7.05</text:p>
          </table:table-cell>
          <table:table-cell office:value-type="float" office:value="0.00134" calcext:value-type="float">
            <text:p>0.00134</text:p>
          </table:table-cell>
          <table:table-cell table:style-name="ce5" office:value-type="float" office:value="0.000094" calcext:value-type="float">
            <text:p>0.00009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.57" calcext:value-type="float">
            <text:p>7.57</text:p>
          </table:table-cell>
          <table:table-cell office:value-type="float" office:value="0.00085" calcext:value-type="float">
            <text:p>0.00085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.07" calcext:value-type="float">
            <text:p>8.07</text:p>
          </table:table-cell>
          <table:table-cell office:value-type="float" office:value="0.000266" calcext:value-type="float">
            <text:p>0.000266</text:p>
          </table:table-cell>
          <table:table-cell table:style-name="ce5" office:value-type="float" office:value="0.000042" calcext:value-type="float">
            <text:p>0.000042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LASTIC ELECTRON SCATTERING ON 4 He AT ENERGIES BETWEEN 30 AND 59 MeV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. Erich, H. Frank, D. Haas and H. Prang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eitschrift für Physik 209, 208-218 (1968)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1" office:value-type="string" calcext:value-type="string">
            <text:p>Sig_alpha (fm^2/sr)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Error (%)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68" calcext:value-type="float">
            <text:p>3.568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35" calcext:value-type="float">
            <text:p>0.9835</text:p>
          </table:table-cell>
          <table:table-cell office:value-type="float" office:value="1.3" calcext:value-type="float">
            <text:p>1.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74" calcext:value-type="float">
            <text:p>3.574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53" calcext:value-type="float">
            <text:p>0.9853</text:p>
          </table:table-cell>
          <table:table-cell office:value-type="float" office:value="1.4" calcext:value-type="float">
            <text:p>1.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097" calcext:value-type="float">
            <text:p>1.097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521" calcext:value-type="float">
            <text:p>0.9521</text:p>
          </table:table-cell>
          <table:table-cell office:value-type="float" office:value="1.2" calcext:value-type="float">
            <text:p>1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126" calcext:value-type="float">
            <text:p>1.126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766" calcext:value-type="float">
            <text:p>0.9766</text:p>
          </table:table-cell>
          <table:table-cell office:value-type="float" office:value="1.3" calcext:value-type="float">
            <text:p>1.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04859" calcext:value-type="float">
            <text:p>0.04859</text:p>
          </table:table-cell>
          <table:table-cell office:value-type="float" office:value="30.13" calcext:value-type="float">
            <text:p>30.13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822" calcext:value-type="float">
            <text:p>3.822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636" calcext:value-type="float">
            <text:p>0.9636</text:p>
          </table:table-cell>
          <table:table-cell office:value-type="float" office:value="1.3" calcext:value-type="float">
            <text:p>1.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04868" calcext:value-type="float">
            <text:p>0.04868</text:p>
          </table:table-cell>
          <table:table-cell office:value-type="float" office:value="30.16" calcext:value-type="float">
            <text:p>30.16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749" calcext:value-type="float">
            <text:p>3.749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564" calcext:value-type="float">
            <text:p>0.956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06678" calcext:value-type="float">
            <text:p>0.06678</text:p>
          </table:table-cell>
          <table:table-cell office:value-type="float" office:value="35.35" calcext:value-type="float">
            <text:p>35.35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2718" calcext:value-type="float">
            <text:p>2.718E-003</text:p>
          </table:table-cell>
          <table:table-cell office:value-type="float" office:value="1.8" calcext:value-type="float">
            <text:p>1.8</text:p>
          </table:table-cell>
          <table:table-cell office:value-type="float" office:value="0.9454" calcext:value-type="float">
            <text:p>0.9454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06754" calcext:value-type="float">
            <text:p>0.06754</text:p>
          </table:table-cell>
          <table:table-cell office:value-type="float" office:value="39.69" calcext:value-type="float">
            <text:p>39.69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3945" calcext:value-type="float">
            <text:p>3.945E-003</text:p>
          </table:table-cell>
          <table:table-cell office:value-type="float" office:value="1.7" calcext:value-type="float">
            <text:p>1.7</text:p>
          </table:table-cell>
          <table:table-cell office:value-type="float" office:value="0.9173" calcext:value-type="float">
            <text:p>0.9173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10858" calcext:value-type="float">
            <text:p>0.10858</text:p>
          </table:table-cell>
          <table:table-cell office:value-type="float" office:value="36.3" calcext:value-type="float">
            <text:p>36.3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3977" calcext:value-type="float">
            <text:p>3.977E-004</text:p>
          </table:table-cell>
          <table:table-cell office:value-type="float" office:value="1.95" calcext:value-type="float">
            <text:p>1.95</text:p>
          </table:table-cell>
          <table:table-cell office:value-type="float" office:value="0.9028" calcext:value-type="float">
            <text:p>0.902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10898" calcext:value-type="float">
            <text:p>0.10898</text:p>
          </table:table-cell>
          <table:table-cell office:value-type="float" office:value="45.22" calcext:value-type="float">
            <text:p>45.2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61" calcext:value-type="float">
            <text:p>1.610E-003</text:p>
          </table:table-cell>
          <table:table-cell office:value-type="float" office:value="1.69" calcext:value-type="float">
            <text:p>1.69</text:p>
          </table:table-cell>
          <table:table-cell office:value-type="float" office:value="0.9201" calcext:value-type="float">
            <text:p>0.920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10916" calcext:value-type="float">
            <text:p>0.10916</text:p>
          </table:table-cell>
          <table:table-cell office:value-type="float" office:value="57.96" calcext:value-type="float">
            <text:p>57.96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03699" calcext:value-type="float">
            <text:p>3.699E-003</text:p>
          </table:table-cell>
          <table:table-cell office:value-type="float" office:value="1.42" calcext:value-type="float">
            <text:p>1.42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398" calcext:value-type="float">
            <text:p>6.398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8863" calcext:value-type="float">
            <text:p>0.8863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532" calcext:value-type="float">
            <text:p>6.532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9049" calcext:value-type="float">
            <text:p>0.9049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05" calcext:value-type="float">
            <text:p>8.705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897" calcext:value-type="float">
            <text:p>0.8897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12" calcext:value-type="float">
            <text:p>8.712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905" calcext:value-type="float">
            <text:p>0.8905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27" calcext:value-type="float">
            <text:p>2.027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945" calcext:value-type="float">
            <text:p>0.8945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06" calcext:value-type="float">
            <text:p>2.006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855" calcext:value-type="float">
            <text:p>0.8855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13307" calcext:value-type="float">
            <text:p>0.13307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47" calcext:value-type="float">
            <text:p>1.247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731" calcext:value-type="float">
            <text:p>0.8731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13317" calcext:value-type="float">
            <text:p>0.13317</text:p>
          </table:table-cell>
          <table:table-cell office:value-type="float" office:value="50.02" calcext:value-type="float">
            <text:p>50.0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68" calcext:value-type="float">
            <text:p>1.268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881" calcext:value-type="float">
            <text:p>0.8881</text:p>
          </table:table-cell>
          <table:table-cell office:value-type="float" office:value="1.2" calcext:value-type="float">
            <text:p>1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74" calcext:value-type="float">
            <text:p>5.474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64" calcext:value-type="float">
            <text:p>0.8464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83" calcext:value-type="float">
            <text:p>5.383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23" calcext:value-type="float">
            <text:p>0.8323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19026" calcext:value-type="float">
            <text:p>0.19026</text:p>
          </table:table-cell>
          <table:table-cell office:value-type="float" office:value="54.75" calcext:value-type="float">
            <text:p>54.75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28" calcext:value-type="float">
            <text:p>5.32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45" calcext:value-type="float">
            <text:p>0.8245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69" calcext:value-type="float">
            <text:p>5.469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73" calcext:value-type="float">
            <text:p>0.8473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297" calcext:value-type="float">
            <text:p>5.297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08" calcext:value-type="float">
            <text:p>0.8208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22504" calcext:value-type="float">
            <text:p>0.22504</text:p>
          </table:table-cell>
          <table:table-cell office:value-type="float" office:value="55.47" calcext:value-type="float">
            <text:p>55.47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758" calcext:value-type="float">
            <text:p>2.75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7986" calcext:value-type="float">
            <text:p>0.7986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75" calcext:value-type="float">
            <text:p>2.875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42" calcext:value-type="float">
            <text:p>0.8342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48" calcext:value-type="float">
            <text:p>2.84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63" calcext:value-type="float">
            <text:p>0.8263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27933" calcext:value-type="float">
            <text:p>0.27933</text:p>
          </table:table-cell>
          <table:table-cell office:value-type="float" office:value="58.5" calcext:value-type="float">
            <text:p>58.5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276" calcext:value-type="float">
            <text:p>1.276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629" calcext:value-type="float">
            <text:p>0.7629</text:p>
          </table:table-cell>
          <table:table-cell office:value-type="float" office:value="1.8" calcext:value-type="float">
            <text:p>1.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28103" calcext:value-type="float">
            <text:p>0.28103</text:p>
          </table:table-cell>
          <table:table-cell office:value-type="float" office:value="58.68" calcext:value-type="float">
            <text:p>58.68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15" calcext:value-type="float">
            <text:p>1.315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905" calcext:value-type="float">
            <text:p>0.7905</text:p>
          </table:table-cell>
          <table:table-cell office:value-type="float" office:value="1.6" calcext:value-type="float">
            <text:p>1.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28236" calcext:value-type="float">
            <text:p>0.28236</text:p>
          </table:table-cell>
          <table:table-cell office:value-type="float" office:value="58.82" calcext:value-type="float">
            <text:p>58.82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08" calcext:value-type="float">
            <text:p>1.308E-004</text:p>
          </table:table-cell>
          <table:table-cell office:value-type="float" office:value="1.52" calcext:value-type="float">
            <text:p>1.52</text:p>
          </table:table-cell>
          <table:table-cell office:value-type="float" office:value="0.7902" calcext:value-type="float">
            <text:p>0.790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ttps://jeffersonlablib.on.worldcat.org/oclc/4607556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://catalog.crl.edu/search/o?SEARCH=4607556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A.V. Gunten, thesis, lnst.f.Kemphysik, TH Darmstadt (1982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mroun 1994 ref 9 ref 5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Triton form factor from 0.29 to 1.00 fm^-2. Beck, Asai. Phys. Rev. C Vol. 125 No.3 March 198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table:style-name="Default" office:value-type="string" calcext:value-type="string">
            <text:p>Angle (deg.)</text:p>
          </table:table-cell>
          <table:table-cell table:style-name="ce2" office:value-type="string" calcext:value-type="string">
            <text:p>dsig/domega (u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G_E</text:p>
          </table:table-cell>
          <table:table-cell office:value-type="string" calcext:value-type="string">
            <text:p>+/-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29" calcext:value-type="float">
            <text:p>0.29</text:p>
          </table:table-cell>
          <table:table-cell office:value-type="float" office:value="77.2" calcext:value-type="float">
            <text:p>77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4.52" calcext:value-type="float">
            <text:p>4.52</text:p>
          </table:table-cell>
          <table:table-cell office:value-type="float" office:value="0.03" calcext:value-type="float">
            <text:p>0.0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63" calcext:value-type="float">
            <text:p>0.06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386" calcext:value-type="float">
            <text:p>0.386</text:p>
          </table:table-cell>
          <table:table-cell office:value-type="float" office:value="89.4" calcext:value-type="float">
            <text:p>89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3.3" calcext:value-type="float">
            <text:p>3.3</text:p>
          </table:table-cell>
          <table:table-cell office:value-type="float" office:value="0.03" calcext:value-type="float">
            <text:p>0.03</text:p>
          </table:table-cell>
          <table:table-cell office:value-type="float" office:value="0.863" calcext:value-type="float">
            <text:p>0.863</text:p>
          </table:table-cell>
          <table:table-cell office:value-type="float" office:value="0.055" calcext:value-type="float">
            <text:p>0.05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96.8" calcext:value-type="float">
            <text:p>96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8" calcext:value-type="float">
            <text:p>2.28</text:p>
          </table:table-cell>
          <table:table-cell office:value-type="float" office:value="0.03" calcext:value-type="float">
            <text:p>0.03</text:p>
          </table:table-cell>
          <table:table-cell office:value-type="float" office:value="0.769" calcext:value-type="float">
            <text:p>0.769</text:p>
          </table:table-cell>
          <table:table-cell office:value-type="float" office:value="0.069" calcext:value-type="float">
            <text:p>0.06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481" calcext:value-type="float">
            <text:p>0.481</text:p>
          </table:table-cell>
          <table:table-cell office:value-type="float" office:value="100.2" calcext:value-type="float">
            <text:p>100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6" calcext:value-type="float">
            <text:p>2.26</text:p>
          </table:table-cell>
          <table:table-cell office:value-type="float" office:value="0.02" calcext:value-type="float">
            <text:p>0.02</text:p>
          </table:table-cell>
          <table:table-cell office:value-type="float" office:value="0.784" calcext:value-type="float">
            <text:p>0.784</text:p>
          </table:table-cell>
          <table:table-cell office:value-type="float" office:value="0.062" calcext:value-type="float">
            <text:p>0.06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12.4" calcext:value-type="float">
            <text:p>112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87" calcext:value-type="float">
            <text:p>1.87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058" calcext:value-type="float">
            <text:p>0.05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119" calcext:value-type="float">
            <text:p>11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7" calcext:value-type="float">
            <text:p>1.7</text:p>
          </table:table-cell>
          <table:table-cell office:value-type="float" office:value="0.01" calcext:value-type="float">
            <text:p>0.01</text:p>
          </table:table-cell>
          <table:table-cell office:value-type="float" office:value="0.789" calcext:value-type="float">
            <text:p>0.789</text:p>
          </table:table-cell>
          <table:table-cell office:value-type="float" office:value="0.033" calcext:value-type="float">
            <text:p>0.03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775" calcext:value-type="float">
            <text:p>0.775</text:p>
          </table:table-cell>
          <table:table-cell office:value-type="float" office:value="128.4" calcext:value-type="float">
            <text:p>128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43" calcext:value-type="float">
            <text:p>1.43</text:p>
          </table:table-cell>
          <table:table-cell office:value-type="float" office:value="0.02" calcext:value-type="float">
            <text:p>0.02</text:p>
          </table:table-cell>
          <table:table-cell office:value-type="float" office:value="0.769" calcext:value-type="float">
            <text:p>0.769</text:p>
          </table:table-cell>
          <table:table-cell office:value-type="float" office:value="0.073" calcext:value-type="float">
            <text:p>0.07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134.7" calcext:value-type="float">
            <text:p>134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24" calcext:value-type="float">
            <text:p>1.24</text:p>
          </table:table-cell>
          <table:table-cell office:value-type="float" office:value="0.01" calcext:value-type="float">
            <text:p>0.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2" calcext:value-type="float">
            <text:p>0.04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38.8" calcext:value-type="float">
            <text:p>138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779" calcext:value-type="float">
            <text:p>0.779</text:p>
          </table:table-cell>
          <table:table-cell office:value-type="float" office:value="0.009" calcext:value-type="float">
            <text:p>0.009</text:p>
          </table:table-cell>
          <table:table-cell office:value-type="float" office:value="0.603" calcext:value-type="float">
            <text:p>0.603</text:p>
          </table:table-cell>
          <table:table-cell office:value-type="float" office:value="0.048" calcext:value-type="float">
            <text:p>0.04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951" calcext:value-type="float">
            <text:p>0.951</text:p>
          </table:table-cell>
          <table:table-cell office:value-type="float" office:value="142.9" calcext:value-type="float">
            <text:p>142.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953" calcext:value-type="float">
            <text:p>0.953</text:p>
          </table:table-cell>
          <table:table-cell office:value-type="float" office:value="0.009" calcext:value-type="float">
            <text:p>0.009</text:p>
          </table:table-cell>
          <table:table-cell office:value-type="float" office:value="0.682" calcext:value-type="float">
            <text:p>0.682</text:p>
          </table:table-cell>
          <table:table-cell office:value-type="float" office:value="0.044" calcext:value-type="float">
            <text:p>0.0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6.7" calcext:value-type="float">
            <text:p>146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659" calcext:value-type="float">
            <text:p>0.659</text:p>
          </table:table-cell>
          <table:table-cell office:value-type="float" office:value="0.008" calcext:value-type="float">
            <text:p>0.008</text:p>
          </table:table-cell>
          <table:table-cell office:value-type="float" office:value="0.579" calcext:value-type="float">
            <text:p>0.579</text:p>
          </table:table-cell>
          <table:table-cell office:value-type="float" office:value="0.048" calcext:value-type="float">
            <text:p>0.04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ructure of the Aplpha Particle from Elastic Electron Scattering. Frosch, Rand. 1966. Physics Letters Vol. 21 No. 5, 598-600. June 196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ay already be in Frosch 1967. Hard to tell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^2 (Exp)</text:p>
          </table:table-cell>
          <table:table-cell office:value-type="string" calcext:value-type="string">
            <text:p>+/-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634" calcext:value-type="float">
            <text:p>0.634</text:p>
          </table:table-cell>
          <table:table-cell table:style-name="ce5" office:value-type="float" office:value="0.039" calcext:value-type="float">
            <text:p>0.0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table:style-name="ce5" office:value-type="float" office:value="0.024" calcext:value-type="float">
            <text:p>0.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244" calcext:value-type="float">
            <text:p>0.244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3" calcext:value-type="float">
            <text:p>0.153</text:p>
          </table:table-cell>
          <table:table-cell table:style-name="ce5" office:value-type="float" office:value="0.009" calcext:value-type="float">
            <text:p>0.00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65" calcext:value-type="float">
            <text:p>6.50E-002</text:p>
          </table:table-cell>
          <table:table-cell office:value-type="float" office:value="0.004" calcext:value-type="float">
            <text:p>4.0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251" calcext:value-type="float">
            <text:p>2.51E-002</text:p>
          </table:table-cell>
          <table:table-cell office:value-type="float" office:value="0.0016" calcext:value-type="float">
            <text:p>1.600E-0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931" calcext:value-type="float">
            <text:p>9.31E-003</text:p>
          </table:table-cell>
          <table:table-cell office:value-type="float" office:value="0.00058" calcext:value-type="float">
            <text:p>5.80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54" calcext:value-type="float">
            <text:p>3.54E-003</text:p>
          </table:table-cell>
          <table:table-cell office:value-type="float" office:value="0.00035" calcext:value-type="float">
            <text:p>3.50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office:value-type="float" office:value="0.00011" calcext:value-type="float">
            <text:p>1.100E-0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39" calcext:value-type="float">
            <text:p>3.39E-004</text:p>
          </table:table-cell>
          <table:table-cell office:value-type="float" office:value="0.000041" calcext:value-type="float">
            <text:p>4.100E-0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081" calcext:value-type="float">
            <text:p>8.10E-005</text:p>
          </table:table-cell>
          <table:table-cell office:value-type="float" office:value="0.00002" calcext:value-type="float">
            <text:p>2.000E-0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84" calcext:value-type="float">
            <text:p>3.84E-005</text:p>
          </table:table-cell>
          <table:table-cell office:value-type="float" office:value="0.0000075" calcext:value-type="float">
            <text:p>7.500E-00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Default"/>
          <table:table-cell table:number-columns-repeated="3"/>
          <table:table-cell table:style-name="ce1" table:number-columns-repeated="1016"/>
        </table:table-row>
        <table:table-row table:style-name="ro1" table:number-rows-repeated="259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72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3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/00/0000</text:date>, <text:time style:data-style-name="N2" text:time-value="11:47:22.547481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4:23:23.658272787</meta:creation-date>
    <meta:generator>LibreOffice/4.2.8.2$Linux_X86_64 LibreOffice_project/420m0$Build-2</meta:generator>
    <dc:date>2019-04-23T12:05:06.946924544</dc:date>
    <meta:editing-duration>P22DT1H59M55S</meta:editing-duration>
    <meta:editing-cycles>183</meta:editing-cycles>
    <meta:document-statistic meta:table-count="1" meta:cell-count="4460" meta:object-count="0"/>
  </office:meta>
</office:document-meta>
</file>